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font-size="14pt" officeooo:paragraph-rsid="000a0fc0" style:font-size-asian="14pt" style:font-size-complex="14pt"/>
    </style:style>
    <style:style style:name="P2" style:family="paragraph" style:parent-style-name="Standard">
      <style:text-properties fo:font-size="14pt" officeooo:rsid="000badac" officeooo:paragraph-rsid="000a3f5e" style:font-size-asian="14pt" style:font-size-complex="14pt"/>
    </style:style>
    <style:style style:name="P3" style:family="paragraph" style:parent-style-name="Standard">
      <style:text-properties fo:font-size="14pt" fo:font-weight="bold" officeooo:rsid="0012eae3" officeooo:paragraph-rsid="000a0fc0" style:font-size-asian="14pt" style:font-weight-asian="bold" style:font-size-complex="14pt" style:font-weight-complex="bold"/>
    </style:style>
    <style:style style:name="P4" style:family="paragraph" style:parent-style-name="Standard">
      <style:text-properties fo:font-size="14pt" fo:font-weight="bold" officeooo:paragraph-rsid="000a0fc0" style:font-size-asian="14pt" style:font-weight-asian="bold" style:font-size-complex="14pt" style:font-weight-complex="bold"/>
    </style:style>
    <style:style style:name="P5" style:family="paragraph" style:parent-style-name="Standard">
      <style:text-properties fo:font-size="14pt" fo:font-weight="bold" officeooo:rsid="000373d8" officeooo:paragraph-rsid="000a3f5e" style:font-size-asian="14pt" style:font-weight-asian="bold" style:font-size-complex="14pt" style:font-weight-complex="bold"/>
    </style:style>
    <style:style style:name="P6" style:family="paragraph" style:parent-style-name="Standard">
      <style:text-properties fo:font-size="14pt" fo:font-weight="bold" officeooo:rsid="000badac" officeooo:paragraph-rsid="000a3f5e" style:font-size-asian="14pt" style:font-weight-asian="bold" style:font-size-complex="14pt" style:font-weight-complex="bold"/>
    </style:style>
    <style:style style:name="P7" style:family="paragraph" style:parent-style-name="Standard">
      <style:text-properties officeooo:paragraph-rsid="000a0fc0"/>
    </style:style>
    <style:style style:name="P8" style:family="paragraph" style:parent-style-name="Standard">
      <style:text-properties fo:font-size="12pt" officeooo:paragraph-rsid="000a3f5e" style:font-size-asian="12pt" style:font-size-complex="12pt"/>
    </style:style>
    <style:style style:name="P9" style:family="paragraph" style:parent-style-name="Standard">
      <style:text-properties officeooo:rsid="000373d8" officeooo:paragraph-rsid="000a3f5e"/>
    </style:style>
    <style:style style:name="P10" style:family="paragraph" style:parent-style-name="Standard">
      <style:text-properties style:font-name="Courier New" fo:font-size="12pt" officeooo:rsid="000badac" officeooo:paragraph-rsid="000a3f5e" style:font-size-asian="12pt" style:font-size-complex="12pt"/>
    </style:style>
    <style:style style:name="P11" style:family="paragraph" style:parent-style-name="Standard">
      <style:text-properties style:font-name="Courier New" fo:font-size="12pt" officeooo:paragraph-rsid="000a3f5e" style:font-size-asian="12pt" style:font-size-complex="12pt"/>
    </style:style>
    <style:style style:name="P12" style:family="paragraph" style:parent-style-name="Standard">
      <style:text-properties style:font-name="Courier New" fo:font-size="12pt" officeooo:rsid="000373d8" officeooo:paragraph-rsid="000a3f5e" style:font-size-asian="12pt" style:font-size-complex="12pt"/>
    </style:style>
    <style:style style:name="P13" style:family="paragraph" style:parent-style-name="Standard">
      <style:text-properties style:font-name="Courier New" fo:font-size="12pt" officeooo:paragraph-rsid="000a0fc0" style:font-size-asian="12pt" style:font-size-complex="12pt"/>
    </style:style>
    <style:style style:name="P14" style:family="paragraph" style:parent-style-name="Standard">
      <loext:graphic-properties draw:fill="none" draw:fill-color="#ffffff"/>
      <style:paragraph-properties fo:margin-left="0cm" fo:margin-right="0.259cm" fo:margin-top="0cm" fo:margin-bottom="0cm" loext:contextual-spacing="false" fo:line-height="100%" fo:text-align="start" style:justify-single-word="false" fo:orphans="2" fo:widows="2" fo:text-indent="0cm" style:auto-text-indent="false" fo:background-color="transparent" fo:padding="0cm" fo:border="none"/>
      <style:text-properties officeooo:paragraph-rsid="000a3f5e"/>
    </style:style>
    <style:style style:name="P15" style:family="paragraph" style:parent-style-name="Standard">
      <style:paragraph-properties fo:margin-left="0cm" fo:margin-right="0.758cm" fo:margin-top="0cm" fo:margin-bottom="0cm" loext:contextual-spacing="false" fo:line-height="100%" fo:text-align="justify" style:justify-single-word="false" fo:text-indent="0cm" style:auto-text-indent="false"/>
      <style:text-properties fo:color="#000000" fo:font-size="14pt" fo:font-weight="bold" officeooo:rsid="0012eae3" officeooo:paragraph-rsid="000a0fc0" style:font-size-asian="14pt" style:font-weight-asian="bold" style:font-name-complex="Times New Roman" style:font-size-complex="14pt" style:font-weight-complex="bold"/>
    </style:style>
    <style:style style:name="P16" style:family="paragraph" style:parent-style-name="Standard">
      <style:paragraph-properties fo:margin-left="0cm" fo:margin-right="0.758cm" fo:margin-top="0cm" fo:margin-bottom="0cm" loext:contextual-spacing="false" fo:line-height="100%" fo:text-align="justify" style:justify-single-word="false" fo:text-indent="0cm" style:auto-text-indent="false"/>
      <style:text-properties fo:color="#000000" fo:font-size="14pt" fo:font-weight="bold" officeooo:rsid="000373d8" officeooo:paragraph-rsid="000a3f5e" style:font-size-asian="14pt" style:font-weight-asian="bold" style:font-name-complex="Times New Roman" style:font-size-complex="14pt" style:font-weight-complex="bold"/>
    </style:style>
    <style:style style:name="P17" style:family="paragraph" style:parent-style-name="Standard">
      <style:paragraph-properties fo:margin-left="0cm" fo:margin-right="0.758cm" fo:margin-top="0cm" fo:margin-bottom="0cm" loext:contextual-spacing="false" fo:line-height="100%" fo:text-align="justify" style:justify-single-word="false" fo:text-indent="0cm" style:auto-text-indent="false"/>
      <style:text-properties fo:color="#000000" fo:font-size="14pt" fo:font-weight="bold" officeooo:rsid="000badac" officeooo:paragraph-rsid="000a3f5e" style:font-size-asian="14pt" style:font-weight-asian="bold" style:font-name-complex="Times New Roman" style:font-size-complex="14pt" style:font-weight-complex="bold"/>
    </style:style>
    <style:style style:name="P18" style:family="paragraph" style:parent-style-name="Standard">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fo:background-color="transparent" fo:padding="0cm" fo:border="none"/>
      <style:text-properties fo:font-size="14pt" officeooo:rsid="000373d8" officeooo:paragraph-rsid="000a3f5e" style:font-size-asian="14pt" style:font-size-complex="14pt"/>
    </style:style>
    <style:style style:name="P19"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officeooo:paragraph-rsid="000a0fc0" fo:background-color="transparent" style:font-name-asian="Times New Roman2" style:font-size-asian="16pt" style:font-style-asian="normal" style:font-weight-asian="bold" style:font-name-complex="Times New Roman2" style:font-size-complex="16pt"/>
    </style:style>
    <style:style style:name="P20"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officeooo:paragraph-rsid="000a0fc0" fo:background-color="transparent" style:font-name-asian="Times New Roman2" style:font-size-asian="14pt" style:font-style-asian="normal" style:font-weight-asian="bold" style:font-name-complex="Times New Roman2" style:font-size-complex="14pt"/>
    </style:style>
    <style:style style:name="P21"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officeooo:paragraph-rsid="000a0fc0" fo:background-color="transparent" style:font-name-asian="Times New Roman2" style:font-size-asian="12pt" style:font-style-asian="normal" style:font-weight-asian="normal" style:font-name-complex="Times New Roman2" style:font-size-complex="12pt"/>
    </style:style>
    <style:style style:name="P22"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fo:font-size="14pt" officeooo:paragraph-rsid="000a0fc0" style:font-size-asian="14pt" style:font-size-complex="14pt"/>
    </style:style>
    <style:style style:name="P23"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style:font-name="Courier New" fo:font-size="12pt" officeooo:paragraph-rsid="000a0fc0" style:font-size-asian="12pt" style:font-size-complex="12pt"/>
    </style:style>
    <style:style style:name="P24"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orphans="2" fo:widows="2" fo:text-indent="-0.635cm" style:auto-text-indent="false" fo:background-color="transparent" fo:padding="0cm" fo:border="none"/>
      <style:text-properties officeooo:paragraph-rsid="000a0fc0"/>
    </style:style>
    <style:style style:name="P25" style:family="paragraph" style:parent-style-name="normal">
      <loext:graphic-properties draw:fill="none" draw:fill-color="#ffffff"/>
      <style:paragraph-properties fo:margin-left="1.27cm" fo:margin-right="0.259cm" fo:margin-top="0cm" fo:margin-bottom="0cm" loext:contextual-spacing="false" fo:line-height="100%" fo:text-align="start" style:justify-single-word="false" fo:orphans="2" fo:widows="2" fo:text-indent="-0.635cm" style:auto-text-indent="false" fo:background-color="transparent" fo:padding="0cm" fo:border="none"/>
      <style:text-properties style:font-name="Courier New" fo:font-size="12pt" officeooo:paragraph-rsid="000a0fc0" style:font-size-asian="12pt" style:font-size-complex="12pt"/>
    </style:style>
    <style:style style:name="P26" style:family="paragraph" style:parent-style-name="normal">
      <style:text-properties fo:font-size="14pt" fo:font-weight="bold" officeooo:paragraph-rsid="000a3f5e" style:font-size-asian="14pt" style:font-weight-asian="bold" style:font-size-complex="14pt"/>
    </style:style>
    <style:style style:name="P27" style:family="paragraph" style:parent-style-name="normal">
      <style:paragraph-properties fo:text-align="start" style:justify-single-word="false"/>
      <style:text-properties fo:font-size="14pt" fo:font-weight="bold" officeooo:paragraph-rsid="000a3f5e" style:font-size-asian="14pt" style:font-weight-asian="bold" style:font-size-complex="14pt"/>
    </style:style>
    <style:style style:name="P28" style:family="paragraph" style:parent-style-name="normal">
      <style:text-properties fo:font-size="14pt" officeooo:paragraph-rsid="000a3f5e" style:font-size-asian="14pt" style:font-size-complex="14pt"/>
    </style:style>
    <style:style style:name="P29" style:family="paragraph" style:parent-style-name="normal">
      <style:paragraph-properties fo:text-align="start" style:justify-single-word="false"/>
      <style:text-properties fo:font-size="14pt" officeooo:paragraph-rsid="000a3f5e" style:font-size-asian="14pt" style:font-size-complex="14pt"/>
    </style:style>
    <style:style style:name="P30" style:family="paragraph" style:parent-style-name="normal">
      <style:text-properties officeooo:paragraph-rsid="000a3f5e"/>
    </style:style>
    <style:style style:name="P31" style:family="paragraph" style:parent-style-name="normal">
      <style:text-properties fo:font-size="12pt" officeooo:rsid="000badac" officeooo:paragraph-rsid="000a3f5e" style:font-size-asian="12pt" style:font-size-complex="12pt"/>
    </style:style>
    <style:style style:name="P32" style:family="paragraph" style:parent-style-name="normal">
      <style:text-properties fo:color="#000000" fo:font-size="14pt" fo:font-weight="bold" officeooo:paragraph-rsid="000a3f5e" style:font-size-asian="14pt" style:font-weight-asian="bold" style:font-size-complex="14pt"/>
    </style:style>
    <style:style style:name="P33" style:family="paragraph" style:parent-style-name="normal">
      <style:text-properties fo:font-size="13pt" fo:font-weight="bold" officeooo:paragraph-rsid="000a3f5e" style:font-size-asian="13pt" style:font-weight-asian="bold" style:font-size-complex="13pt"/>
    </style:style>
    <style:style style:name="P34" style:family="paragraph" style:parent-style-name="normal">
      <style:text-properties fo:font-weight="bold" officeooo:paragraph-rsid="000a3f5e" style:font-weight-asian="bold"/>
    </style:style>
    <style:style style:name="P35" style:family="paragraph" style:parent-style-name="normal">
      <style:paragraph-properties fo:text-align="start" style:justify-single-word="false"/>
      <style:text-properties fo:font-weight="normal" officeooo:paragraph-rsid="000a3f5e" style:font-weight-asian="normal"/>
    </style:style>
    <style:style style:name="P36" style:family="paragraph" style:parent-style-name="normal">
      <style:text-properties style:font-name="Courier New" fo:font-size="12pt" officeooo:paragraph-rsid="000a3f5e" style:font-size-asian="12pt" style:font-size-complex="12pt"/>
    </style:style>
    <style:style style:name="P37" style:family="paragraph" style:parent-style-name="normal">
      <style:paragraph-properties fo:text-align="start" style:justify-single-word="false"/>
      <style:text-properties style:font-name="Courier New" fo:font-size="12pt" officeooo:paragraph-rsid="000a3f5e" style:font-size-asian="12pt" style:font-size-complex="12pt"/>
    </style:style>
    <style:style style:name="P38" style:family="paragraph" style:parent-style-name="normal">
      <style:text-properties style:font-name="Courier New" fo:font-size="12pt" officeooo:rsid="000badac" officeooo:paragraph-rsid="000a3f5e" style:font-size-asian="12pt" style:font-size-complex="12pt"/>
    </style:style>
    <style:style style:name="P39" style:family="paragraph" style:parent-style-name="normal">
      <style:text-properties style:font-name="Courier New" fo:font-size="12pt" officeooo:paragraph-rsid="000af24e" style:font-size-asian="12pt" style:font-size-complex="12pt"/>
    </style:style>
    <style:style style:name="P40" style:family="paragraph" style:parent-style-name="normal">
      <style:text-properties style:font-name="Courier New" fo:font-size="12pt" fo:font-weight="normal" officeooo:paragraph-rsid="000a3f5e" style:font-size-asian="12pt" style:font-weight-asian="normal" style:font-size-complex="12pt"/>
    </style:style>
    <style:style style:name="P41" style:family="paragraph" style:parent-style-name="normal">
      <style:paragraph-properties fo:text-align="start" style:justify-single-word="false"/>
      <style:text-properties style:font-name="Courier New" fo:font-size="12pt" fo:font-weight="normal" officeooo:paragraph-rsid="000a3f5e" style:font-size-asian="12pt" style:font-weight-asian="normal" style:font-size-complex="12pt"/>
    </style:style>
    <style:style style:name="P42" style:family="paragraph" style:parent-style-name="normal">
      <style:paragraph-properties fo:margin-left="0cm" fo:margin-right="0.259cm" fo:margin-top="0cm" fo:margin-bottom="0cm" loext:contextual-spacing="false" fo:line-height="100%" fo:text-indent="0cm" style:auto-text-indent="false"/>
      <style:text-properties fo:color="#000000" fo:font-size="14pt" fo:font-weight="bold" officeooo:paragraph-rsid="000a0fc0" style:font-size-asian="14pt" style:font-weight-asian="bold" style:font-size-complex="14pt"/>
    </style:style>
    <style:style style:name="P43" style:family="paragraph" style:parent-style-name="normal">
      <style:paragraph-properties fo:margin-left="0cm" fo:margin-right="0.259cm" fo:margin-top="0cm" fo:margin-bottom="0cm" loext:contextual-spacing="false" fo:line-height="100%" fo:text-indent="0cm" style:auto-text-indent="false"/>
      <style:text-properties fo:font-size="14pt" officeooo:paragraph-rsid="000a0fc0" style:font-size-asian="14pt" style:font-size-complex="14pt"/>
    </style:style>
    <style:style style:name="P44" style:family="paragraph" style:parent-style-name="normal" style:master-page-name="Standard">
      <style:paragraph-properties fo:margin-left="0cm" fo:margin-right="0.259cm" fo:margin-top="0cm" fo:margin-bottom="0cm" loext:contextual-spacing="false" fo:line-height="100%" fo:text-indent="0cm" style:auto-text-indent="false" style:page-number="1"/>
      <style:text-properties fo:font-size="14pt" officeooo:paragraph-rsid="000a0fc0" style:font-size-asian="14pt" style:font-size-complex="14pt"/>
    </style:style>
    <style:style style:name="P45" style:family="paragraph" style:parent-style-name="normal" style:list-style-name="WWNum1">
      <loext:graphic-properties draw:fill="none" draw:fill-color="#ffffff"/>
      <style:paragraph-properties fo:margin-left="1.27cm" fo:margin-right="0.758cm" fo:margin-top="0cm" fo:margin-bottom="0cm" loext:contextual-spacing="false" fo:line-height="100%" fo:text-align="justify" style:justify-single-word="false" fo:keep-together="auto" fo:orphans="2" fo:widows="2" fo:text-indent="-0.635cm" style:auto-text-indent="false" fo:background-color="transparent" fo:padding="0cm" fo:border="none" fo:keep-with-next="auto"/>
      <style:text-properties fo:font-size="14pt" officeooo:paragraph-rsid="000a0fc0" style:font-size-asian="14pt" style:font-size-complex="14pt"/>
    </style:style>
    <style:style style:name="P46"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officeooo:paragraph-rsid="000a0fc0"/>
    </style:style>
    <style:style style:name="P47"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Courier" fo:font-size="10.5pt" fo:font-style="normal" style:text-underline-style="none" fo:font-weight="normal" officeooo:paragraph-rsid="000a3f5e" fo:background-color="transparent" style:font-name-asian="Courier1" style:font-size-asian="10.5pt" style:font-style-asian="normal" style:font-weight-asian="normal" style:font-name-complex="Courier1" style:font-size-complex="10.5pt"/>
    </style:style>
    <style:style style:name="P48"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officeooo:paragraph-rsid="000a3f5e" fo:background-color="transparent" style:font-name-asian="Liberation Mono1" style:font-size-asian="10pt" style:font-style-asian="normal" style:font-weight-asian="normal" style:font-name-complex="Liberation Mono1" style:font-size-complex="10pt"/>
    </style:style>
    <style:style style:name="P49"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Courier New1" fo:font-size="12pt" fo:font-style="normal" style:text-underline-style="none" officeooo:paragraph-rsid="000a3f5e" fo:background-color="transparent" style:font-name-asian="Courier New2" style:font-size-asian="12pt" style:font-style-asian="normal" style:font-name-complex="Courier New2" style:font-size-complex="12pt"/>
    </style:style>
    <style:style style:name="P50"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officeooo:paragraph-rsid="000a3f5e" fo:background-color="transparent" style:font-name-asian="Liberation Mono1" style:font-size-asian="12pt" style:font-style-asian="normal" style:font-weight-asian="normal" style:font-name-complex="Liberation Mono1" style:font-size-complex="12pt"/>
    </style:style>
    <style:style style:name="P51"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officeooo:paragraph-rsid="000a0fc0" fo:background-color="transparent" style:font-name-asian="Arial1" style:font-size-asian="12pt" style:font-style-asian="normal" style:font-weight-asian="normal" style:font-name-complex="Arial1" style:font-size-complex="12pt"/>
    </style:style>
    <style:style style:name="P52"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size="14pt" officeooo:paragraph-rsid="000a0fc0" style:font-size-asian="14pt" style:font-size-complex="14pt"/>
    </style:style>
    <style:style style:name="P53"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size="14pt" officeooo:paragraph-rsid="000a3f5e" style:font-size-asian="14pt" style:font-size-complex="14pt"/>
    </style:style>
    <style:style style:name="P54"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fo:font-size="12pt" officeooo:paragraph-rsid="000a0fc0" style:font-size-asian="12pt" style:font-size-complex="12pt"/>
    </style:style>
    <style:style style:name="P55"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size="12pt" officeooo:paragraph-rsid="000a3f5e" style:font-size-asian="12pt" style:font-size-complex="12pt"/>
    </style:style>
    <style:style style:name="P56"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fo:font-size="12pt" officeooo:rsid="000badac" officeooo:paragraph-rsid="000a3f5e" style:font-size-asian="12pt" style:font-size-complex="12pt"/>
    </style:style>
    <style:style style:name="P57"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style:font-name="Arial" fo:font-size="14pt" fo:font-weight="bold" officeooo:paragraph-rsid="000a3f5e" style:font-name-asian="Arial1" style:font-size-asian="14pt" style:font-weight-asian="bold" style:font-name-complex="Arial1" style:font-size-complex="14pt"/>
    </style:style>
    <style:style style:name="P58"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style:font-name="Courier" fo:font-size="10.5pt" fo:font-weight="bold" officeooo:paragraph-rsid="000a3f5e" style:font-name-asian="Courier1" style:font-size-asian="10.5pt" style:font-weight-asian="bold" style:font-name-complex="Courier1" style:font-size-complex="10.5pt"/>
    </style:style>
    <style:style style:name="P59"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style:font-name="Courier New" fo:font-size="12pt" officeooo:paragraph-rsid="000a3f5e" style:font-size-asian="12pt" style:font-size-complex="12pt"/>
    </style:style>
    <style:style style:name="P60"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padding="0cm" fo:border="none" fo:keep-with-next="auto"/>
      <style:text-properties style:font-name="Courier New" fo:font-size="12pt" officeooo:rsid="000373d8" officeooo:paragraph-rsid="000a3f5e" style:font-size-asian="12pt" style:font-size-complex="12pt"/>
    </style:style>
    <style:style style:name="P61"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style:font-name="Courier New" fo:font-size="12pt" officeooo:paragraph-rsid="000a0fc0" style:font-size-asian="12pt" style:font-size-complex="12pt"/>
    </style:style>
    <style:style style:name="P62"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text-properties style:font-name="Courier New" fo:font-size="12pt" officeooo:rsid="000a0fc0" officeooo:paragraph-rsid="000a0fc0" style:font-size-asian="12pt" style:font-size-complex="12pt"/>
    </style:style>
    <style:style style:name="P63"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fo:background-color="transparent" fo:padding="0cm" fo:border="none"/>
      <style:text-properties fo:font-size="12pt" officeooo:rsid="000a0fc0" officeooo:paragraph-rsid="000a0fc0" style:font-size-asian="12pt" style:font-size-complex="12pt"/>
    </style:style>
    <style:style style:name="P64"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fo:background-color="transparent" fo:padding="0cm" fo:border="none"/>
      <style:text-properties fo:font-size="12pt" officeooo:rsid="000373d8" officeooo:paragraph-rsid="000a3f5e" style:font-size-asian="12pt" style:font-size-complex="12pt"/>
    </style:style>
    <style:style style:name="P65"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size="12pt" officeooo:paragraph-rsid="000a3f5e" style:font-size-asian="12pt" style:font-size-complex="12pt"/>
    </style:style>
    <style:style style:name="P66"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fo:font-size="12pt" officeooo:rsid="000badac" officeooo:paragraph-rsid="000a3f5e" style:font-size-asian="12pt" style:font-size-complex="12pt"/>
    </style:style>
    <style:style style:name="P67"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style:font-name="Courier New" fo:font-size="12pt" officeooo:rsid="000badac" officeooo:paragraph-rsid="000a3f5e" style:font-size-asian="12pt" style:font-size-complex="12pt"/>
    </style:style>
    <style:style style:name="P68" style:family="paragraph" style:parent-style-name="normal">
      <loext:graphic-properties draw:fill="solid"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ffffff" fo:padding="0cm" fo:border="none"/>
      <style:text-properties style:font-name="Courier New" fo:font-size="12pt" officeooo:paragraph-rsid="000a3f5e" style:font-size-asian="12pt" style:font-size-complex="12pt"/>
    </style:style>
    <style:style style:name="P69"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orphans="0" fo:widows="0" fo:text-indent="0cm" style:auto-text-indent="false" fo:background-color="transparent" fo:padding="0cm" fo:border="none"/>
      <style:text-properties style:font-name="Courier New" fo:font-size="12pt" officeooo:rsid="000373d8" officeooo:paragraph-rsid="000a3f5e" style:font-size-asian="12pt" style:font-size-complex="12pt"/>
    </style:style>
    <style:style style:name="P70" style:family="paragraph" style:parent-style-name="normal" style:master-pag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style:page-number="1" fo:background-color="#ffffff" fo:padding="0cm" fo:border="none" fo:keep-with-next="auto"/>
      <style:text-properties fo:font-size="14pt" officeooo:paragraph-rsid="000a3f5e" style:font-size-asian="14pt" style:font-size-complex="14pt"/>
    </style:style>
    <style:style style:name="P71" style:family="paragraph" style:parent-style-name="normal">
      <style:paragraph-properties fo:margin-left="0cm" fo:margin-right="0.776cm" fo:margin-top="0.353cm" fo:margin-bottom="0cm" loext:contextual-spacing="false" fo:line-height="91%" fo:text-align="justify" style:justify-single-word="false" fo:orphans="0" fo:widows="0" fo:text-indent="0cm" style:auto-text-indent="false"/>
      <style:text-properties style:font-name="Times New Roman" fo:font-size="14pt" fo:font-weight="bold" officeooo:paragraph-rsid="000a0fc0" style:font-name-asian="Times New Roman2" style:font-size-asian="14pt" style:font-weight-asian="bold" style:font-name-complex="Times New Roman2" style:font-size-complex="14pt"/>
    </style:style>
    <style:style style:name="P72" style:family="paragraph" style:parent-style-name="normal">
      <style:paragraph-properties fo:margin-left="0cm" fo:margin-right="0.776cm" fo:margin-top="0.353cm" fo:margin-bottom="0cm" loext:contextual-spacing="false" fo:line-height="91%" fo:text-align="justify" style:justify-single-word="false" fo:orphans="0" fo:widows="0" fo:text-indent="0cm" style:auto-text-indent="false"/>
      <style:text-properties fo:font-size="14pt" officeooo:paragraph-rsid="000a0fc0" style:font-size-asian="14pt" style:font-size-complex="14pt"/>
    </style:style>
    <style:style style:name="P73" style:family="paragraph" style:parent-style-name="normal">
      <style:paragraph-properties fo:margin-left="0cm" fo:margin-right="0.776cm" fo:margin-top="0.353cm" fo:margin-bottom="0cm" loext:contextual-spacing="false" fo:line-height="91%" fo:text-align="justify" style:justify-single-word="false" fo:text-indent="0cm" style:auto-text-indent="false"/>
      <style:text-properties fo:font-size="14pt" officeooo:paragraph-rsid="000a3f5e" style:font-size-asian="14pt" style:font-size-complex="14pt"/>
    </style:style>
    <style:style style:name="P74" style:family="paragraph" style:parent-style-name="normal">
      <loext:graphic-properties draw:fill="solid" draw:fill-color="#ffffff"/>
      <style:paragraph-properties fo:margin-left="0cm" fo:margin-right="0.776cm" fo:margin-top="0.353cm" fo:margin-bottom="0cm" loext:contextual-spacing="false" fo:line-height="91%" fo:text-align="justify" style:justify-single-word="false" fo:text-indent="0cm" style:auto-text-indent="false" fo:background-color="#ffffff"/>
      <style:text-properties fo:font-size="14pt" officeooo:paragraph-rsid="000a3f5e" style:font-size-asian="14pt" style:font-size-complex="14pt"/>
    </style:style>
    <style:style style:name="P75" style:family="paragraph" style:parent-style-name="normal" style:master-page-name="Standard">
      <style:paragraph-properties fo:text-align="start" style:justify-single-word="false" style:page-number="1"/>
      <style:text-properties fo:font-size="14pt" officeooo:paragraph-rsid="000a3f5e" style:font-size-asian="14pt" style:font-size-complex="14pt"/>
    </style:style>
    <style:style style:name="P76" style:family="paragraph" style:parent-style-name="normal" style:master-page-name="Standard">
      <style:paragraph-properties style:page-number="1"/>
      <style:text-properties fo:font-size="14pt" officeooo:paragraph-rsid="000a3f5e" style:font-size-asian="14pt" style:font-size-complex="14pt"/>
    </style:style>
    <style:style style:name="P77" style:family="paragraph" style:parent-style-name="normal" style:master-page-name="Standard">
      <style:paragraph-properties style:page-number="1"/>
      <style:text-properties fo:font-size="14pt" officeooo:paragraph-rsid="000a3f5e" style:font-size-asian="14pt" style:font-size-complex="14pt"/>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fo:background-color="transparent" loext:char-shading-value="0" style:font-name-asian="Times New Roman2" style:font-size-asian="14pt" style:font-style-asian="normal" style:font-weight-asian="normal" style:font-name-complex="Times New Roman2" style:font-size-complex="14pt"/>
    </style:style>
    <style:style style:name="T2"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a0fc0" fo:background-color="transparent" loext:char-shading-value="0" style:font-name-asian="Times New Roman2" style:font-size-asian="14pt" style:font-style-asian="normal" style:font-weight-asian="normal" style:font-name-complex="Times New Roman2" style:font-size-complex="14pt"/>
    </style:style>
    <style:style style:name="T3"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officeooo:rsid="000a0fc0" fo:background-color="transparent" loext:char-shading-value="0" style:font-name-asian="Times New Roman2" style:font-size-asian="14pt" style:font-style-asian="normal" style:font-weight-asian="normal" style:font-name-complex="Times New Roman2" style:font-size-complex="14pt" style:font-weight-complex="bold"/>
    </style:style>
    <style:style style:name="T4" style:family="text">
      <style:text-properties fo:font-variant="normal" fo:text-transform="none" fo:color="#000000" style:text-line-through-style="none" style:text-line-through-type="none" style:text-position="0% 100%" style:font-name="Times New Roman" fo:font-style="normal" style:text-underline-style="none" fo:font-weight="normal" fo:background-color="transparent" loext:char-shading-value="0" style:font-name-asian="Times New Roman2" style:font-style-asian="normal" style:font-weight-asian="normal" style:font-name-complex="Times New Roman2"/>
    </style:style>
    <style:style style:name="T5" style:family="text">
      <style:text-properties fo:font-variant="normal" fo:text-transform="none" fo:color="#000000" style:text-line-through-style="none" style:text-line-through-type="none" style:text-position="0% 100%" style:font-name="Times New Roman" fo:font-style="normal" style:text-underline-style="none" fo:font-weight="bold" fo:background-color="transparent" loext:char-shading-value="0" style:font-name-asian="Times New Roman2" style:font-style-asian="normal" style:font-weight-asian="bold" style:font-name-complex="Times New Roman2"/>
    </style:style>
    <style:style style:name="T6" style:family="text">
      <style:text-properties fo:font-variant="normal" fo:text-transform="none" fo:color="#000000" style:text-line-through-style="none" style:text-line-through-type="none" style:text-position="0% 100%" style:font-name="Arial" fo:font-style="normal" style:text-underline-style="none" fo:font-weight="normal" fo:background-color="transparent" loext:char-shading-value="0" style:font-name-asian="Arial1" style:font-style-asian="normal" style:font-weight-asian="normal" style:font-name-complex="Arial1"/>
    </style:style>
    <style:style style:name="T7" style:family="text">
      <style:text-properties fo:font-variant="normal" fo:text-transform="none" fo:color="#000000" style:text-line-through-style="none" style:text-line-through-type="none" style:text-position="0% 100%" style:font-name="Arial" fo:font-style="normal" style:text-underline-style="none" fo:font-weight="bold" fo:background-color="transparent" loext:char-shading-value="0" style:font-name-asian="Arial1" style:font-style-asian="normal" style:font-weight-asian="bold" style:font-name-complex="Arial1"/>
    </style:style>
    <style:style style:name="T8" style:family="text">
      <style:text-properties fo:font-variant="normal" fo:text-transform="none" fo:color="#000000" style:text-line-through-style="none" style:text-line-through-type="none" style:text-position="0% 100%" fo:font-style="normal" style:text-underline-style="none" fo:font-weight="bold" fo:background-color="transparent" loext:char-shading-value="0" style:font-style-asian="normal" style:font-weight-asian="bold"/>
    </style:style>
    <style:style style:name="T9"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Times New Roman2" style:font-style-asian="normal" style:font-weight-asian="normal" style:font-name-complex="Times New Roman2"/>
    </style:style>
    <style:style style:name="T10"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Arial1" style:font-style-asian="normal" style:font-weight-asian="normal" style:font-name-complex="Arial1"/>
    </style:style>
    <style:style style:name="T11"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Courier1" style:font-style-asian="normal" style:font-weight-asian="normal" style:font-name-complex="Courier1"/>
    </style:style>
    <style:style style:name="T12"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Liberation Mono1" style:font-style-asian="normal" style:font-weight-asian="normal" style:font-name-complex="Liberation Mono1"/>
    </style:style>
    <style:style style:name="T13"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Courier New2" style:font-style-asian="normal" style:font-weight-asian="normal" style:font-name-complex="Courier New2"/>
    </style:style>
    <style:style style:name="T14" style:family="text">
      <style:text-properties fo:font-variant="normal" fo:text-transform="none" fo:color="#000000" style:text-line-through-style="none" style:text-line-through-type="none" style:text-position="0% 100%" style:font-name="Courier" fo:font-style="normal" style:text-underline-style="none" fo:font-weight="normal" fo:background-color="transparent" loext:char-shading-value="0" style:font-name-asian="Courier1" style:font-style-asian="normal" style:font-weight-asian="normal" style:font-name-complex="Courier1"/>
    </style:style>
    <style:style style:name="T15" style:family="text">
      <style:text-properties fo:font-variant="normal" fo:text-transform="none" fo:color="#000000" style:text-line-through-style="none" style:text-line-through-type="none" style:text-position="0% 100%" style:font-name="Courier" fo:font-size="12pt" fo:font-style="normal" style:text-underline-style="none" fo:font-weight="normal" officeooo:rsid="000badac" fo:background-color="transparent" loext:char-shading-value="0" style:font-name-asian="Courier1" style:font-size-asian="12pt" style:font-style-asian="normal" style:font-weight-asian="normal" style:font-name-complex="Courier1" style:font-size-complex="12pt"/>
    </style:style>
    <style:style style:name="T16" style:family="text">
      <style:text-properties fo:font-variant="normal" fo:text-transform="none" fo:color="#000000" style:text-line-through-style="none" style:text-line-through-type="none" style:text-position="0% 100%" style:font-name="Liberation Mono" fo:font-style="normal" style:text-underline-style="none" fo:font-weight="normal" fo:background-color="transparent" loext:char-shading-value="0" style:font-name-asian="Liberation Mono1" style:font-style-asian="normal" style:font-weight-asian="normal" style:font-name-complex="Liberation Mono1"/>
    </style:style>
    <style:style style:name="T17" style:family="text">
      <style:text-properties fo:font-variant="normal" fo:text-transform="none" fo:color="#000000" style:text-line-through-style="none" style:text-line-through-type="none" style:text-position="0% 100%" style:font-name="Courier New1" fo:font-style="normal" style:text-underline-style="none" fo:background-color="transparent" loext:char-shading-value="0" style:font-name-asian="Courier New2" style:font-style-asian="normal" style:font-name-complex="Courier New2"/>
    </style:style>
    <style:style style:name="T18" style:family="text">
      <style:text-properties fo:font-variant="normal" fo:text-transform="none" fo:color="#000000" style:text-line-through-style="none" style:text-line-through-type="none" style:text-position="0% 100%" style:font-name="Courier New1" fo:font-style="normal" style:text-underline-style="none" officeooo:rsid="000a3f5e" fo:background-color="transparent" loext:char-shading-value="0" style:font-name-asian="Courier New2" style:font-style-asian="normal" style:font-name-complex="Courier New2"/>
    </style:style>
    <style:style style:name="T19" style:family="text">
      <style:text-properties fo:font-variant="normal" fo:text-transform="none" fo:color="#000000" style:text-line-through-style="none" style:text-line-through-type="none" style:text-position="0% 100%" style:font-name="Courier New1" fo:font-style="normal" style:text-underline-style="none" fo:font-weight="normal" fo:background-color="transparent" loext:char-shading-value="0" style:font-name-asian="Courier New2" style:font-style-asian="normal" style:font-weight-asian="normal" style:font-name-complex="Courier New2"/>
    </style:style>
    <style:style style:name="T20" style:family="text">
      <style:text-properties fo:font-variant="normal" fo:text-transform="none" fo:color="#000000" style:text-line-through-style="none" style:text-line-through-type="none" style:text-position="0% 100%" style:font-name="Courier New1" fo:font-size="12pt" fo:font-style="normal" style:text-underline-style="none" fo:font-weight="normal" officeooo:rsid="000badac" fo:background-color="transparent" loext:char-shading-value="0" style:font-name-asian="Courier New2" style:font-size-asian="12pt" style:font-style-asian="normal" style:font-weight-asian="normal" style:font-name-complex="Courier New2" style:font-size-complex="12pt"/>
    </style:style>
    <style:style style:name="T21" style:family="text">
      <style:text-properties fo:font-variant="normal" fo:text-transform="none" fo:color="#000000" style:text-line-through-style="none" style:text-line-through-type="none" style:text-position="0% 100%" fo:font-size="14pt" fo:font-style="normal" style:text-underline-style="none" fo:font-weight="bold" fo:background-color="transparent" loext:char-shading-value="0" style:font-size-asian="14pt" style:font-style-asian="normal" style:font-weight-asian="bold" style:font-size-complex="14pt"/>
    </style:style>
    <style:style style:name="T22" style:family="text">
      <style:text-properties fo:font-variant="normal" fo:text-transform="none" fo:color="#000000" style:text-line-through-style="none" style:text-line-through-type="none" style:text-position="0% 100%" style:font-name="Courier New"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3" style:family="text">
      <style:text-properties fo:font-variant="normal" fo:text-transform="none" fo:color="#000000" style:text-line-through-style="none" style:text-line-through-type="none" style:text-position="0% 100%" style:font-name="Courier New" fo:font-size="12pt" fo:font-style="normal" style:text-underline-style="none" fo:font-weight="normal" officeooo:rsid="000a0fc0" fo:background-color="transparent" loext:char-shading-value="0" style:font-name-asian="Times New Roman2" style:font-size-asian="12pt" style:font-style-asian="normal" style:font-weight-asian="normal" style:font-name-complex="Times New Roman2" style:font-size-complex="12pt"/>
    </style:style>
    <style:style style:name="T24" style:family="text">
      <style:text-properties fo:color="#000000" fo:font-size="16pt" fo:font-weight="bold" style:font-size-asian="16pt" style:font-weight-asian="bold" style:font-size-complex="16pt"/>
    </style:style>
    <style:style style:name="T25" style:family="text">
      <style:text-properties fo:color="#000000" fo:font-weight="bold" style:font-weight-asian="bold"/>
    </style:style>
    <style:style style:name="T26" style:family="text">
      <style:text-properties fo:font-size="16pt" fo:font-weight="bold" style:font-size-asian="16pt" style:font-weight-asian="bold" style:font-size-complex="16pt"/>
    </style:style>
    <style:style style:name="T27" style:family="text">
      <style:text-properties style:font-name="Times New Roman" fo:font-weight="bold" style:font-name-asian="Times New Roman2" style:font-weight-asian="bold" style:font-name-complex="Times New Roman2"/>
    </style:style>
    <style:style style:name="T28" style:family="text">
      <style:text-properties fo:font-weight="bold" style:font-weight-asian="bold"/>
    </style:style>
    <style:style style:name="T29" style:family="text">
      <style:text-properties fo:font-weight="bold" officeooo:rsid="0012eae3" style:font-weight-asian="bold" style:font-weight-complex="bold"/>
    </style:style>
    <style:style style:name="T30" style:family="text">
      <style:text-properties fo:font-weight="bold" officeooo:rsid="000a3f5e" style:font-weight-asian="bold"/>
    </style:style>
    <style:style style:name="T31" style:family="text">
      <style:text-properties officeooo:rsid="0004e6ea"/>
    </style:style>
    <style:style style:name="T32" style:family="text">
      <style:text-properties fo:font-size="14pt" fo:font-weight="bold" style:font-size-asian="14pt" style:font-weight-asian="bold" style:font-size-complex="14pt"/>
    </style:style>
    <style:style style:name="T33" style:family="text">
      <style:text-properties fo:font-size="14pt" fo:font-weight="bold" style:font-size-asian="14pt" style:font-weight-asian="bold" style:font-size-complex="14pt" style:font-weight-complex="bold"/>
    </style:style>
    <style:style style:name="T34" style:family="text">
      <style:text-properties style:font-name="Arial" fo:font-weight="bold" style:font-name-asian="Arial1" style:font-weight-asian="bold" style:font-name-complex="Arial1"/>
    </style:style>
    <style:style style:name="T35" style:family="text">
      <style:text-properties style:text-position="super 58%"/>
    </style:style>
    <style:style style:name="T36" style:family="text">
      <style:text-properties officeooo:rsid="000a3f5e"/>
    </style:style>
    <style:style style:name="T37" style:family="text">
      <style:text-properties fo:font-weight="normal" style:font-weight-asian="normal"/>
    </style:style>
    <style:style style:name="T38" style:family="text">
      <style:text-properties style:font-name="Courier New" officeooo:rsid="000bad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25">Program 1)</text:span></text:p>
      <text:p text:style-name="P42"/>
      <text:p text:style-name="P43"><text:span text:style-name="T25">Write a Program to Use Stack operations to do the following:</text:span></text:p>
      <text:list xml:id="list1497263290" text:style-name="WWNum1">
        <text:list-item>
          <text:p text:style-name="P45"><text:span text:style-name="T5">Assign to a variable name Y the value of the third element from the top of the stack and keep the stack undisturbed.</text:span></text:p>
        </text:list-item>
        <text:list-item>
          <text:p text:style-name="P45"><text:span text:style-name="T5">Given an arbitrary integer n pop out the top n elements. A message should be displayed if an unusual condition is encountered.</text:span></text:p>
        </text:list-item>
        <text:list-item>
          <text:p text:style-name="P45"><text:span text:style-name="T5">Assign to a variable name Y the value of the third element from the bottom of the stack and keep the stack undisturbed.</text:span></text:p>
        </text:list-item>
      </text:list>
      <text:p text:style-name="P22"><text:span text:style-name="T5">(Hint: you may use a temporary stack)</text:span></text:p>
      <text:p text:style-name="P20"/>
      <text:p text:style-name="P22"><text:span text:style-name="T5">Program :</text:span></text:p>
      <text:p text:style-name="P19"/>
      <text:p text:style-name="P23"><text:span text:style-name="T9">#include &lt;stdio.h&gt;</text:span></text:p>
      <text:p text:style-name="P23"><text:span text:style-name="T9">#define SIZE 25</text:span></text:p>
      <text:p text:style-name="P21"/>
      <text:p text:style-name="P23"><text:span text:style-name="T9">struct stack</text:span></text:p>
      <text:p text:style-name="P23"><text:span text:style-name="T9">{</text:span></text:p>
      <text:p text:style-name="P23"><text:span text:style-name="T9"><text:s text:c="4"/>int top;</text:span></text:p>
      <text:p text:style-name="P23"><text:span text:style-name="T9"><text:s text:c="4"/>int data[SIZE];</text:span></text:p>
      <text:p text:style-name="P23"><text:span text:style-name="T9">};</text:span></text:p>
      <text:p text:style-name="P21"/>
      <text:p text:style-name="P23"><text:span text:style-name="T9">typedef struct stack st;</text:span></text:p>
      <text:p text:style-name="P21"/>
      <text:p text:style-name="P23"><text:span text:style-name="T9">void push(st *s, int ele)</text:span></text:p>
      <text:p text:style-name="P23"><text:span text:style-name="T9">{</text:span></text:p>
      <text:p text:style-name="P23"><text:span text:style-name="T9"><text:s text:c="4"/>if (s-&gt;top == SIZE - 1)</text:span></text:p>
      <text:p text:style-name="P23"><text:span text:style-name="T9"><text:s text:c="8"/>printf("The stack is full!\n");</text:span></text:p>
      <text:p text:style-name="P23"><text:span text:style-name="T9"><text:s text:c="4"/>else</text:span></text:p>
      <text:p text:style-name="P23"><text:span text:style-name="T9"><text:s text:c="4"/>{</text:span></text:p>
      <text:p text:style-name="P23"><text:span text:style-name="T9"><text:s text:c="8"/>s-&gt;top++;</text:span></text:p>
      <text:p text:style-name="P23"><text:span text:style-name="T9"><text:s text:c="8"/>s-&gt;data[s-&gt;top] = ele;</text:span></text:p>
      <text:p text:style-name="P23"><text:span text:style-name="T9"><text:s text:c="4"/>}</text:span></text:p>
      <text:p text:style-name="P23"><text:span text:style-name="T9">}</text:span></text:p>
      <text:p text:style-name="P21"/>
      <text:p text:style-name="P23"><text:span text:style-name="T9">int pop(st *s)</text:span></text:p>
      <text:p text:style-name="P23"><text:span text:style-name="T9">{</text:span></text:p>
      <text:p text:style-name="P21"/>
      <text:p text:style-name="P23"><text:span text:style-name="T9"><text:s text:c="4"/>if (s-&gt;top != -1)</text:span></text:p>
      <text:p text:style-name="P23"><text:span text:style-name="T9"><text:s text:c="4"/>{</text:span></text:p>
      <text:p text:style-name="P23"><text:span text:style-name="T9"><text:s text:c="8"/>return s-&gt;data[(s-&gt;top)--];</text:span></text:p>
      <text:p text:style-name="P23"><text:span text:style-name="T9"><text:s text:c="4"/>}</text:span></text:p>
      <text:p text:style-name="P23"><text:span text:style-name="T9"><text:s text:c="4"/>else</text:span></text:p>
      <text:p text:style-name="P23"><text:span text:style-name="T9"><text:s text:c="4"/>{</text:span></text:p>
      <text:p text:style-name="P23"><text:span text:style-name="T9"><text:s text:c="8"/>printf("Stack is empty!\n");</text:span></text:p>
      <text:p text:style-name="P23"><text:span text:style-name="T9"><text:s text:c="8"/>return -1;</text:span></text:p>
      <text:p text:style-name="P23"><text:span text:style-name="T9"><text:s text:c="4"/>}</text:span></text:p>
      <text:p text:style-name="P23"><text:span text:style-name="T9">}</text:span></text:p>
      <text:p text:style-name="P21"/>
      <text:p text:style-name="P23"><text:span text:style-name="T9"/></text:p>
      <text:p text:style-name="P25"><text:span text:style-name="T9"/></text:p>
      <text:p text:style-name="P25"><text:soft-page-break/><text:span text:style-name="T9">int peek(st *s)</text:span></text:p>
      <text:p text:style-name="P23"><text:span text:style-name="T9">{</text:span></text:p>
      <text:p text:style-name="P23"><text:span text:style-name="T9"><text:s text:c="4"/>if (s-&gt;top == -1)</text:span></text:p>
      <text:p text:style-name="P23"><text:span text:style-name="T9"><text:s text:c="4"/>{</text:span></text:p>
      <text:p text:style-name="P23"><text:span text:style-name="T9"><text:s text:c="8"/>printf("The stack is empty\n");</text:span></text:p>
      <text:p text:style-name="P23"><text:span text:style-name="T9"><text:s text:c="8"/>return -1;</text:span></text:p>
      <text:p text:style-name="P23"><text:span text:style-name="T9"><text:s text:c="4"/>}</text:span></text:p>
      <text:p text:style-name="P23"><text:span text:style-name="T9"><text:s text:c="4"/>else</text:span></text:p>
      <text:p text:style-name="P23"><text:span text:style-name="T9"><text:s text:c="8"/>return s-&gt;data[s-&gt;top];</text:span></text:p>
      <text:p text:style-name="P23"><text:span text:style-name="T9">}</text:span></text:p>
      <text:p text:style-name="P21"/>
      <text:p text:style-name="P23"><text:span text:style-name="T9">void display(st *s)</text:span></text:p>
      <text:p text:style-name="P23"><text:span text:style-name="T9">{</text:span></text:p>
      <text:p text:style-name="P23"><text:span text:style-name="T9"><text:s text:c="4"/>int temp;</text:span></text:p>
      <text:p text:style-name="P23"><text:span text:style-name="T9"><text:s text:c="4"/>temp = s-&gt;top;</text:span></text:p>
      <text:p text:style-name="P23"><text:span text:style-name="T9"><text:s text:c="4"/>if (s-&gt;top == -1)</text:span></text:p>
      <text:p text:style-name="P23"><text:span text:style-name="T9"><text:s text:c="8"/>printf("The stack is empty\n");</text:span></text:p>
      <text:p text:style-name="P23"><text:span text:style-name="T9"><text:s text:c="4"/>else</text:span></text:p>
      <text:p text:style-name="P23"><text:span text:style-name="T9"><text:s text:c="8"/>while (temp &gt;= 0)</text:span></text:p>
      <text:p text:style-name="P23"><text:span text:style-name="T9"><text:s text:c="8"/>{</text:span></text:p>
      <text:p text:style-name="P23"><text:span text:style-name="T9"><text:s text:c="12"/>printf("%d\n", s-&gt;data[temp]);</text:span></text:p>
      <text:p text:style-name="P23"><text:span text:style-name="T9"><text:s text:c="12"/>temp--;</text:span></text:p>
      <text:p text:style-name="P23"><text:span text:style-name="T9"><text:s text:c="8"/>}</text:span></text:p>
      <text:p text:style-name="P23"><text:span text:style-name="T9">}</text:span></text:p>
      <text:p text:style-name="P21"/>
      <text:p text:style-name="P23"><text:span text:style-name="T9">int thirdfromtop(st s)</text:span></text:p>
      <text:p text:style-name="P23"><text:span text:style-name="T9">{</text:span></text:p>
      <text:p text:style-name="P23"><text:span text:style-name="T9"><text:s text:c="4"/>int i, j;</text:span></text:p>
      <text:p text:style-name="P21"/>
      <text:p text:style-name="P23"><text:span text:style-name="T9"><text:s text:c="4"/>for (i = 0; i &lt; 2; i++)</text:span></text:p>
      <text:p text:style-name="P23"><text:span text:style-name="T9"><text:s text:c="8"/>j = pop(&amp;s);</text:span></text:p>
      <text:p text:style-name="P23"><text:span text:style-name="T9"><text:s text:c="4"/>return peek(&amp;s);</text:span></text:p>
      <text:p text:style-name="P23"><text:span text:style-name="T9">}</text:span></text:p>
      <text:p text:style-name="P21"/>
      <text:p text:style-name="P23"><text:span text:style-name="T9">int thirdfrombottom(st s, int len)</text:span></text:p>
      <text:p text:style-name="P23"><text:span text:style-name="T9">{</text:span></text:p>
      <text:p text:style-name="P23"><text:span text:style-name="T9"><text:s text:c="4"/>int i, n;</text:span></text:p>
      <text:p text:style-name="P23"><text:span text:style-name="T9"><text:s text:c="4"/>for (i = 0; i &lt; (len - 3); i++)</text:span></text:p>
      <text:p text:style-name="P23"><text:span text:style-name="T9"><text:s text:c="8"/>pop(&amp;s);</text:span></text:p>
      <text:p text:style-name="P21"/>
      <text:p text:style-name="P23"><text:span text:style-name="T9"><text:s text:c="4"/>return peek(&amp;s);</text:span></text:p>
      <text:p text:style-name="P23"><text:span text:style-name="T9">}</text:span></text:p>
      <text:p text:style-name="P21"/>
      <text:p text:style-name="P23"><text:span text:style-name="T9">int main()</text:span></text:p>
      <text:p text:style-name="P23"><text:span text:style-name="T9">{</text:span></text:p>
      <text:p text:style-name="P23"><text:span text:style-name="T9"><text:s text:c="4"/>st s;</text:span></text:p>
      <text:p text:style-name="P23"><text:span text:style-name="T9"><text:s text:c="4"/>int i, j, n, temp, y = 0;</text:span></text:p>
      <text:p text:style-name="P21"/>
      <text:p text:style-name="P23"><text:span text:style-name="T9"><text:s text:c="4"/>s.top = -1;</text:span></text:p>
      <text:p text:style-name="P21"/>
      <text:p text:style-name="P23"><text:span text:style-name="T9"><text:s/></text:span></text:p>
      <text:p text:style-name="P25"><text:span text:style-name="T9"><text:s text:c="3"/>printf("Enter the number of operations\n");</text:span></text:p>
      <text:p text:style-name="P23"><text:span text:style-name="T9"><text:s text:c="4"/>scanf("%d", &amp;n);</text:span></text:p>
      <text:p text:style-name="P21"><text:soft-page-break/></text:p>
      <text:p text:style-name="P23"><text:span text:style-name="T9"><text:s text:c="4"/>printf("1. push\n2. pop\n3. peek\n4. display\n5. 3rd element from top\n6. 3rd element from bottom\n7. pop n elements\n");</text:span></text:p>
      <text:p text:style-name="P23"><text:span text:style-name="T9"><text:s text:c="4"/>for (i = 0; i &lt; n; i++)</text:span></text:p>
      <text:p text:style-name="P23"><text:span text:style-name="T9"><text:s text:c="4"/>{</text:span></text:p>
      <text:p text:style-name="P23"><text:span text:style-name="T9"><text:s text:c="8"/>scanf("%d", &amp;j);</text:span></text:p>
      <text:p text:style-name="P23"><text:span text:style-name="T9"><text:s text:c="8"/>switch (j)</text:span></text:p>
      <text:p text:style-name="P23"><text:span text:style-name="T9"><text:s text:c="8"/>{</text:span></text:p>
      <text:p text:style-name="P23"><text:span text:style-name="T9"><text:s text:c="8"/>case 1:</text:span></text:p>
      <text:p text:style-name="P23"><text:span text:style-name="T9"><text:s text:c="12"/>scanf("%d", &amp;temp);</text:span></text:p>
      <text:p text:style-name="P23"><text:span text:style-name="T9"><text:s text:c="12"/>push(&amp;s, temp);</text:span></text:p>
      <text:p text:style-name="P23"><text:span text:style-name="T9"><text:s text:c="12"/></text:span></text:p>
      <text:p text:style-name="P23"><text:span text:style-name="T9"><text:s text:c="12"/>break;</text:span></text:p>
      <text:p text:style-name="P23"><text:span text:style-name="T9"><text:s text:c="8"/>case 2:</text:span></text:p>
      <text:p text:style-name="P23"><text:span text:style-name="T9"><text:s text:c="12"/>temp = pop(&amp;s);</text:span></text:p>
      <text:p text:style-name="P23"><text:span text:style-name="T9"><text:s text:c="12"/>if (temp != -1)</text:span></text:p>
      <text:p text:style-name="P23"><text:span text:style-name="T9"><text:s text:c="16"/>printf("the popped element is %d\n", temp);</text:span></text:p>
      <text:p text:style-name="P23"><text:span text:style-name="T9"><text:s text:c="12"/></text:span></text:p>
      <text:p text:style-name="P23"><text:span text:style-name="T9"><text:s text:c="12"/>break;</text:span></text:p>
      <text:p text:style-name="P23"><text:span text:style-name="T9"><text:s text:c="8"/>case 3:</text:span></text:p>
      <text:p text:style-name="P23"><text:span text:style-name="T9"><text:s text:c="12"/>temp = peek(&amp;s);</text:span></text:p>
      <text:p text:style-name="P23"><text:span text:style-name="T9"><text:s text:c="12"/>if (temp != -1)</text:span></text:p>
      <text:p text:style-name="P23"><text:span text:style-name="T9"><text:s text:c="16"/>printf("the element at top is %d\n", temp);</text:span></text:p>
      <text:p text:style-name="P23"><text:span text:style-name="T9"><text:s text:c="12"/>break;</text:span></text:p>
      <text:p text:style-name="P23"><text:span text:style-name="T9"><text:s text:c="8"/>case 4:</text:span></text:p>
      <text:p text:style-name="P23"><text:span text:style-name="T9"><text:s text:c="12"/>display(&amp;s);</text:span></text:p>
      <text:p text:style-name="P23"><text:span text:style-name="T9"><text:s text:c="12"/>break;</text:span></text:p>
      <text:p text:style-name="P23"><text:span text:style-name="T9"><text:s text:c="8"/>case 5:</text:span></text:p>
      <text:p text:style-name="P23"><text:span text:style-name="T9"><text:s text:c="12"/>if (s.top &gt;= 2)</text:span></text:p>
      <text:p text:style-name="P23"><text:span text:style-name="T9"><text:s text:c="12"/>{</text:span></text:p>
      <text:p text:style-name="P23"><text:span text:style-name="T9"><text:s text:c="16"/>y = thirdfromtop(s);</text:span></text:p>
      <text:p text:style-name="P23"><text:span text:style-name="T9"><text:s text:c="16"/>printf("the 3rd element from top is : %d\n", y);</text:span></text:p>
      <text:p text:style-name="P23"><text:span text:style-name="T9"><text:s text:c="12"/>}</text:span></text:p>
      <text:p text:style-name="P23"><text:span text:style-name="T9"><text:s text:c="12"/>else</text:span></text:p>
      <text:p text:style-name="P23"><text:span text:style-name="T9"><text:s text:c="12"/>{</text:span></text:p>
      <text:p text:style-name="P23"><text:span text:style-name="T9"><text:s text:c="16"/>printf("the 3rd element from top doesnt exists\n");</text:span></text:p>
      <text:p text:style-name="P23"><text:span text:style-name="T9"><text:s text:c="12"/>}</text:span></text:p>
      <text:p text:style-name="P23"><text:span text:style-name="T9"><text:s text:c="12"/>break;</text:span></text:p>
      <text:p text:style-name="P21"/>
      <text:p text:style-name="P23"><text:span text:style-name="T9"><text:s text:c="8"/>case 6:</text:span></text:p>
      <text:p text:style-name="P23"><text:span text:style-name="T9"><text:s text:c="12"/>if (s.top &gt;= 2)</text:span></text:p>
      <text:p text:style-name="P23"><text:span text:style-name="T9"><text:s text:c="12"/>{</text:span></text:p>
      <text:p text:style-name="P23"><text:span text:style-name="T9"><text:s text:c="16"/>y = thirdfrombottom(s, s.top+1);</text:span></text:p>
      <text:p text:style-name="P23"><text:span text:style-name="T9"><text:s text:c="16"/>printf("the 3rd element from bottom is : %d\n", y);</text:span></text:p>
      <text:p text:style-name="P23"><text:span text:style-name="T9"><text:s text:c="12"/>}</text:span></text:p>
      <text:p text:style-name="P23"><text:span text:style-name="T9"><text:s text:c="12"/>else</text:span></text:p>
      <text:p text:style-name="P23"><text:span text:style-name="T9"><text:s text:c="12"/>{</text:span></text:p>
      <text:p text:style-name="P23"><text:span text:style-name="T9"><text:s text:c="16"/>printf("the 3rd element from bottom doesnt exists\n");</text:span></text:p>
      <text:p text:style-name="P23"><text:soft-page-break/><text:span text:style-name="T9"><text:s text:c="12"/>}</text:span></text:p>
      <text:p text:style-name="P21"/>
      <text:p text:style-name="P23"><text:span text:style-name="T9"><text:s text:c="12"/>break;</text:span></text:p>
      <text:p text:style-name="P23"><text:span text:style-name="T9"><text:s text:c="8"/>case 7:</text:span></text:p>
      <text:p text:style-name="P23"><text:span text:style-name="T9"><text:s text:c="12"/>scanf("%d", &amp;temp);</text:span></text:p>
      <text:p text:style-name="P21"/>
      <text:p text:style-name="P23"><text:span text:style-name="T9"><text:s text:c="12"/>if (temp &lt;= s.top +1)</text:span></text:p>
      <text:p text:style-name="P23"><text:span text:style-name="T9"><text:s text:c="12"/>{</text:span></text:p>
      <text:p text:style-name="P23"><text:span text:style-name="T9"><text:s text:c="16"/>for (int i = 0; i &lt; temp; i++)</text:span></text:p>
      <text:p text:style-name="P23"><text:span text:style-name="T9"><text:s text:c="16"/>{</text:span></text:p>
      <text:p text:style-name="P23"><text:span text:style-name="T9"><text:s text:c="20"/>pop(&amp;s);</text:span></text:p>
      <text:p text:style-name="P23"><text:span text:style-name="T9"><text:s text:c="16"/>}</text:span></text:p>
      <text:p text:style-name="P23"><text:span text:style-name="T9"><text:s text:c="12"/>}</text:span></text:p>
      <text:p text:style-name="P23"><text:span text:style-name="T9"><text:s text:c="12"/>else</text:span></text:p>
      <text:p text:style-name="P23"><text:span text:style-name="T9"><text:s text:c="16"/>printf("the number of elements in the stack is less than %d\n", temp);</text:span></text:p>
      <text:p text:style-name="P23"><text:span text:style-name="T9"><text:s text:c="12"/>break;</text:span></text:p>
      <text:p text:style-name="P23"><text:span text:style-name="T9"><text:s text:c="8"/>}</text:span></text:p>
      <text:p text:style-name="P21"/>
      <text:p text:style-name="P23"><text:span text:style-name="T9"><text:s text:c="8"/></text:span></text:p>
      <text:p text:style-name="P23"><text:span text:style-name="T9"><text:s text:c="4"/>}</text:span></text:p>
      <text:p text:style-name="P23"><text:span text:style-name="T9">}</text:span></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1"><text:soft-page-break/><text:span text:style-name="T29">Program 2)</text:span></text:p>
      <text:p text:style-name="P3"/>
      <text:p text:style-name="P15">Write a C program that parses Infix arithmetic expressions to Postfix arithmetic expressions using a Stack.</text:p>
      <text:p text:style-name="P4"/>
      <text:p text:style-name="P3">Program :</text:p>
      <text:p text:style-name="P7"/>
      <text:p text:style-name="P7"/>
      <text:p text:style-name="P13">#include &lt;stdio.h&gt;</text:p>
      <text:p text:style-name="P13">#include &lt;stdlib.h&gt;</text:p>
      <text:p text:style-name="P13"/>
      <text:p text:style-name="P13">#define SIZE 50</text:p>
      <text:p text:style-name="P13">struct stack</text:p>
      <text:p text:style-name="P13">{</text:p>
      <text:p text:style-name="P13"><text:tab/>char items[SIZE];</text:p>
      <text:p text:style-name="P13"><text:tab/>int top;</text:p>
      <text:p text:style-name="P13">};</text:p>
      <text:p text:style-name="P13"/>
      <text:p text:style-name="P13">void push(struct stack *s, char x)</text:p>
      <text:p text:style-name="P13">{</text:p>
      <text:p text:style-name="P13"><text:tab/>if (s-&gt;top == (SIZE - 1))</text:p>
      <text:p text:style-name="P13"><text:tab/>{</text:p>
      <text:p text:style-name="P13"><text:tab/><text:tab/>printf("Stack Overflow\n");</text:p>
      <text:p text:style-name="P13"><text:tab/><text:tab/>exit(0);</text:p>
      <text:p text:style-name="P13"><text:tab/>}</text:p>
      <text:p text:style-name="P13"><text:tab/>s-&gt;top++;</text:p>
      <text:p text:style-name="P13"><text:tab/>s-&gt;items[s-&gt;top] = x;</text:p>
      <text:p text:style-name="P13">}</text:p>
      <text:p text:style-name="P13">char pop(struct stack *s)</text:p>
      <text:p text:style-name="P13">{</text:p>
      <text:p text:style-name="P13"><text:tab/>char x;</text:p>
      <text:p text:style-name="P13"><text:tab/>if (s-&gt;top == -1)</text:p>
      <text:p text:style-name="P13"><text:tab/>{</text:p>
      <text:p text:style-name="P13"><text:tab/><text:tab/>printf("Stack Underflow!\n");</text:p>
      <text:p text:style-name="P13"><text:tab/><text:tab/>exit(0);</text:p>
      <text:p text:style-name="P13"><text:tab/>}</text:p>
      <text:p text:style-name="P13"/>
      <text:p text:style-name="P13"><text:tab/>x = s-&gt;items[s-&gt;top];</text:p>
      <text:p text:style-name="P13"><text:tab/>s-&gt;top--;</text:p>
      <text:p text:style-name="P13"><text:tab/>return x;</text:p>
      <text:p text:style-name="P13">}</text:p>
      <text:p text:style-name="P13"/>
      <text:p text:style-name="P13">char stackTop(struct stack *s)</text:p>
      <text:p text:style-name="P13">{</text:p>
      <text:p text:style-name="P13"><text:tab/>if (s-&gt;top == -1)</text:p>
      <text:p text:style-name="P13"><text:tab/>{</text:p>
      <text:p text:style-name="P13"><text:tab/><text:tab/>printf("Underflow");</text:p>
      <text:p text:style-name="P13"><text:tab/><text:tab/>exit(0);</text:p>
      <text:p text:style-name="P13"><text:tab/>}</text:p>
      <text:p text:style-name="P13"><text:tab/>return (s-&gt;items[s-&gt;top]);</text:p>
      <text:p text:style-name="P13">}</text:p>
      <text:p text:style-name="P13"/>
      <text:p text:style-name="P13"><text:soft-page-break/>int isp(char op)</text:p>
      <text:p text:style-name="P13">{</text:p>
      <text:p text:style-name="P13"/>
      <text:p text:style-name="P13"><text:tab/>switch (op)</text:p>
      <text:p text:style-name="P13"><text:tab/>{</text:p>
      <text:p text:style-name="P13"><text:tab/>case '+':</text:p>
      <text:p text:style-name="P13"><text:tab/><text:tab/>return 1;</text:p>
      <text:p text:style-name="P13"><text:tab/>case '-':</text:p>
      <text:p text:style-name="P13"><text:tab/><text:tab/>return 1;</text:p>
      <text:p text:style-name="P13"><text:tab/>case '*':</text:p>
      <text:p text:style-name="P13"><text:tab/><text:tab/>return 2;</text:p>
      <text:p text:style-name="P13"><text:tab/>case '/':</text:p>
      <text:p text:style-name="P13"><text:tab/><text:tab/>return 2;</text:p>
      <text:p text:style-name="P13"><text:tab/>case '$':</text:p>
      <text:p text:style-name="P13"><text:tab/><text:tab/>return 3;</text:p>
      <text:p text:style-name="P13"><text:tab/>case '(':</text:p>
      <text:p text:style-name="P13"><text:tab/><text:tab/>return 0;</text:p>
      <text:p text:style-name="P13"><text:tab/>default:</text:p>
      <text:p text:style-name="P13"><text:tab/><text:tab/>printf("\nError\n");</text:p>
      <text:p text:style-name="P13"><text:tab/><text:tab/>exit(0);</text:p>
      <text:p text:style-name="P13"><text:tab/>}</text:p>
      <text:p text:style-name="P13">}</text:p>
      <text:p text:style-name="P13">int icp(char op)</text:p>
      <text:p text:style-name="P13">{</text:p>
      <text:p text:style-name="P13"/>
      <text:p text:style-name="P13"><text:tab/>switch (op)</text:p>
      <text:p text:style-name="P13"><text:tab/>{</text:p>
      <text:p text:style-name="P13"><text:tab/>case '+':</text:p>
      <text:p text:style-name="P13"><text:tab/><text:tab/>return 1;</text:p>
      <text:p text:style-name="P13"><text:tab/>case '-':</text:p>
      <text:p text:style-name="P13"><text:tab/><text:tab/>return 1;</text:p>
      <text:p text:style-name="P13"><text:tab/>case '*':</text:p>
      <text:p text:style-name="P13"><text:tab/><text:tab/>return 2;</text:p>
      <text:p text:style-name="P13"><text:tab/>case '/':</text:p>
      <text:p text:style-name="P13"><text:tab/><text:tab/>return 2;</text:p>
      <text:p text:style-name="P13"><text:tab/>case '$':</text:p>
      <text:p text:style-name="P13"><text:tab/><text:tab/>return 4;</text:p>
      <text:p text:style-name="P13"><text:tab/>case '(':</text:p>
      <text:p text:style-name="P13"><text:tab/><text:tab/>return 3;</text:p>
      <text:p text:style-name="P13"><text:tab/>default:</text:p>
      <text:p text:style-name="P13"><text:tab/><text:tab/>printf("\nError\n");</text:p>
      <text:p text:style-name="P13"><text:tab/><text:tab/>exit(0);</text:p>
      <text:p text:style-name="P13"><text:tab/>}</text:p>
      <text:p text:style-name="P13">}</text:p>
      <text:p text:style-name="P13">void infixToPostfix(char infix[], char postfix[])</text:p>
      <text:p text:style-name="P13">{</text:p>
      <text:p text:style-name="P13"/>
      <text:p text:style-name="P13"><text:tab/>int i, j;</text:p>
      <text:p text:style-name="P13"><text:tab/>char x, topsymb, symb;</text:p>
      <text:p text:style-name="P13"><text:tab/>struct stack st;</text:p>
      <text:p text:style-name="P13"><text:tab/>st.top = -1;</text:p>
      <text:p text:style-name="P13"><text:tab/>i = 0;</text:p>
      <text:p text:style-name="P13"><text:tab/>j = 0;</text:p>
      <text:p text:style-name="P13"><text:soft-page-break/><text:tab/>while (infix[i] != '\0')</text:p>
      <text:p text:style-name="P13"><text:tab/>{</text:p>
      <text:p text:style-name="P13"><text:tab/><text:tab/>symb = infix[i++];</text:p>
      <text:p text:style-name="P13"/>
      <text:p text:style-name="P11"><text:tab/><text:tab/>if ((symb &gt;= 'A' &amp;&amp; symb &lt;= 'Z') || </text:p>
      <text:p text:style-name="P11">(symb &gt;= 'a' &amp;&amp; symb &lt;= 'z'))</text:p>
      <text:p text:style-name="P13"><text:tab/><text:tab/><text:tab/>postfix[j++] = symb;</text:p>
      <text:p text:style-name="P13"><text:tab/><text:tab/>else if (symb == ')')</text:p>
      <text:p text:style-name="P13"><text:tab/><text:tab/>{</text:p>
      <text:p text:style-name="P13"><text:tab/><text:tab/><text:tab/>while (stackTop(&amp;st) != '(')</text:p>
      <text:p text:style-name="P13"><text:tab/><text:tab/><text:tab/>{</text:p>
      <text:p text:style-name="P13"><text:tab/><text:tab/><text:tab/><text:tab/>x = pop(&amp;st);</text:p>
      <text:p text:style-name="P13"><text:tab/><text:tab/><text:tab/><text:tab/>postfix[j++] = x;</text:p>
      <text:p text:style-name="P13"><text:tab/><text:tab/><text:tab/>}</text:p>
      <text:p text:style-name="P13"><text:tab/><text:tab/><text:tab/>pop(&amp;st);</text:p>
      <text:p text:style-name="P13"><text:tab/><text:tab/>}</text:p>
      <text:p text:style-name="P13"><text:tab/><text:tab/>else</text:p>
      <text:p text:style-name="P13"><text:tab/><text:tab/>{</text:p>
      <text:p text:style-name="P13"><text:tab/><text:tab/><text:tab/>while (st.top != -1)</text:p>
      <text:p text:style-name="P13"><text:tab/><text:tab/><text:tab/>{</text:p>
      <text:p text:style-name="P13"><text:tab/><text:tab/><text:tab/><text:tab/>topsymb = stackTop(&amp;st);</text:p>
      <text:p text:style-name="P13"><text:tab/><text:tab/><text:tab/><text:tab/>if (isp(topsymb) &gt;= icp(symb))</text:p>
      <text:p text:style-name="P13"><text:tab/><text:tab/><text:tab/><text:tab/>{</text:p>
      <text:p text:style-name="P13"><text:tab/><text:tab/><text:tab/><text:tab/><text:tab/>x = pop(&amp;st);</text:p>
      <text:p text:style-name="P13"><text:tab/><text:tab/><text:tab/><text:tab/><text:tab/>postfix[j++] = x;</text:p>
      <text:p text:style-name="P13"><text:tab/><text:tab/><text:tab/><text:tab/>}</text:p>
      <text:p text:style-name="P13"><text:tab/><text:tab/><text:tab/><text:tab/>else</text:p>
      <text:p text:style-name="P13"><text:tab/><text:tab/><text:tab/><text:tab/><text:tab/>break;</text:p>
      <text:p text:style-name="P13"><text:tab/><text:tab/><text:tab/>}</text:p>
      <text:p text:style-name="P13"><text:tab/><text:tab/><text:tab/>push(&amp;st, symb);</text:p>
      <text:p text:style-name="P13"><text:tab/><text:tab/>}</text:p>
      <text:p text:style-name="P13"><text:tab/>}</text:p>
      <text:p text:style-name="P13"/>
      <text:p text:style-name="P13"><text:tab/>while (st.top != -1)</text:p>
      <text:p text:style-name="P13"><text:tab/>{</text:p>
      <text:p text:style-name="P13"><text:tab/><text:tab/>x = pop(&amp;st);</text:p>
      <text:p text:style-name="P13"><text:tab/><text:tab/>postfix[j++] = x;</text:p>
      <text:p text:style-name="P13"><text:tab/>}</text:p>
      <text:p text:style-name="P13"/>
      <text:p text:style-name="P13"><text:tab/>postfix[j] = '\0';</text:p>
      <text:p text:style-name="P13">}</text:p>
      <text:p text:style-name="P13"/>
      <text:p text:style-name="P13">int main()</text:p>
      <text:p text:style-name="P13">{</text:p>
      <text:p text:style-name="P13"/>
      <text:p text:style-name="P13"><text:tab/>char infix[100], postfix[100];</text:p>
      <text:p text:style-name="P13"><text:tab/>printf("\n Infix to Postfix Conversion ");</text:p>
      <text:p text:style-name="P13"><text:tab/>printf("\nEnter the infix Expression :");</text:p>
      <text:p text:style-name="P13"><text:tab/>scanf("%s", infix);</text:p>
      <text:p text:style-name="P13"><text:tab/>infixToPostfix(infix, postfix);</text:p>
      <text:p text:style-name="P13"><text:tab/>printf("\nPostfix Expression is %s", postfix);</text:p>
      <text:p text:style-name="P13"><text:tab/>return 0;</text:p>
      <text:p text:style-name="P14"><text:span text:style-name="T23">}</text:span></text:p>
      <text:p text:style-name="P14"><text:soft-page-break/><text:span text:style-name="T21">PROGRAM 3</text:span><text:span text:style-name="T32">)</text:span></text:p>
      <text:p text:style-name="P52"/>
      <text:p text:style-name="P72"><text:span text:style-name="T27">Write a C program to simulate the working of Messaging System in which a message is placed in a circular Queue by a Message Sender, a message is removed from the circular queue by a Message Receiver, which can also display the contents of the Queue.</text:span></text:p>
      <text:p text:style-name="P71"/>
      <text:p text:style-name="P72"><text:span text:style-name="T27">Program :</text:span></text:p>
      <text:p text:style-name="P46"/>
      <text:p text:style-name="P54"/>
      <text:p text:style-name="P61"><text:span text:style-name="T10">#include&lt;stdio.h&gt;</text:span></text:p>
      <text:p text:style-name="P61"><text:span text:style-name="T10">#include&lt;stdlib.h&gt;</text:span></text:p>
      <text:p text:style-name="P61"><text:span text:style-name="T10">#include&lt;string.h&gt;</text:span></text:p>
      <text:p text:style-name="P51"/>
      <text:p text:style-name="P61"><text:span text:style-name="T10">#define SIZE 5</text:span></text:p>
      <text:p text:style-name="P61"><text:span text:style-name="T10">struct queue</text:span></text:p>
      <text:p text:style-name="P61"><text:span text:style-name="T10">{</text:span></text:p>
      <text:p text:style-name="P61"><text:span text:style-name="T10"><text:tab/>int front, rear;</text:span></text:p>
      <text:p text:style-name="P61"><text:span text:style-name="T10"><text:tab/>char data[SIZE][30];</text:span></text:p>
      <text:p text:style-name="P61"><text:span text:style-name="T10">};</text:span></text:p>
      <text:p text:style-name="P61"><text:span text:style-name="T10">typedef struct queue CQUEUE;</text:span></text:p>
      <text:p text:style-name="P51"/>
      <text:p text:style-name="P61"><text:span text:style-name="T10">void sender(CQUEUE* q, char message[])</text:span></text:p>
      <text:p text:style-name="P61"><text:span text:style-name="T10">{</text:span></text:p>
      <text:p text:style-name="P61"><text:span text:style-name="T10"><text:tab/>if (q-&gt;front == (q-&gt;rear + 1) % SIZE)</text:span></text:p>
      <text:p text:style-name="P61"><text:span text:style-name="T10"><text:tab/><text:tab/>printf("\nQueue Full");</text:span></text:p>
      <text:p text:style-name="P61"><text:span text:style-name="T10"><text:tab/>else</text:span></text:p>
      <text:p text:style-name="P61"><text:span text:style-name="T10"><text:tab/>{</text:span></text:p>
      <text:p text:style-name="P61"><text:span text:style-name="T10"><text:tab/><text:tab/>q-&gt;rear = (q-&gt;rear + 1) % SIZE;</text:span></text:p>
      <text:p text:style-name="P61"><text:span text:style-name="T10"><text:tab/><text:tab/>strcpy(q-&gt;data[q-&gt;rear], message);</text:span></text:p>
      <text:p text:style-name="P61"><text:span text:style-name="T10"><text:tab/><text:tab/>if (q-&gt;front == -1)</text:span></text:p>
      <text:p text:style-name="P61"><text:span text:style-name="T10"><text:tab/><text:tab/><text:tab/>q-&gt;front = q-&gt;front + 1;</text:span></text:p>
      <text:p text:style-name="P61"><text:span text:style-name="T10"><text:tab/>}</text:span></text:p>
      <text:p text:style-name="P61"><text:span text:style-name="T10">}</text:span></text:p>
      <text:p text:style-name="P51"/>
      <text:p text:style-name="P61"><text:span text:style-name="T10">void receiver(CQUEUE* q)</text:span></text:p>
      <text:p text:style-name="P61"><text:span text:style-name="T10">{</text:span></text:p>
      <text:p text:style-name="P61"><text:span text:style-name="T10"><text:tab/>char* del;</text:span></text:p>
      <text:p text:style-name="P61"><text:span text:style-name="T10"><text:tab/>if (q-&gt;front == -1)</text:span></text:p>
      <text:p text:style-name="P61"><text:span text:style-name="T10"><text:tab/><text:tab/>printf("\nQueue is empty");</text:span></text:p>
      <text:p text:style-name="P61"><text:span text:style-name="T10"><text:tab/>else</text:span></text:p>
      <text:p text:style-name="P61"><text:span text:style-name="T10"><text:tab/>{</text:span></text:p>
      <text:p text:style-name="P61"><text:span text:style-name="T10"><text:tab/><text:tab/>del = q-&gt;data[q-&gt;front];</text:span></text:p>
      <text:p text:style-name="P61"><text:span text:style-name="T10"><text:tab/><text:tab/>printf("\nThe message received is %s", del);</text:span></text:p>
      <text:p text:style-name="P61"><text:span text:style-name="T10"><text:tab/><text:tab/>if (q-&gt;front == q-&gt;rear)</text:span></text:p>
      <text:p text:style-name="P61"><text:soft-page-break/><text:span text:style-name="T10"><text:tab/><text:tab/>{</text:span></text:p>
      <text:p text:style-name="P61"><text:span text:style-name="T10"><text:tab/><text:tab/><text:tab/>q-&gt;front = -1;</text:span></text:p>
      <text:p text:style-name="P61"><text:span text:style-name="T10"><text:tab/><text:tab/><text:tab/>q-&gt;rear = -1;</text:span></text:p>
      <text:p text:style-name="P51"/>
      <text:p text:style-name="P61"><text:span text:style-name="T10"><text:tab/><text:tab/>}</text:span></text:p>
      <text:p text:style-name="P61"><text:span text:style-name="T10"><text:tab/><text:tab/>else</text:span></text:p>
      <text:p text:style-name="P61"><text:span text:style-name="T10"><text:tab/><text:tab/><text:tab/>q-&gt;front = (q-&gt;front + 1) % SIZE;</text:span></text:p>
      <text:p text:style-name="P61"><text:span text:style-name="T10"><text:tab/>}</text:span></text:p>
      <text:p text:style-name="P61"><text:span text:style-name="T10">}</text:span></text:p>
      <text:p text:style-name="P51"/>
      <text:p text:style-name="P61"><text:span text:style-name="T10">void display(CQUEUE q)</text:span></text:p>
      <text:p text:style-name="P61"><text:span text:style-name="T10">{</text:span></text:p>
      <text:p text:style-name="P61"><text:span text:style-name="T10"><text:tab/>int i;</text:span></text:p>
      <text:p text:style-name="P61"><text:span text:style-name="T10"><text:tab/>if (q.front == -1)</text:span></text:p>
      <text:p text:style-name="P61"><text:span text:style-name="T10"><text:tab/><text:tab/>printf("\nQueue is empty");</text:span></text:p>
      <text:p text:style-name="P61"><text:span text:style-name="T10"><text:tab/>else</text:span></text:p>
      <text:p text:style-name="P61"><text:span text:style-name="T10"><text:tab/>{</text:span></text:p>
      <text:p text:style-name="P61"><text:span text:style-name="T10"><text:tab/><text:tab/>printf("\nQueue contents are : \n");</text:span></text:p>
      <text:p text:style-name="P61"><text:span text:style-name="T10"><text:tab/><text:tab/>for (i = q.front;i != q.rear;i = (i + 1) % SIZE)</text:span></text:p>
      <text:p text:style-name="P61"><text:span text:style-name="T10"><text:tab/><text:tab/><text:tab/>printf("%s\n", q.data[i]);</text:span></text:p>
      <text:p text:style-name="P61"><text:span text:style-name="T10"><text:tab/><text:tab/>printf("%s\n", q.data[i]);</text:span></text:p>
      <text:p text:style-name="P61"><text:span text:style-name="T10"><text:tab/>}</text:span></text:p>
      <text:p text:style-name="P61"><text:span text:style-name="T10">}</text:span></text:p>
      <text:p text:style-name="P51"/>
      <text:p text:style-name="P61"><text:span text:style-name="T10">int main()</text:span></text:p>
      <text:p text:style-name="P61"><text:span text:style-name="T10">{</text:span></text:p>
      <text:p text:style-name="P61"><text:span text:style-name="T10"><text:tab/>int ch;</text:span></text:p>
      <text:p text:style-name="P61"><text:span text:style-name="T10"><text:tab/>char message[30];</text:span></text:p>
      <text:p text:style-name="P61"><text:span text:style-name="T10"><text:tab/>CQUEUE q;</text:span></text:p>
      <text:p text:style-name="P61"><text:span text:style-name="T10"><text:tab/>q.front = -1,q.rear = -1;</text:span></text:p>
      <text:p text:style-name="P61"><text:span text:style-name="T10"><text:tab/>while(1)</text:span></text:p>
      <text:p text:style-name="P61"><text:span text:style-name="T10"><text:tab/>{</text:span></text:p>
      <text:p text:style-name="P61"><text:span text:style-name="T10"><text:tab/><text:tab/>printf("\n1.Send a message");</text:span></text:p>
      <text:p text:style-name="P61"><text:span text:style-name="T10"><text:tab/><text:tab/>printf("\n2.Receive a message");</text:span></text:p>
      <text:p text:style-name="P61"><text:span text:style-name="T10"><text:tab/><text:tab/>printf("\n3.Display");</text:span></text:p>
      <text:p text:style-name="P61"><text:span text:style-name="T10"><text:tab/><text:tab/>printf("\n4.Exit");</text:span></text:p>
      <text:p text:style-name="P61"><text:span text:style-name="T10"><text:tab/><text:tab/>printf("\nEnter your choice:");</text:span></text:p>
      <text:p text:style-name="P61"><text:span text:style-name="T10"><text:tab/><text:tab/>scanf("%d", &amp;ch);</text:span></text:p>
      <text:p text:style-name="P61"><text:span text:style-name="T10"><text:tab/><text:tab/>getchar();</text:span></text:p>
      <text:p text:style-name="P61"><text:span text:style-name="T10"><text:tab/><text:tab/>switch (ch)</text:span></text:p>
      <text:p text:style-name="P61"><text:span text:style-name="T10"><text:tab/><text:tab/>{</text:span></text:p>
      <text:p text:style-name="P61"><text:span text:style-name="T10"><text:tab/><text:tab/>case 1:printf("\nEnter message to be sent:");</text:span></text:p>
      <text:p text:style-name="P61"><text:span text:style-name="T10"><text:tab/><text:tab/><text:tab/>gets(message, 30);</text:span></text:p>
      <text:p text:style-name="P61"><text:span text:style-name="T10"><text:tab/><text:tab/><text:tab/>sender(&amp;q, message);</text:span></text:p>
      <text:p text:style-name="P61"><text:span text:style-name="T10"><text:tab/><text:tab/><text:tab/>break;</text:span></text:p>
      <text:p text:style-name="P61"><text:span text:style-name="T10"><text:tab/><text:tab/>case 2:</text:span></text:p>
      <text:p text:style-name="P61"><text:soft-page-break/><text:span text:style-name="T10"><text:tab/><text:tab/><text:tab/>receiver(&amp;q);</text:span></text:p>
      <text:p text:style-name="P61"><text:span text:style-name="T10"><text:tab/><text:tab/><text:tab/>break;</text:span></text:p>
      <text:p text:style-name="P61"><text:span text:style-name="T10"><text:tab/><text:tab/>case 3:</text:span></text:p>
      <text:p text:style-name="P61"><text:span text:style-name="T10"><text:tab/><text:tab/><text:tab/>display(q);</text:span></text:p>
      <text:p text:style-name="P61"><text:span text:style-name="T10"><text:tab/><text:tab/><text:tab/>break;</text:span></text:p>
      <text:p text:style-name="P61"><text:span text:style-name="T10"><text:tab/><text:tab/>default:</text:span></text:p>
      <text:p text:style-name="P61"><text:span text:style-name="T10"><text:tab/><text:tab/><text:tab/>exit(0);</text:span></text:p>
      <text:p text:style-name="P61"><text:span text:style-name="T10"><text:tab/><text:tab/>}</text:span></text:p>
      <text:p text:style-name="P51"/>
      <text:p text:style-name="P61"><text:span text:style-name="T10"><text:tab/>}</text:span></text:p>
      <text:p text:style-name="P61"><text:span text:style-name="T10"><text:tab/>return 0;</text:span></text:p>
      <text:p text:style-name="P62"><text:span text:style-name="T10">}</text:span></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63"><text:span text:style-name="T6"/></text:p>
      <text:p text:style-name="P5"/>
      <text:p text:style-name="P5"><text:soft-page-break/>Program 4) </text:p>
      <text:p text:style-name="P5"/>
      <text:p text:style-name="P16">Implement a program to multiply two polynomials using single linked list.</text:p>
      <text:p text:style-name="P5"/>
      <text:p text:style-name="P9"><text:span text:style-name="T33">Program :</text:span></text:p>
      <text:p text:style-name="P9"/>
      <text:p text:style-name="P12">#include &lt;stdio.h&gt;</text:p>
      <text:p text:style-name="P12">#include &lt;stdlib.h&gt;</text:p>
      <text:p text:style-name="P12">#include &lt;malloc.h&gt;</text:p>
      <text:p text:style-name="P12"/>
      <text:p text:style-name="P12">struct node</text:p>
      <text:p text:style-name="P12">{</text:p>
      <text:p text:style-name="P12"><text:s text:c="8"/>int coeff;</text:p>
      <text:p text:style-name="P12"><text:s text:c="8"/>int exp;</text:p>
      <text:p text:style-name="P12"><text:s text:c="8"/>struct node *next;</text:p>
      <text:p text:style-name="P12">};</text:p>
      <text:p text:style-name="P12"/>
      <text:p text:style-name="P12">typedef struct node *NODE;</text:p>
      <text:p text:style-name="P12">NODE GetNode()</text:p>
      <text:p text:style-name="P12">{</text:p>
      <text:p text:style-name="P12"><text:s text:c="8"/>NODE p;</text:p>
      <text:p text:style-name="P12"><text:s text:c="8"/>p = (NODE)malloc(sizeof(struct node));</text:p>
      <text:p text:style-name="P12"><text:s text:c="8"/>if (p == NULL)</text:p>
      <text:p text:style-name="P12"><text:s text:c="8"/>{</text:p>
      <text:p text:style-name="P12"><text:s text:c="16"/>printf("Insufficient Memory");</text:p>
      <text:p text:style-name="P12"><text:s text:c="8"/>}</text:p>
      <text:p text:style-name="P12"><text:s text:c="8"/>p-&gt;next = NULL;</text:p>
      <text:p text:style-name="P12"/>
      <text:p text:style-name="P12"><text:s text:c="9"/><text:span text:style-name="T31">return p;</text:span></text:p>
      <text:p text:style-name="P12">}</text:p>
      <text:p text:style-name="P12"/>
      <text:p text:style-name="P12">NODE insert_last(int coeff, int exp, NODE list)</text:p>
      <text:p text:style-name="P12">{</text:p>
      <text:p text:style-name="P12"><text:s text:c="8"/>NODE temp, cur;</text:p>
      <text:p text:style-name="P12"><text:s text:c="8"/>temp = GetNode();</text:p>
      <text:p text:style-name="P12"><text:s text:c="8"/>temp-&gt;coeff = coeff;</text:p>
      <text:p text:style-name="P12"><text:s text:c="8"/>temp-&gt;exp = exp;</text:p>
      <text:p text:style-name="P12"><text:s text:c="8"/>if (list == NULL)</text:p>
      <text:p text:style-name="P12"><text:s text:c="16"/>return temp;</text:p>
      <text:p text:style-name="P12"><text:s text:c="8"/></text:p>
      <text:p text:style-name="P12"><text:s text:c="8"/>cur = list;</text:p>
      <text:p text:style-name="P12"><text:s text:c="8"/></text:p>
      <text:p text:style-name="P12"><text:s text:c="8"/>while (cur-&gt;next != NULL)</text:p>
      <text:p text:style-name="P12"><text:s text:c="8"/>{</text:p>
      <text:p text:style-name="P12"><text:s text:c="16"/>cur = cur-&gt;next;</text:p>
      <text:p text:style-name="P12"><text:s text:c="8"/>}</text:p>
      <text:p text:style-name="P12"><text:s text:c="8"/>cur-&gt;next = temp;</text:p>
      <text:p text:style-name="P12"><text:s text:c="8"/>return list;</text:p>
      <text:p text:style-name="P12">}</text:p>
      <text:p text:style-name="P12"/>
      <text:p text:style-name="P12">NODE insert_update(int coeff, int exp, NODE list)</text:p>
      <text:p text:style-name="P12">{</text:p>
      <text:p text:style-name="P12"><text:soft-page-break/><text:s text:c="8"/>NODE temp, cur, prev;</text:p>
      <text:p text:style-name="P12"><text:s text:c="8"/>int linked = 0;</text:p>
      <text:p text:style-name="P12"><text:s text:c="8"/></text:p>
      <text:p text:style-name="P12"><text:s text:c="8"/>temp = GetNode();</text:p>
      <text:p text:style-name="P12"><text:s text:c="8"/>temp-&gt;coeff = coeff;</text:p>
      <text:p text:style-name="P12"><text:s text:c="8"/>temp-&gt;exp = exp;</text:p>
      <text:p text:style-name="P12"><text:s text:c="8"/>if (list == NULL)</text:p>
      <text:p text:style-name="P12"><text:s text:c="16"/>return temp;</text:p>
      <text:p text:style-name="P12"/>
      <text:p text:style-name="P12"><text:s text:c="8"/>prev = NULL;</text:p>
      <text:p text:style-name="P12"><text:s text:c="8"/>cur = list;</text:p>
      <text:p text:style-name="P12"><text:s text:c="8"/>while (cur != NULL)</text:p>
      <text:p text:style-name="P12"><text:s text:c="8"/>{</text:p>
      <text:p text:style-name="P12"><text:s text:c="16"/>if (cur-&gt;exp == exp)</text:p>
      <text:p text:style-name="P12"><text:s text:c="16"/>{</text:p>
      <text:p text:style-name="P12"><text:s text:c="24"/>cur-&gt;coeff = cur-&gt;coeff + coeff;</text:p>
      <text:p text:style-name="P12"><text:s text:c="24"/>linked = 1;</text:p>
      <text:p text:style-name="P12"><text:s text:c="24"/>free(temp);</text:p>
      <text:p text:style-name="P12"><text:s text:c="24"/>break;</text:p>
      <text:p text:style-name="P12"><text:s text:c="16"/>}</text:p>
      <text:p text:style-name="P12"><text:s text:c="16"/>if (cur-&gt;exp &gt; exp)</text:p>
      <text:p text:style-name="P12"><text:s text:c="24"/>break;</text:p>
      <text:p text:style-name="P12"><text:s text:c="16"/>prev = cur;</text:p>
      <text:p text:style-name="P12"><text:s text:c="16"/>cur = cur-&gt;next;</text:p>
      <text:p text:style-name="P12"><text:s text:c="8"/>}</text:p>
      <text:p text:style-name="P12"/>
      <text:p text:style-name="P12"><text:s text:c="8"/>if (!linked)</text:p>
      <text:p text:style-name="P12"><text:s text:c="8"/>{</text:p>
      <text:p text:style-name="P12"><text:s text:c="16"/>if (prev == NULL)</text:p>
      <text:p text:style-name="P12"><text:s text:c="16"/>{</text:p>
      <text:p text:style-name="P12"><text:s text:c="24"/>temp-&gt;next = list;</text:p>
      <text:p text:style-name="P12"><text:s text:c="24"/>list = temp;</text:p>
      <text:p text:style-name="P12"><text:s text:c="16"/>}</text:p>
      <text:p text:style-name="P12"><text:s text:c="16"/>else</text:p>
      <text:p text:style-name="P12"><text:s text:c="16"/>{</text:p>
      <text:p text:style-name="P12"><text:s text:c="24"/>temp-&gt;next = prev-&gt;next;</text:p>
      <text:p text:style-name="P12"><text:s text:c="24"/>prev-&gt;next = temp;</text:p>
      <text:p text:style-name="P12"><text:s text:c="16"/>}</text:p>
      <text:p text:style-name="P12"><text:s text:c="8"/>}</text:p>
      <text:p text:style-name="P12"><text:s text:c="8"/>return list;</text:p>
      <text:p text:style-name="P12">}</text:p>
      <text:p text:style-name="P12">NODE mul(NODE poly1, NODE poly2)</text:p>
      <text:p text:style-name="P12">{</text:p>
      <text:p text:style-name="P12"><text:s text:c="8"/>NODE p, q;</text:p>
      <text:p text:style-name="P12"><text:s text:c="8"/>NODE result = NULL;</text:p>
      <text:p text:style-name="P12"><text:s text:c="8"/>int c, e;</text:p>
      <text:p text:style-name="P12"><text:s text:c="8"/></text:p>
      <text:p text:style-name="P12"><text:s text:c="8"/>if (poly1 == NULL || poly2 == NULL)</text:p>
      <text:p text:style-name="P12"><text:s text:c="8"/>{</text:p>
      <text:p text:style-name="P12"><text:s text:c="16"/>printf("Multiplied polynomial is a 0 degree polynomial\n");</text:p>
      <text:p text:style-name="P12"><text:s text:c="16"/>exit(0);</text:p>
      <text:p text:style-name="P12"><text:s text:c="8"/>}</text:p>
      <text:p text:style-name="P12"><text:soft-page-break/></text:p>
      <text:p text:style-name="P12"><text:s text:c="8"/>p = poly1;</text:p>
      <text:p text:style-name="P12"><text:s text:c="8"/>while (p != NULL)</text:p>
      <text:p text:style-name="P12"><text:s text:c="8"/>{</text:p>
      <text:p text:style-name="P12"><text:s text:c="16"/>q = poly2;</text:p>
      <text:p text:style-name="P12"><text:s text:c="16"/>while (q != NULL)</text:p>
      <text:p text:style-name="P12"><text:s text:c="16"/>{</text:p>
      <text:p text:style-name="P12"><text:s text:c="24"/>c = p-&gt;coeff * q-&gt;coeff;</text:p>
      <text:p text:style-name="P12"><text:s text:c="24"/>e = p-&gt;exp + q-&gt;exp;</text:p>
      <text:p text:style-name="P12"><text:s text:c="24"/>result = insert_update(c, e, result);</text:p>
      <text:p text:style-name="P12"><text:s text:c="24"/>q = q-&gt;next;</text:p>
      <text:p text:style-name="P12"><text:s text:c="16"/>}</text:p>
      <text:p text:style-name="P12"><text:s text:c="16"/>p = p-&gt;next;</text:p>
      <text:p text:style-name="P12"><text:s text:c="8"/>}</text:p>
      <text:p text:style-name="P12"><text:s text:c="8"/>return result;</text:p>
      <text:p text:style-name="P12">}</text:p>
      <text:p text:style-name="P12">void display(NODE first)</text:p>
      <text:p text:style-name="P12">{</text:p>
      <text:p text:style-name="P12"><text:s text:c="8"/>NODE p;</text:p>
      <text:p text:style-name="P12"><text:s text:c="8"/>int flag;</text:p>
      <text:p text:style-name="P12"><text:s text:c="8"/>if (first == NULL)</text:p>
      <text:p text:style-name="P12"><text:s text:c="8"/>{</text:p>
      <text:p text:style-name="P12"><text:s text:c="16"/>printf("Ploynomial doesn't exists\n");</text:p>
      <text:p text:style-name="P12"><text:s text:c="16"/>return;</text:p>
      <text:p text:style-name="P12"><text:s text:c="8"/>}</text:p>
      <text:p text:style-name="P12"><text:s text:c="8"/>p = first;</text:p>
      <text:p text:style-name="P12"><text:s text:c="8"/>flag = 0;</text:p>
      <text:p text:style-name="P12"><text:s text:c="8"/>while (p != NULL)</text:p>
      <text:p text:style-name="P12"><text:s text:c="8"/>{</text:p>
      <text:p text:style-name="P12"><text:s text:c="16"/>if (flag == 1)</text:p>
      <text:p text:style-name="P12"><text:s text:c="24"/>printf("+");</text:p>
      <text:p text:style-name="P12"><text:s text:c="16"/>printf("%dx^%d", p-&gt;coeff, p-&gt;exp);</text:p>
      <text:p text:style-name="P12"><text:s text:c="16"/>p = p-&gt;next;</text:p>
      <text:p text:style-name="P12"><text:s text:c="16"/>flag = 1;</text:p>
      <text:p text:style-name="P12"><text:s text:c="8"/>}</text:p>
      <text:p text:style-name="P12"><text:s text:c="8"/>printf("\n");</text:p>
      <text:p text:style-name="P12">}</text:p>
      <text:p text:style-name="P12">NODE readpoly(NODE list)</text:p>
      <text:p text:style-name="P12">{</text:p>
      <text:p text:style-name="P12"><text:s text:c="8"/>int i, n;</text:p>
      <text:p text:style-name="P12"><text:s text:c="8"/>int coeff;</text:p>
      <text:p text:style-name="P12"><text:s text:c="8"/>int exp;</text:p>
      <text:p text:style-name="P12"><text:s text:c="8"/>printf("Enter no. of terms: ");</text:p>
      <text:p text:style-name="P12"><text:s text:c="8"/>scanf("%d", &amp;n);</text:p>
      <text:p text:style-name="P12"><text:s text:c="8"/>for (i = 1; i &lt;= n; i++)</text:p>
      <text:p text:style-name="P12"><text:s text:c="8"/>{</text:p>
      <text:p text:style-name="P12"><text:s text:c="16"/>printf("Enter terms: %d ", i);</text:p>
      <text:p text:style-name="P12"><text:s text:c="16"/>printf("Coefficient : ");</text:p>
      <text:p text:style-name="P12"><text:s text:c="16"/>scanf("%d", &amp;coeff);</text:p>
      <text:p text:style-name="P12"><text:s text:c="16"/>printf("Exponent: ");</text:p>
      <text:p text:style-name="P12"><text:s text:c="16"/>scanf("%d", &amp;exp);</text:p>
      <text:p text:style-name="P12"><text:s text:c="16"/>list = insert_last(coeff, exp, list);</text:p>
      <text:p text:style-name="P12"><text:s text:c="8"/>}</text:p>
      <text:p text:style-name="P12"><text:soft-page-break/><text:s text:c="8"/>return list;</text:p>
      <text:p text:style-name="P12">}</text:p>
      <text:p text:style-name="P12"/>
      <text:p text:style-name="P12">int main()</text:p>
      <text:p text:style-name="P12">{</text:p>
      <text:p text:style-name="P12"><text:s text:c="8"/>NODE poly1 = NULL, poly2 = NULL, poly3 = NULL;</text:p>
      <text:p text:style-name="P12"><text:s text:c="8"/>printf("Enter 1st polynomial: ");</text:p>
      <text:p text:style-name="P12"><text:s text:c="8"/>poly1 = readpoly(poly1);</text:p>
      <text:p text:style-name="P12"><text:s text:c="8"/>printf("Enter 2nd polynomial: ");</text:p>
      <text:p text:style-name="P12"><text:s text:c="8"/>poly2 = readpoly(poly2);</text:p>
      <text:p text:style-name="P12"><text:s text:c="8"/>poly3 = mul(poly1, poly2);</text:p>
      <text:p text:style-name="P12"/>
      <text:p text:style-name="P12"><text:s text:c="8"/>printf("Polynomial 1: ");</text:p>
      <text:p text:style-name="P12"><text:s text:c="8"/>display(poly1);</text:p>
      <text:p text:style-name="P12"><text:s text:c="8"/>printf("Polynomial 2: ");</text:p>
      <text:p text:style-name="P12"><text:s text:c="8"/>display(poly2);</text:p>
      <text:p text:style-name="P12"><text:s text:c="8"/>printf("\n---------------\n");</text:p>
      <text:p text:style-name="P12"><text:s text:c="8"/>display(poly3);</text:p>
      <text:p text:style-name="P12">}</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76"><text:span text:style-name="T28">PROGRAM 5) </text:span></text:p>
      <text:p text:style-name="P26"/>
      <text:p text:style-name="P73"><text:span text:style-name="T27">Write a C program to implement addition of long positive integers using circular single linked list with header node.</text:span></text:p>
      <text:p text:style-name="P26"/>
      <text:p text:style-name="P28"><text:span text:style-name="T28">Program :</text:span></text:p>
      <text:p text:style-name="P30"/>
      <text:p text:style-name="P30"/>
      <text:p text:style-name="P36">#include&lt;stdio.h&gt;</text:p>
      <text:p text:style-name="P36">#include&lt;stdlib.h&gt;</text:p>
      <text:p text:style-name="P36">#include&lt;string.h&gt;</text:p>
      <text:p text:style-name="P36"/>
      <text:p text:style-name="P36">struct node</text:p>
      <text:p text:style-name="P36">{</text:p>
      <text:p text:style-name="P36"><text:tab/>int data;</text:p>
      <text:p text:style-name="P36"><text:tab/>struct node* next;</text:p>
      <text:p text:style-name="P36">};</text:p>
      <text:p text:style-name="P36"/>
      <text:p text:style-name="P36">typedef struct node *NODE;</text:p>
      <text:p text:style-name="P36"/>
      <text:p text:style-name="P36"/>
      <text:p text:style-name="P36">struct node *getnode()</text:p>
      <text:p text:style-name="P36">{</text:p>
      <text:p text:style-name="P36"><text:tab/>struct node *p;</text:p>
      <text:p text:style-name="P36"><text:tab/>p = (NODE) malloc(sizeof(struct node));</text:p>
      <text:p text:style-name="P36"><text:tab/>if(p== NULL)</text:p>
      <text:p text:style-name="P36"><text:tab/>{</text:p>
      <text:p text:style-name="P36"><text:tab/> <text:tab/>printf("Insufficient Memory");</text:p>
      <text:p text:style-name="P36"><text:tab/>}</text:p>
      <text:p text:style-name="P36"><text:tab/>p-&gt;next = p;</text:p>
      <text:p text:style-name="P36"><text:tab/>return p;</text:p>
      <text:p text:style-name="P36">}</text:p>
      <text:p text:style-name="P36"/>
      <text:p text:style-name="P36"/>
      <text:p text:style-name="P36">void <text:s/>insert_after_head(NODE head, int x)</text:p>
      <text:p text:style-name="P36">{</text:p>
      <text:p text:style-name="P36"><text:tab/>struct node* p ;</text:p>
      <text:p text:style-name="P36"/>
      <text:p text:style-name="P36"><text:tab/>p= getnode();</text:p>
      <text:p text:style-name="P36"><text:tab/>p-&gt;data =x;</text:p>
      <text:p text:style-name="P36"><text:tab/>p-&gt;next=head-&gt;next;</text:p>
      <text:p text:style-name="P36"><text:tab/>head-&gt;next=p;</text:p>
      <text:p text:style-name="P36"/>
      <text:p text:style-name="P36">}</text:p>
      <text:p text:style-name="P36"/>
      <text:p text:style-name="P36"/>
      <text:p text:style-name="P36">NODE addLists(NODE l1, NODE l2,NODE l3)</text:p>
      <text:p text:style-name="P36">{</text:p>
      <text:p text:style-name="P36"><text:tab/>NODE p,q;</text:p>
      <text:p text:style-name="P36"><text:tab/>NODE prev = NULL;</text:p>
      <text:p text:style-name="P36"/>
      <text:p text:style-name="P36"><text:soft-page-break/></text:p>
      <text:p text:style-name="P36"/>
      <text:p text:style-name="P36"><text:tab/>int carry , sum,digit;</text:p>
      <text:p text:style-name="P36"/>
      <text:p text:style-name="P36"/>
      <text:p text:style-name="P36"/>
      <text:p text:style-name="P36"><text:tab/>p=l1-&gt;next;</text:p>
      <text:p text:style-name="P36"><text:tab/>q=l2-&gt;next;</text:p>
      <text:p text:style-name="P36"><text:tab/>carry=0;</text:p>
      <text:p text:style-name="P36"/>
      <text:p text:style-name="P36"><text:tab/>while (p!= l1 &amp;&amp; q != l2) </text:p>
      <text:p text:style-name="P36"><text:tab/>{</text:p>
      <text:p text:style-name="P36"/>
      <text:p text:style-name="P36"><text:tab/> <text:s text:c="2"/>sum = carry + p-&gt;data + q-&gt;data;</text:p>
      <text:p text:style-name="P36"><text:tab/> <text:s text:c="2"/>carry = sum/10;</text:p>
      <text:p text:style-name="P36"><text:tab/> <text:s text:c="2"/>digit = sum%10;</text:p>
      <text:p text:style-name="P36"><text:tab/> <text:s text:c="2"/>insert_after_head(l3,digit);</text:p>
      <text:p text:style-name="P36"><text:tab/> <text:s text:c="2"/>p=p-&gt;next;</text:p>
      <text:p text:style-name="P36"><text:tab/> <text:s text:c="2"/>q=q-&gt;next;</text:p>
      <text:p text:style-name="P36"/>
      <text:p text:style-name="P36"><text:tab/>}</text:p>
      <text:p text:style-name="P36"/>
      <text:p text:style-name="P36"/>
      <text:p text:style-name="P36"><text:tab/>while(p!=l1) </text:p>
      <text:p text:style-name="P36"><text:tab/>{</text:p>
      <text:p text:style-name="P36"><text:tab/> <text:s text:c="2"/>sum = carry + p-&gt;data ;</text:p>
      <text:p text:style-name="P36"><text:tab/> <text:s text:c="2"/>carry = sum/10;</text:p>
      <text:p text:style-name="P36"><text:tab/> <text:s text:c="2"/>digit <text:s/>= sum%10;</text:p>
      <text:p text:style-name="P36"><text:tab/> <text:s text:c="2"/>insert_after_head(l3,digit);</text:p>
      <text:p text:style-name="P36"><text:tab/> <text:s text:c="2"/>p=p-&gt;next;</text:p>
      <text:p text:style-name="P36"><text:tab/>}</text:p>
      <text:p text:style-name="P36"/>
      <text:p text:style-name="P36"><text:tab/>while(q!=l2) </text:p>
      <text:p text:style-name="P36"><text:tab/>{</text:p>
      <text:p text:style-name="P36"><text:tab/> <text:s text:c="2"/>sum = carry + q-&gt;data ;</text:p>
      <text:p text:style-name="P36"><text:tab/> <text:s text:c="2"/>carry = sum/10;</text:p>
      <text:p text:style-name="P36"><text:tab/> <text:s text:c="2"/>digit <text:s/>= sum % 10;</text:p>
      <text:p text:style-name="P36"><text:tab/> <text:s text:c="2"/>insert_after_head(l3,digit);</text:p>
      <text:p text:style-name="P36"><text:tab/> <text:s text:c="2"/>q=q-&gt;next;</text:p>
      <text:p text:style-name="P36"><text:tab/>}</text:p>
      <text:p text:style-name="P36"/>
      <text:p text:style-name="P36"/>
      <text:p text:style-name="P36"/>
      <text:p text:style-name="P36"/>
      <text:p text:style-name="P36"><text:tab/>if (carry != 0) </text:p>
      <text:p text:style-name="P36"><text:tab/> <text:s text:c="2"/>insert_after_head(l3,carry);</text:p>
      <text:p text:style-name="P36"/>
      <text:p text:style-name="P36">}</text:p>
      <text:p text:style-name="P36"/>
      <text:p text:style-name="P36"/>
      <text:p text:style-name="P36">void printList(NODE head)</text:p>
      <text:p text:style-name="P36">{</text:p>
      <text:p text:style-name="P36"><text:tab/>NODE p;</text:p>
      <text:p text:style-name="P36"><text:soft-page-break/><text:tab/>p= head-&gt;next;</text:p>
      <text:p text:style-name="P36"/>
      <text:p text:style-name="P36"><text:tab/>while(p != head)</text:p>
      <text:p text:style-name="P36"><text:tab/>{</text:p>
      <text:p text:style-name="P36"><text:tab/><text:tab/>printf("%d\n", p-&gt;data);</text:p>
      <text:p text:style-name="P36"><text:tab/><text:tab/>p = p-&gt;next;</text:p>
      <text:p text:style-name="P36"><text:tab/>}</text:p>
      <text:p text:style-name="P36"/>
      <text:p text:style-name="P36">}</text:p>
      <text:p text:style-name="P36"/>
      <text:p text:style-name="P36"/>
      <text:p text:style-name="P36">void Read_Number(NODE head)</text:p>
      <text:p text:style-name="P36">{</text:p>
      <text:p text:style-name="P36"><text:tab/>char number[100];</text:p>
      <text:p text:style-name="P36"/>
      <text:p text:style-name="P36"><text:tab/>int i,digit; <text:s/></text:p>
      <text:p text:style-name="P36"><text:tab/>scanf("%s",number);</text:p>
      <text:p text:style-name="P36"/>
      <text:p text:style-name="P36"/>
      <text:p text:style-name="P36"><text:tab/>i =0;</text:p>
      <text:p text:style-name="P36"><text:tab/>while(number[i]!='\0')</text:p>
      <text:p text:style-name="P36"><text:tab/>{</text:p>
      <text:p text:style-name="P36"><text:tab/><text:tab/>digit=number[i] - 48; <text:s text:c="2"/></text:p>
      <text:p text:style-name="P36"><text:tab/><text:tab/>insert_after_head(head,digit);</text:p>
      <text:p text:style-name="P36"><text:tab/><text:tab/>i++;</text:p>
      <text:p text:style-name="P36"><text:tab/>}</text:p>
      <text:p text:style-name="P36"/>
      <text:p text:style-name="P36">}</text:p>
      <text:p text:style-name="P36"/>
      <text:p text:style-name="P36">int main(void)</text:p>
      <text:p text:style-name="P36">{</text:p>
      <text:p text:style-name="P36"/>
      <text:p text:style-name="P36"><text:tab/>NODE <text:s text:c="2"/>l1 ,l2,l3;</text:p>
      <text:p text:style-name="P36"/>
      <text:p text:style-name="P36"><text:tab/>l1=getnode();</text:p>
      <text:p text:style-name="P36"><text:tab/>l2=getnode();</text:p>
      <text:p text:style-name="P36"><text:tab/>l3=getnode();</text:p>
      <text:p text:style-name="P36"/>
      <text:p text:style-name="P36"><text:tab/>printf("Enter the first number :");</text:p>
      <text:p text:style-name="P36"><text:tab/>Read_Number(l1);</text:p>
      <text:p text:style-name="P36"/>
      <text:p text:style-name="P36"><text:tab/>printf("Enter the second number :");</text:p>
      <text:p text:style-name="P36"><text:tab/>Read_Number(l2);</text:p>
      <text:p text:style-name="P36"/>
      <text:p text:style-name="P36"/>
      <text:p text:style-name="P36"><text:tab/>addLists(l1, l2,l3);</text:p>
      <text:p text:style-name="P36"/>
      <text:p text:style-name="P36"><text:tab/>printf("Sum is ");</text:p>
      <text:p text:style-name="P36"><text:tab/>printList(l3);</text:p>
      <text:p text:style-name="P36"><text:tab/>return 0;</text:p>
      <text:p text:style-name="P69"><text:span text:style-name="T10">}</text:span></text:p>
      <text:p text:style-name="P76"><text:span text:style-name="T28">PROGRAM 5.b ) <text:s text:c="2"/>( MODIFIED 5th program )</text:span></text:p>
      <text:p text:style-name="P26"/>
      <text:p text:style-name="P28"><text:span text:style-name="T28">Implement a program for addition of long integers using singly linked list</text:span></text:p>
      <text:p text:style-name="P26"/>
      <text:p text:style-name="P28"><text:span text:style-name="T28">Program :</text:span></text:p>
      <text:p text:style-name="P30"/>
      <text:p text:style-name="P36">#include&lt;stdio.h&gt;</text:p>
      <text:p text:style-name="P36">#include&lt;stdlib.h&gt;</text:p>
      <text:p text:style-name="P36">#include&lt;string.h&gt;</text:p>
      <text:p text:style-name="P36"/>
      <text:p text:style-name="P36">struct node</text:p>
      <text:p text:style-name="P36">{</text:p>
      <text:p text:style-name="P36"><text:tab/>int data;</text:p>
      <text:p text:style-name="P36"><text:tab/>struct node* next;</text:p>
      <text:p text:style-name="P36">};</text:p>
      <text:p text:style-name="P36">typedef struct node *NODE;</text:p>
      <text:p text:style-name="P36"/>
      <text:p text:style-name="P36">struct node *getnode()</text:p>
      <text:p text:style-name="P36">{</text:p>
      <text:p text:style-name="P36"><text:tab/>struct node *p;</text:p>
      <text:p text:style-name="P36"><text:tab/>p = (NODE) malloc(sizeof(struct node));</text:p>
      <text:p text:style-name="P36"><text:tab/>if(p== NULL)</text:p>
      <text:p text:style-name="P36"><text:tab/>{</text:p>
      <text:p text:style-name="P36"><text:tab/> <text:tab/>printf("Insufficient Memory");</text:p>
      <text:p text:style-name="P36"><text:tab/>}</text:p>
      <text:p text:style-name="P36"><text:tab/>return p;</text:p>
      <text:p text:style-name="P36">}</text:p>
      <text:p text:style-name="P36"/>
      <text:p text:style-name="P36"/>
      <text:p text:style-name="P36"/>
      <text:p text:style-name="P36">void <text:s/>insert_after_head(NODE head, int x)</text:p>
      <text:p text:style-name="P36">{</text:p>
      <text:p text:style-name="P36"><text:tab/>struct node* p ;</text:p>
      <text:p text:style-name="P36"/>
      <text:p text:style-name="P36"><text:tab/>p= getnode();</text:p>
      <text:p text:style-name="P36"><text:tab/>p-&gt;data =x;</text:p>
      <text:p text:style-name="P36"><text:tab/>p-&gt;next=head-&gt;next;</text:p>
      <text:p text:style-name="P36"><text:tab/>head-&gt;next=p;</text:p>
      <text:p text:style-name="P36">}</text:p>
      <text:p text:style-name="P36"/>
      <text:p text:style-name="P36"/>
      <text:p text:style-name="P36">NODE addLists(NODE l1, NODE l2,NODE l3)</text:p>
      <text:p text:style-name="P36">{</text:p>
      <text:p text:style-name="P36"><text:tab/>NODE p,q;</text:p>
      <text:p text:style-name="P36"><text:tab/>NODE prev = NULL;</text:p>
      <text:p text:style-name="P36"/>
      <text:p text:style-name="P36"><text:tab/>int carry , sum,digit;</text:p>
      <text:p text:style-name="P36"/>
      <text:p text:style-name="P36"><text:tab/>p=l1-&gt;next;</text:p>
      <text:p text:style-name="P36"><text:tab/>q=l2-&gt;next;</text:p>
      <text:p text:style-name="P36"><text:tab/>carry=0;</text:p>
      <text:p text:style-name="P36"/>
      <text:p text:style-name="P36"><text:soft-page-break/></text:p>
      <text:p text:style-name="P36"><text:tab/>do{</text:p>
      <text:p text:style-name="P36"/>
      <text:p text:style-name="P36"><text:tab/> <text:s text:c="2"/>sum = carry + p-&gt;data + q-&gt;data;</text:p>
      <text:p text:style-name="P36"><text:tab/> <text:s text:c="2"/>carry = sum/10;</text:p>
      <text:p text:style-name="P36"><text:tab/> <text:s text:c="2"/>digit = sum%10;</text:p>
      <text:p text:style-name="P36"><text:tab/> <text:s text:c="2"/>insert_after_head(l3,digit);</text:p>
      <text:p text:style-name="P36"><text:tab/> <text:s text:c="2"/>p=p-&gt;next;</text:p>
      <text:p text:style-name="P36"><text:tab/> <text:s text:c="2"/>q=q-&gt;next;</text:p>
      <text:p text:style-name="P36"/>
      <text:p text:style-name="P36"><text:tab/>}while(p!=NULL &amp;&amp; q!=NULL);</text:p>
      <text:p text:style-name="P36"/>
      <text:p text:style-name="P36"/>
      <text:p text:style-name="P36"><text:tab/>while(p!=NULL) </text:p>
      <text:p text:style-name="P36"><text:tab/>{</text:p>
      <text:p text:style-name="P36"><text:tab/> <text:s text:c="2"/>sum = carry + p-&gt;data ;</text:p>
      <text:p text:style-name="P36"><text:tab/> <text:s text:c="2"/>carry = sum/10;</text:p>
      <text:p text:style-name="P36"><text:tab/> <text:s text:c="2"/>digit <text:s/>= sum%10;</text:p>
      <text:p text:style-name="P36"><text:tab/> <text:s text:c="2"/>insert_after_head(l3,digit);</text:p>
      <text:p text:style-name="P36"><text:tab/> <text:s text:c="2"/>p=p-&gt;next;</text:p>
      <text:p text:style-name="P36"><text:tab/>}</text:p>
      <text:p text:style-name="P36"/>
      <text:p text:style-name="P36"><text:s/><text:tab/>while(q!=NULL)</text:p>
      <text:p text:style-name="P36"><text:tab/>{</text:p>
      <text:p text:style-name="P36"><text:tab/> <text:s text:c="2"/>sum = carry + q-&gt;data ;</text:p>
      <text:p text:style-name="P36"><text:tab/> <text:s text:c="2"/>carry = sum/10;</text:p>
      <text:p text:style-name="P36"><text:tab/> <text:s text:c="2"/>digit <text:s/>= sum % 10;</text:p>
      <text:p text:style-name="P36"><text:tab/> <text:s text:c="2"/>insert_after_head(l3,digit);</text:p>
      <text:p text:style-name="P36"><text:tab/> <text:s text:c="2"/>q=q-&gt;next;</text:p>
      <text:p text:style-name="P36"><text:tab/>}</text:p>
      <text:p text:style-name="P36"/>
      <text:p text:style-name="P36"/>
      <text:p text:style-name="P36"/>
      <text:p text:style-name="P36"/>
      <text:p text:style-name="P36"><text:tab/>if (carry != 0) </text:p>
      <text:p text:style-name="P36"><text:tab/> <text:s text:c="2"/>insert_after_head(l3,carry);</text:p>
      <text:p text:style-name="P36"/>
      <text:p text:style-name="P36">}</text:p>
      <text:p text:style-name="P36"/>
      <text:p text:style-name="P36"/>
      <text:p text:style-name="P36">void printList(NODE head)</text:p>
      <text:p text:style-name="P36">{</text:p>
      <text:p text:style-name="P36"><text:tab/>NODE p;</text:p>
      <text:p text:style-name="P36"><text:tab/>p= head-&gt;next;</text:p>
      <text:p text:style-name="P36"/>
      <text:p text:style-name="P36"><text:tab/>printf("%d", p-&gt;data); <text:s text:c="14"/></text:p>
      <text:p text:style-name="P36"><text:s text:c="7"/><text:tab/>p = p-&gt;next;</text:p>
      <text:p text:style-name="P36"/>
      <text:p text:style-name="P36"/>
      <text:p text:style-name="P36"/>
      <text:p text:style-name="P36"/>
      <text:p text:style-name="P39"><text:tab/></text:p>
      <text:p text:style-name="P39"/>
      <text:p text:style-name="P39"><text:soft-page-break/><text:s text:c="5"/>do{</text:p>
      <text:p text:style-name="P36"><text:tab/><text:tab/>printf("%d", p-&gt;data);</text:p>
      <text:p text:style-name="P36"><text:tab/><text:tab/>p = p-&gt;next;</text:p>
      <text:p text:style-name="P36"><text:tab/>}while(p!=NULL);</text:p>
      <text:p text:style-name="P36"><text:tab/>printf("\n");</text:p>
      <text:p text:style-name="P36">}</text:p>
      <text:p text:style-name="P36"/>
      <text:p text:style-name="P36"/>
      <text:p text:style-name="P36">void Read_Number(NODE head)</text:p>
      <text:p text:style-name="P36">{</text:p>
      <text:p text:style-name="P36"><text:tab/>char number[100];</text:p>
      <text:p text:style-name="P36"/>
      <text:p text:style-name="P36"><text:tab/>int i,digit; <text:s/></text:p>
      <text:p text:style-name="P36"><text:tab/>scanf("%s",number);</text:p>
      <text:p text:style-name="P36"/>
      <text:p text:style-name="P36"/>
      <text:p text:style-name="P36"><text:tab/>i =0;</text:p>
      <text:p text:style-name="P36"><text:tab/>while(number[i]!='\0')</text:p>
      <text:p text:style-name="P36"><text:tab/>{</text:p>
      <text:p text:style-name="P36"><text:tab/><text:tab/>digit=number[i] - 48; <text:s/></text:p>
      <text:p text:style-name="P36"><text:tab/><text:tab/>insert_after_head(head,digit);</text:p>
      <text:p text:style-name="P36"><text:tab/><text:tab/>i++;</text:p>
      <text:p text:style-name="P36"><text:tab/>}</text:p>
      <text:p text:style-name="P36"/>
      <text:p text:style-name="P36">}</text:p>
      <text:p text:style-name="P36"/>
      <text:p text:style-name="P36">int main(void)</text:p>
      <text:p text:style-name="P36">{</text:p>
      <text:p text:style-name="P36"/>
      <text:p text:style-name="P36"><text:tab/>NODE <text:s text:c="2"/>l1 ,l2,l3;</text:p>
      <text:p text:style-name="P36"/>
      <text:p text:style-name="P36"><text:tab/>l1=getnode();</text:p>
      <text:p text:style-name="P36"><text:tab/>l2=getnode();</text:p>
      <text:p text:style-name="P36"><text:tab/>l3=getnode();</text:p>
      <text:p text:style-name="P36"/>
      <text:p text:style-name="P36"><text:tab/>printf("Enter the first number :");</text:p>
      <text:p text:style-name="P36"><text:tab/>Read_Number(l1);</text:p>
      <text:p text:style-name="P36"/>
      <text:p text:style-name="P36"><text:tab/>printf("Enter the second number :");</text:p>
      <text:p text:style-name="P36"><text:tab/>Read_Number(l2);</text:p>
      <text:p text:style-name="P36"/>
      <text:p text:style-name="P36"/>
      <text:p text:style-name="P36"><text:tab/>addLists(l1, l2,l3);</text:p>
      <text:p text:style-name="P36"/>
      <text:p text:style-name="P36"><text:tab/>printf("Sum is ");</text:p>
      <text:p text:style-name="P36"><text:tab/>printList(l3);</text:p>
      <text:p text:style-name="P36"><text:tab/>return 0;</text:p>
      <text:p text:style-name="P69"><text:span text:style-name="T10">}</text:span></text:p>
      <text:p text:style-name="P64"><text:span text:style-name="T6"/></text:p>
      <text:p text:style-name="P64"><text:span text:style-name="T6"/></text:p>
      <text:p text:style-name="P64"><text:span text:style-name="T6"/></text:p>
      <text:p text:style-name="P64"><text:span text:style-name="T6"/></text:p>
      <text:p text:style-name="P70"><text:span text:style-name="T7">Program 6</text:span><text:span text:style-name="T34">)</text:span></text:p>
      <text:p text:style-name="P57"/>
      <text:p text:style-name="P74"><text:span text:style-name="T27">Design a doubly linked list to represent sparse matrix. Each node in the list can have the row and column index of the matrix element and the value of the element. Print the complete matrix as the output.</text:span></text:p>
      <text:p text:style-name="P57"/>
      <text:p text:style-name="P53"><text:span text:style-name="T7">Program :</text:span></text:p>
      <text:p text:style-name="P58"/>
      <text:p text:style-name="P47"/>
      <text:p text:style-name="P59"><text:span text:style-name="T11">#include&lt;stdio.h&gt;</text:span></text:p>
      <text:p text:style-name="P59"><text:span text:style-name="T11">#include&lt;stdlib.h&gt;</text:span></text:p>
      <text:p text:style-name="P59"><text:span text:style-name="T11">#include&lt;malloc.h&gt;</text:span></text:p>
      <text:p text:style-name="P50"/>
      <text:p text:style-name="P59"><text:span text:style-name="T11">struct node</text:span></text:p>
      <text:p text:style-name="P59"><text:span text:style-name="T11">{</text:span></text:p>
      <text:p text:style-name="P59"><text:span text:style-name="T12"><text:s text:c="4"/></text:span><text:span text:style-name="T11">int data;</text:span></text:p>
      <text:p text:style-name="P59"><text:span text:style-name="T12"><text:s text:c="4"/></text:span><text:span text:style-name="T11">int r, c;</text:span></text:p>
      <text:p text:style-name="P59"><text:span text:style-name="T12"><text:s text:c="4"/></text:span><text:span text:style-name="T11">struct node* prev;</text:span></text:p>
      <text:p text:style-name="P59"><text:span text:style-name="T12"><text:s text:c="4"/></text:span><text:span text:style-name="T11">struct node* next;</text:span></text:p>
      <text:p text:style-name="P59"><text:span text:style-name="T11">};</text:span></text:p>
      <text:p text:style-name="P50"/>
      <text:p text:style-name="P59"><text:span text:style-name="T11">typedef struct node* NODE;</text:span></text:p>
      <text:p text:style-name="P50"/>
      <text:p text:style-name="P50"/>
      <text:p text:style-name="P59"><text:span text:style-name="T11">NODE getnode()</text:span></text:p>
      <text:p text:style-name="P59"><text:span text:style-name="T11">{</text:span></text:p>
      <text:p text:style-name="P59"><text:span text:style-name="T12"><text:s text:c="4"/></text:span><text:span text:style-name="T11">NODE p;</text:span></text:p>
      <text:p text:style-name="P59"><text:span text:style-name="T12"><text:s text:c="4"/></text:span><text:span text:style-name="T11">p=(NODE)malloc(sizeof(struct node));</text:span></text:p>
      <text:p text:style-name="P59"><text:span text:style-name="T12"><text:s text:c="4"/></text:span><text:span text:style-name="T11">p-&gt;prev=NULL;</text:span></text:p>
      <text:p text:style-name="P59"><text:span text:style-name="T12"><text:s text:c="4"/></text:span><text:span text:style-name="T11">p-&gt;next=NULL;</text:span></text:p>
      <text:p text:style-name="P59"><text:span text:style-name="T12"><text:s text:c="4"/></text:span><text:span text:style-name="T11">return p;</text:span></text:p>
      <text:p text:style-name="P59"><text:span text:style-name="T11">}</text:span></text:p>
      <text:p text:style-name="P50"/>
      <text:p text:style-name="P59"><text:span text:style-name="T11">NODE insertlast(NODE list,int n,int r,int c)</text:span></text:p>
      <text:p text:style-name="P59"><text:span text:style-name="T11">{</text:span></text:p>
      <text:p text:style-name="P59"><text:span text:style-name="T12"><text:s text:c="4"/></text:span><text:span text:style-name="T11">NODE p,q;</text:span></text:p>
      <text:p text:style-name="P59"><text:span text:style-name="T12"><text:s text:c="4"/></text:span><text:span text:style-name="T11">p=getnode();</text:span></text:p>
      <text:p text:style-name="P59"><text:span text:style-name="T12"><text:s text:c="4"/></text:span><text:span text:style-name="T11">p-&gt;data=n;</text:span></text:p>
      <text:p text:style-name="P59"><text:span text:style-name="T12"><text:s text:c="4"/></text:span><text:span text:style-name="T11">p-&gt;r=r;</text:span></text:p>
      <text:p text:style-name="P59"><text:span text:style-name="T12"><text:s text:c="4"/></text:span><text:span text:style-name="T11">p-&gt;c=c;</text:span></text:p>
      <text:p text:style-name="P59"><text:span text:style-name="T12"><text:s text:c="4"/></text:span><text:span text:style-name="T11">if(list==NULL)</text:span></text:p>
      <text:p text:style-name="P59"><text:span text:style-name="T12"><text:s text:c="4"/></text:span><text:span text:style-name="T11">{</text:span></text:p>
      <text:p text:style-name="P59"><text:span text:style-name="T12"><text:s text:c="8"/></text:span><text:span text:style-name="T11">return p;</text:span></text:p>
      <text:p text:style-name="P59"><text:span text:style-name="T12"><text:s text:c="4"/></text:span><text:span text:style-name="T11">}</text:span></text:p>
      <text:p text:style-name="P59"><text:span text:style-name="T12"><text:s text:c="4"/></text:span><text:span text:style-name="T11">q=list;</text:span></text:p>
      <text:p text:style-name="P59"><text:span text:style-name="T12"><text:s text:c="4"/></text:span><text:span text:style-name="T11">while(q-&gt;next!=NULL)</text:span></text:p>
      <text:p text:style-name="P59"><text:span text:style-name="T12"><text:s text:c="5"/></text:span><text:span text:style-name="T11">q=q-&gt;next;</text:span></text:p>
      <text:p text:style-name="P59"><text:span text:style-name="T12"><text:s text:c="4"/></text:span></text:p>
      <text:p text:style-name="P59"><text:span text:style-name="T12"><text:s text:c="4"/></text:span></text:p>
      <text:p text:style-name="P68"><text:span text:style-name="T12"><text:s text:c="4"/></text:span><text:span text:style-name="T11">p-&gt;prev=q;</text:span></text:p>
      <text:p text:style-name="P59"><text:span text:style-name="T12"><text:s text:c="4"/></text:span><text:span text:style-name="T11">q-&gt;next=p;</text:span></text:p>
      <text:p text:style-name="P59"><text:span text:style-name="T12"><text:s text:c="4"/></text:span><text:span text:style-name="T11">return list;</text:span></text:p>
      <text:p text:style-name="P50"><text:soft-page-break/></text:p>
      <text:p text:style-name="P59"><text:span text:style-name="T11">}</text:span></text:p>
      <text:p text:style-name="P50"/>
      <text:p text:style-name="P59"><text:span text:style-name="T11">int main()</text:span></text:p>
      <text:p text:style-name="P59"><text:span text:style-name="T11">{</text:span></text:p>
      <text:p text:style-name="P59"><text:span text:style-name="T12"><text:s text:c="4"/></text:span><text:span text:style-name="T11">NODE p;</text:span></text:p>
      <text:p text:style-name="P59"><text:span text:style-name="T12"><text:s text:c="4"/></text:span><text:span text:style-name="T11">NODE q;</text:span></text:p>
      <text:p text:style-name="P59"><text:span text:style-name="T12"><text:s text:c="4"/></text:span><text:span text:style-name="T11">p=NULL;</text:span></text:p>
      <text:p text:style-name="P59"><text:span text:style-name="T12"><text:s text:c="4"/></text:span><text:span text:style-name="T11">int i,j,num,m,n;</text:span></text:p>
      <text:p text:style-name="P59"><text:span text:style-name="T12"><text:s text:c="4"/></text:span><text:span text:style-name="T11">printf("enter the number of rows of the matrix\n");</text:span></text:p>
      <text:p text:style-name="P59"><text:span text:style-name="T12"><text:s text:c="4"/></text:span><text:span text:style-name="T11">scanf("%d",&amp;m);</text:span></text:p>
      <text:p text:style-name="P59"><text:span text:style-name="T12"><text:s text:c="4"/></text:span><text:span text:style-name="T11">printf("enter the number of columns of the matrix\n");</text:span></text:p>
      <text:p text:style-name="P59"><text:span text:style-name="T12"><text:s text:c="4"/></text:span><text:span text:style-name="T11">scanf("%d",&amp;n);</text:span></text:p>
      <text:p text:style-name="P59"><text:span text:style-name="T12"><text:s text:c="4"/></text:span><text:span text:style-name="T11">printf("enter the elements of the matrix\n ");</text:span></text:p>
      <text:p text:style-name="P50"/>
      <text:p text:style-name="P59"><text:span text:style-name="T12"><text:s text:c="4"/></text:span><text:span text:style-name="T11">for(i=1;i&lt;=m;i++)</text:span></text:p>
      <text:p text:style-name="P59"><text:span text:style-name="T12"><text:s text:c="4"/></text:span><text:span text:style-name="T11">{</text:span></text:p>
      <text:p text:style-name="P59"><text:span text:style-name="T12"><text:s text:c="8"/></text:span><text:span text:style-name="T11">for(j=1;j&lt;=n;j++)</text:span></text:p>
      <text:p text:style-name="P59"><text:span text:style-name="T12"><text:s text:c="8"/></text:span><text:span text:style-name="T11">{</text:span><text:span text:style-name="T12"> <text:s text:c="6"/></text:span></text:p>
      <text:p text:style-name="P59"><text:span text:style-name="T12"><text:s text:c="12"/></text:span><text:span text:style-name="T11">scanf("%d",&amp;num);</text:span></text:p>
      <text:p text:style-name="P59"><text:span text:style-name="T12"><text:s text:c="12"/></text:span><text:span text:style-name="T11">if(num!=0)</text:span></text:p>
      <text:p text:style-name="P59"><text:span text:style-name="T12"><text:s text:c="12"/></text:span><text:span text:style-name="T11">{</text:span></text:p>
      <text:p text:style-name="P59"><text:span text:style-name="T12"><text:s text:c="16"/></text:span><text:span text:style-name="T11">p=insertlast(p,num,i,j);</text:span></text:p>
      <text:p text:style-name="P59"><text:span text:style-name="T12"><text:s text:c="12"/></text:span><text:span text:style-name="T11">}</text:span></text:p>
      <text:p text:style-name="P59"><text:span text:style-name="T12"><text:s text:c="8"/></text:span><text:span text:style-name="T11">}</text:span></text:p>
      <text:p text:style-name="P59"><text:span text:style-name="T12"><text:s text:c="4"/></text:span><text:span text:style-name="T11">}</text:span></text:p>
      <text:p text:style-name="P50"/>
      <text:p text:style-name="P59"><text:span text:style-name="T12"><text:s text:c="4"/></text:span><text:span text:style-name="T11">q=p;</text:span></text:p>
      <text:p text:style-name="P59"><text:span text:style-name="T12"><text:s text:c="4"/></text:span><text:span text:style-name="T11">printf("the matrix is\n ");</text:span></text:p>
      <text:p text:style-name="P50"/>
      <text:p text:style-name="P59"><text:span text:style-name="T12"><text:s text:c="4"/></text:span><text:span text:style-name="T11">for(i=1;i&lt;=m;i++)</text:span></text:p>
      <text:p text:style-name="P59"><text:span text:style-name="T12"><text:s text:c="4"/></text:span><text:span text:style-name="T11">{</text:span></text:p>
      <text:p text:style-name="P59"><text:span text:style-name="T12"><text:s text:c="8"/></text:span><text:span text:style-name="T11">for(j=1;j&lt;=n;j++)</text:span></text:p>
      <text:p text:style-name="P59"><text:span text:style-name="T12"><text:s text:c="8"/></text:span><text:span text:style-name="T11">{</text:span></text:p>
      <text:p text:style-name="P59"><text:span text:style-name="T12"><text:s text:c="12"/></text:span><text:span text:style-name="T11">if(q!=NULL&amp;&amp;i==q-&gt;r&amp;&amp;j==q-&gt;c)</text:span></text:p>
      <text:p text:style-name="P59"><text:span text:style-name="T12"><text:s text:c="12"/></text:span><text:span text:style-name="T11">{</text:span></text:p>
      <text:p text:style-name="P59"><text:span text:style-name="T12"><text:s text:c="16"/></text:span><text:span text:style-name="T11">printf("%4d <text:s text:c="2"/>",q-&gt;data);</text:span></text:p>
      <text:p text:style-name="P59"><text:span text:style-name="T12"><text:s text:c="16"/></text:span><text:span text:style-name="T11">q=q-&gt;next;</text:span></text:p>
      <text:p text:style-name="P59"><text:span text:style-name="T12"><text:s text:c="12"/></text:span><text:span text:style-name="T11">}</text:span></text:p>
      <text:p text:style-name="P59"><text:span text:style-name="T12"><text:s text:c="12"/></text:span><text:span text:style-name="T11">else</text:span></text:p>
      <text:p text:style-name="P59"><text:span text:style-name="T12"><text:s text:c="12"/></text:span><text:span text:style-name="T11">printf("%4d <text:s text:c="2"/>",0);</text:span><text:span text:style-name="T12"> <text:s text:c="9"/></text:span></text:p>
      <text:p text:style-name="P59"><text:span text:style-name="T12"><text:s text:c="8"/></text:span><text:span text:style-name="T11">}</text:span></text:p>
      <text:p text:style-name="P59"><text:span text:style-name="T12"><text:s text:c="8"/></text:span><text:span text:style-name="T11">printf("\n");</text:span></text:p>
      <text:p text:style-name="P59"><text:span text:style-name="T12"><text:s text:c="8"/></text:span><text:span text:style-name="T11">printf("\n");</text:span></text:p>
      <text:p text:style-name="P59"><text:span text:style-name="T12"><text:s text:c="4"/></text:span><text:span text:style-name="T11">}</text:span></text:p>
      <text:p text:style-name="P60"><text:span text:style-name="T11">}</text:span></text:p>
      <text:p text:style-name="P6"/>
      <text:p text:style-name="P6"/>
      <text:p text:style-name="P6"/>
      <text:p text:style-name="P6"/>
      <text:p text:style-name="P6"/>
      <text:p text:style-name="P6"><text:soft-page-break/>Program 6.b) <text:s text:c="2"/>(Modified 6<text:span text:style-name="T35">th</text:span> program ) <text:s/>(reading only the non zero values along with indices)</text:p>
      <text:p text:style-name="P6"/>
      <text:p text:style-name="P17">Design a doubly linked list to represent sparse matrix. Each node in the list can have the row and column index of the matrix element and the value of the element. Print the complete matrix as the output.</text:p>
      <text:p text:style-name="P6"/>
      <text:p text:style-name="P6">Program :</text:p>
      <text:p text:style-name="P2"/>
      <text:p text:style-name="P10">#include &lt;stdio.h&gt;</text:p>
      <text:p text:style-name="P10">#include &lt;stdlib.h&gt;</text:p>
      <text:p text:style-name="P10">#include &lt;malloc.h&gt;</text:p>
      <text:p text:style-name="P10"/>
      <text:p text:style-name="P10">struct node</text:p>
      <text:p text:style-name="P10">{</text:p>
      <text:p text:style-name="P10"><text:tab/>int data, r, c;</text:p>
      <text:p text:style-name="P10"><text:tab/>struct node *next;</text:p>
      <text:p text:style-name="P10"><text:tab/>struct node *prev;</text:p>
      <text:p text:style-name="P10">};</text:p>
      <text:p text:style-name="P10"/>
      <text:p text:style-name="P10">typedef struct node *NODE;</text:p>
      <text:p text:style-name="P10"/>
      <text:p text:style-name="P10">NODE getNode()</text:p>
      <text:p text:style-name="P10">{</text:p>
      <text:p text:style-name="P10"><text:tab/>NODE p;</text:p>
      <text:p text:style-name="P10"><text:tab/>p = (NODE)malloc(sizeof(struct node));</text:p>
      <text:p text:style-name="P10"><text:tab/>if (p == NULL)</text:p>
      <text:p text:style-name="P10"><text:tab/>{</text:p>
      <text:p text:style-name="P10"><text:tab/><text:tab/>printf("Insufficient memory\n");</text:p>
      <text:p text:style-name="P10"><text:tab/><text:tab/>exit(0);</text:p>
      <text:p text:style-name="P10"><text:tab/>}</text:p>
      <text:p text:style-name="P10"><text:tab/>p-&gt;next = NULL;</text:p>
      <text:p text:style-name="P10"><text:tab/>p-&gt;prev = NULL;</text:p>
      <text:p text:style-name="P10"><text:tab/>return p;</text:p>
      <text:p text:style-name="P10">}</text:p>
      <text:p text:style-name="P10"/>
      <text:p text:style-name="P10">NODE searchAndInsert(NODE list, int x, int i, int j)</text:p>
      <text:p text:style-name="P10">{</text:p>
      <text:p text:style-name="P10"><text:tab/>NODE p, q, prev;</text:p>
      <text:p text:style-name="P10"><text:tab/>p = getNode();</text:p>
      <text:p text:style-name="P10"><text:tab/>p-&gt;data = x;</text:p>
      <text:p text:style-name="P10"><text:tab/>p-&gt;r = i;</text:p>
      <text:p text:style-name="P10"><text:tab/>p-&gt;c = j;</text:p>
      <text:p text:style-name="P10"><text:tab/>if (list == NULL)</text:p>
      <text:p text:style-name="P10"><text:tab/><text:tab/>return p;</text:p>
      <text:p text:style-name="P10"><text:tab/>prev = NULL;</text:p>
      <text:p text:style-name="P10"><text:tab/>q = list;</text:p>
      <text:p text:style-name="P10"><text:tab/>while (q != NULL)</text:p>
      <text:p text:style-name="P10"><text:tab/>{</text:p>
      <text:p text:style-name="P10"><text:tab/><text:tab/>if ((q-&gt;r &gt; i) || (q-&gt;r == i &amp;&amp; q-&gt;c &gt; j)){</text:p>
      <text:p text:style-name="P10"><text:tab/><text:tab/><text:tab/>p-&gt;next = q;</text:p>
      <text:p text:style-name="P10"><text:soft-page-break/><text:tab/><text:tab/><text:tab/>p-&gt;prev = q-&gt;prev;</text:p>
      <text:p text:style-name="P10"><text:tab/><text:tab/><text:tab/>if (q-&gt;prev != NULL)</text:p>
      <text:p text:style-name="P10"><text:tab/><text:tab/><text:tab/><text:tab/>q-&gt;prev-&gt;next = p;</text:p>
      <text:p text:style-name="P10"><text:tab/><text:tab/><text:tab/>else</text:p>
      <text:p text:style-name="P10"><text:tab/><text:tab/><text:tab/><text:tab/>list = p;</text:p>
      <text:p text:style-name="P10"><text:tab/><text:tab/><text:tab/>q-&gt;prev = p;</text:p>
      <text:p text:style-name="P10"><text:tab/><text:tab/><text:tab/>break;</text:p>
      <text:p text:style-name="P10"><text:tab/><text:tab/>}</text:p>
      <text:p text:style-name="P10"><text:tab/><text:tab/>prev = q;</text:p>
      <text:p text:style-name="P10"><text:tab/><text:tab/>q = q-&gt;next;</text:p>
      <text:p text:style-name="P10"><text:tab/>}</text:p>
      <text:p text:style-name="P10"><text:tab/>if (q == NULL)</text:p>
      <text:p text:style-name="P10"><text:tab/>{</text:p>
      <text:p text:style-name="P10"><text:tab/><text:tab/>prev-&gt;next = p;</text:p>
      <text:p text:style-name="P10"><text:tab/><text:tab/>p-&gt;prev = prev;</text:p>
      <text:p text:style-name="P10"><text:tab/>}</text:p>
      <text:p text:style-name="P10"><text:tab/>return list;</text:p>
      <text:p text:style-name="P10">}</text:p>
      <text:p text:style-name="P10"/>
      <text:p text:style-name="P10">int main()</text:p>
      <text:p text:style-name="P10">{</text:p>
      <text:p text:style-name="P10"><text:tab/>NODE list = NULL, p;</text:p>
      <text:p text:style-name="P10"><text:tab/>int element, m, n, i, j, zero = 0, count, row, col;</text:p>
      <text:p text:style-name="P10"><text:tab/>printf("Enter the number of rows and columns in the matrix\n");</text:p>
      <text:p text:style-name="P10"><text:tab/>scanf("%d%d", &amp;m, &amp;n);</text:p>
      <text:p text:style-name="P10"><text:tab/>printf("Enter the number of non-zero elements\n");</text:p>
      <text:p text:style-name="P10"><text:tab/>scanf("%d", &amp;count);</text:p>
      <text:p text:style-name="P10"><text:tab/>for (i = 0; i &lt; count; i++)</text:p>
      <text:p text:style-name="P10"><text:s text:c="5"/>{</text:p>
      <text:p text:style-name="P10"><text:tab/><text:tab/>printf("Enter the element\n");</text:p>
      <text:p text:style-name="P10"><text:tab/><text:tab/>scanf("%d", &amp;element);</text:p>
      <text:p text:style-name="P10"><text:tab/><text:tab/>printf("Enter the row and column of the element %d\n", element);</text:p>
      <text:p text:style-name="P10"><text:tab/><text:tab/>scanf("%d%d", &amp;row, &amp;col);</text:p>
      <text:p text:style-name="P10"><text:tab/><text:tab/>list = searchAndInsert(list, element, row, col);</text:p>
      <text:p text:style-name="P10"><text:tab/>}</text:p>
      <text:p text:style-name="P10"><text:tab/>printf("Matrix is:\n");</text:p>
      <text:p text:style-name="P10"><text:tab/>p = list;</text:p>
      <text:p text:style-name="P10"><text:tab/>for (i = 0; i &lt; m; i++){</text:p>
      <text:p text:style-name="P10"><text:tab/><text:tab/>for (j = 0; j &lt; n; j++)</text:p>
      <text:p text:style-name="P10"><text:tab/><text:tab/>{</text:p>
      <text:p text:style-name="P10"><text:tab/><text:tab/><text:tab/>if (p != NULL &amp;&amp; p-&gt;r == i &amp;&amp; p-&gt;c == j){</text:p>
      <text:p text:style-name="P10"><text:tab/><text:tab/><text:tab/><text:tab/>printf("%4d", p-&gt;data);</text:p>
      <text:p text:style-name="P10"><text:tab/><text:tab/><text:tab/><text:tab/>p = p-&gt;next;</text:p>
      <text:p text:style-name="P10"><text:tab/><text:tab/><text:tab/>}</text:p>
      <text:p text:style-name="P10"><text:tab/><text:tab/><text:tab/>else</text:p>
      <text:p text:style-name="P10"><text:tab/><text:tab/><text:tab/><text:tab/>printf("%4d", zero);</text:p>
      <text:p text:style-name="P10"><text:tab/><text:tab/>}</text:p>
      <text:p text:style-name="P10"><text:tab/><text:tab/>printf("\n");</text:p>
      <text:p text:style-name="P10"><text:tab/>}</text:p>
      <text:p text:style-name="P10"><text:tab/>return 0;</text:p>
      <text:p text:style-name="P8"><text:span text:style-name="T38">}</text:span></text:p>
      <text:p text:style-name="P8"><text:soft-page-break/><text:span text:style-name="T32">PROGRAM 7)</text:span></text:p>
      <text:p text:style-name="P26"/>
      <text:p text:style-name="P73"><text:span text:style-name="T27">Write a C program to create Binary Tree and provide insertion and deletion operations and to traverse the tree using In-order, Preorder and Post order (recursively)</text:span></text:p>
      <text:p text:style-name="P32"/>
      <text:p text:style-name="P28"><text:span text:style-name="T28">PROGRAM :</text:span></text:p>
      <text:p text:style-name="P33"/>
      <text:p text:style-name="P36">#include &lt;stdio.h&gt;</text:p>
      <text:p text:style-name="P36">#include &lt;stdlib.h&gt;</text:p>
      <text:p text:style-name="P36">#include &lt;string.h&gt;</text:p>
      <text:p text:style-name="P36"/>
      <text:p text:style-name="P36">struct node</text:p>
      <text:p text:style-name="P36">{</text:p>
      <text:p text:style-name="P36"><text:tab/>int data;</text:p>
      <text:p text:style-name="P36"><text:tab/>struct node *left_child;</text:p>
      <text:p text:style-name="P36"><text:tab/>struct node *right_child;</text:p>
      <text:p text:style-name="P36">};</text:p>
      <text:p text:style-name="P36">typedef struct node *NODE;</text:p>
      <text:p text:style-name="P36"/>
      <text:p text:style-name="P36">NODE getnode()</text:p>
      <text:p text:style-name="P36">{</text:p>
      <text:p text:style-name="P36"><text:tab/>NODE p;</text:p>
      <text:p text:style-name="P36"><text:tab/>p = (NODE)malloc(sizeof(struct node));</text:p>
      <text:p text:style-name="P36"><text:tab/>if (p == NULL)</text:p>
      <text:p text:style-name="P36"><text:tab/>{</text:p>
      <text:p text:style-name="P36"><text:tab/><text:tab/>printf("Insufficient Memory");</text:p>
      <text:p text:style-name="P36"><text:tab/>}</text:p>
      <text:p text:style-name="P36"><text:tab/>p-&gt;left_child = NULL;</text:p>
      <text:p text:style-name="P36"><text:tab/>p-&gt;right_child = NULL;</text:p>
      <text:p text:style-name="P36"><text:tab/>return p;</text:p>
      <text:p text:style-name="P36">}</text:p>
      <text:p text:style-name="P36"/>
      <text:p text:style-name="P36">int InOrderSucc(NODE p)</text:p>
      <text:p text:style-name="P36">{</text:p>
      <text:p text:style-name="P36"><text:tab/>NODE q;</text:p>
      <text:p text:style-name="P36"><text:tab/>if (p == NULL)</text:p>
      <text:p text:style-name="P36"><text:tab/>{</text:p>
      <text:p text:style-name="P36"><text:tab/><text:tab/>printf(" ERROR !");</text:p>
      <text:p text:style-name="P36"><text:tab/><text:tab/>exit(0);</text:p>
      <text:p text:style-name="P36"><text:tab/>}</text:p>
      <text:p text:style-name="P36"><text:tab/>q = p-&gt;right_child;</text:p>
      <text:p text:style-name="P36"><text:tab/>while (q-&gt;left_child != NULL)</text:p>
      <text:p text:style-name="P36"><text:tab/><text:tab/>q = q-&gt;left_child;</text:p>
      <text:p text:style-name="P36"><text:tab/>return q-&gt;data;</text:p>
      <text:p text:style-name="P36">}</text:p>
      <text:p text:style-name="P36"/>
      <text:p text:style-name="P36">NODE BSTInsert(NODE root, int x)</text:p>
      <text:p text:style-name="P36">{</text:p>
      <text:p text:style-name="P36"><text:tab/>NODE p, q, parent;</text:p>
      <text:p text:style-name="P36"/>
      <text:p text:style-name="P36"><text:soft-page-break/><text:tab/>q = getnode();</text:p>
      <text:p text:style-name="P36"><text:tab/>q-&gt;data = x;</text:p>
      <text:p text:style-name="P36"/>
      <text:p text:style-name="P36"><text:tab/>if (root == NULL)</text:p>
      <text:p text:style-name="P36"><text:tab/><text:tab/>return q;</text:p>
      <text:p text:style-name="P36"><text:tab/>p = root;</text:p>
      <text:p text:style-name="P36"><text:tab/>while (p != NULL)</text:p>
      <text:p text:style-name="P36"><text:tab/>{</text:p>
      <text:p text:style-name="P36"><text:tab/><text:tab/>parent = p;</text:p>
      <text:p text:style-name="P36"><text:tab/><text:tab/>if (x == p-&gt;data)</text:p>
      <text:p text:style-name="P36"><text:tab/><text:tab/>{</text:p>
      <text:p text:style-name="P36"><text:tab/><text:tab/><text:tab/>printf("Duplicate Entry");</text:p>
      <text:p text:style-name="P36"><text:tab/><text:tab/><text:tab/>free(q);</text:p>
      <text:p text:style-name="P36"><text:tab/><text:tab/><text:tab/>return root;</text:p>
      <text:p text:style-name="P36"><text:tab/><text:tab/>}</text:p>
      <text:p text:style-name="P36"><text:tab/><text:tab/>if (x &lt; p-&gt;data)</text:p>
      <text:p text:style-name="P36"><text:tab/><text:tab/><text:tab/>p = p-&gt;left_child;</text:p>
      <text:p text:style-name="P36"><text:tab/><text:tab/>else</text:p>
      <text:p text:style-name="P36"><text:tab/><text:tab/><text:tab/>p = p-&gt;right_child;</text:p>
      <text:p text:style-name="P36"><text:tab/>}</text:p>
      <text:p text:style-name="P36"><text:tab/>if (x &lt; parent-&gt;data)</text:p>
      <text:p text:style-name="P36"><text:tab/><text:tab/>parent-&gt;left_child = q;</text:p>
      <text:p text:style-name="P36"><text:tab/>else</text:p>
      <text:p text:style-name="P36"><text:tab/><text:tab/>parent-&gt;right_child = q;</text:p>
      <text:p text:style-name="P36"><text:tab/>return root;</text:p>
      <text:p text:style-name="P36">}</text:p>
      <text:p text:style-name="P36">NODE BSTDelete(NODE tp, int x)</text:p>
      <text:p text:style-name="P36">{</text:p>
      <text:p text:style-name="P36"><text:tab/>int y;</text:p>
      <text:p text:style-name="P36"><text:tab/>NODE r;</text:p>
      <text:p text:style-name="P36"><text:tab/>if (tp == NULL)</text:p>
      <text:p text:style-name="P36"><text:tab/>{</text:p>
      <text:p text:style-name="P36"><text:tab/><text:tab/>printf(" Element %d Not Present", x);</text:p>
      <text:p text:style-name="P36"><text:tab/><text:tab/>return NULL;</text:p>
      <text:p text:style-name="P36"><text:tab/>}</text:p>
      <text:p text:style-name="P36"><text:tab/>if (x == tp-&gt;data)</text:p>
      <text:p text:style-name="P36"><text:tab/>{</text:p>
      <text:p text:style-name="P36"/>
      <text:p text:style-name="P36"><text:tab/><text:tab/>if (tp-&gt;left_child == NULL &amp;&amp; tp-&gt;right_child == NULL)</text:p>
      <text:p text:style-name="P36"><text:tab/><text:tab/>{</text:p>
      <text:p text:style-name="P36"><text:tab/><text:tab/><text:tab/>free(tp);</text:p>
      <text:p text:style-name="P36"><text:tab/><text:tab/><text:tab/>return NULL;</text:p>
      <text:p text:style-name="P36"><text:tab/><text:tab/>}</text:p>
      <text:p text:style-name="P36"/>
      <text:p text:style-name="P36"><text:tab/><text:tab/>if (tp-&gt;left_child == NULL)</text:p>
      <text:p text:style-name="P36"><text:tab/><text:tab/>{</text:p>
      <text:p text:style-name="P36"><text:tab/><text:tab/><text:tab/>r = tp-&gt;right_child;</text:p>
      <text:p text:style-name="P36"><text:tab/><text:tab/><text:tab/>free(tp);</text:p>
      <text:p text:style-name="P36"><text:tab/><text:tab/><text:tab/>return r;</text:p>
      <text:p text:style-name="P36"><text:tab/><text:tab/>}</text:p>
      <text:p text:style-name="P36"/>
      <text:p text:style-name="P36"><text:tab/><text:tab/>if (tp-&gt;right_child == NULL)</text:p>
      <text:p text:style-name="P36"><text:tab/><text:tab/>{</text:p>
      <text:p text:style-name="P36"><text:soft-page-break/><text:tab/><text:tab/><text:tab/>r = tp-&gt;left_child;</text:p>
      <text:p text:style-name="P36"><text:tab/><text:tab/><text:tab/>free(tp);</text:p>
      <text:p text:style-name="P36"><text:tab/><text:tab/><text:tab/>return r;</text:p>
      <text:p text:style-name="P36"><text:tab/><text:tab/>}</text:p>
      <text:p text:style-name="P36"/>
      <text:p text:style-name="P36"><text:tab/><text:tab/>y = InOrderSucc(tp);</text:p>
      <text:p text:style-name="P36"><text:tab/><text:tab/>tp-&gt;data = y;</text:p>
      <text:p text:style-name="P36"><text:tab/><text:tab/>tp-&gt;right_child = BSTDelete(tp-&gt;right_child, y);</text:p>
      <text:p text:style-name="P36"><text:tab/><text:tab/>return tp;</text:p>
      <text:p text:style-name="P36"><text:tab/>}</text:p>
      <text:p text:style-name="P36"><text:tab/>if (x &lt; tp-&gt;data)</text:p>
      <text:p text:style-name="P36"><text:tab/><text:tab/>tp-&gt;left_child = BSTDelete(tp-&gt;left_child, x);</text:p>
      <text:p text:style-name="P36"><text:tab/>else</text:p>
      <text:p text:style-name="P36"><text:tab/><text:tab/>tp-&gt;right_child = BSTDelete(tp-&gt;right_child, x);</text:p>
      <text:p text:style-name="P36"><text:tab/>return tp;</text:p>
      <text:p text:style-name="P36">}</text:p>
      <text:p text:style-name="P36">void InOrder(NODE p)</text:p>
      <text:p text:style-name="P36">{</text:p>
      <text:p text:style-name="P36"><text:tab/>if (p)</text:p>
      <text:p text:style-name="P36"><text:tab/>{</text:p>
      <text:p text:style-name="P36"><text:tab/><text:tab/>InOrder(p-&gt;left_child);</text:p>
      <text:p text:style-name="P36"><text:tab/><text:tab/>printf("%d ", p-&gt;data);</text:p>
      <text:p text:style-name="P36"><text:tab/><text:tab/>InOrder(p-&gt;right_child);</text:p>
      <text:p text:style-name="P36"><text:tab/>}</text:p>
      <text:p text:style-name="P36">}</text:p>
      <text:p text:style-name="P36">void PreOrder(NODE p)</text:p>
      <text:p text:style-name="P36">{</text:p>
      <text:p text:style-name="P36"><text:tab/>if (p)</text:p>
      <text:p text:style-name="P36"><text:tab/>{</text:p>
      <text:p text:style-name="P36"><text:tab/><text:tab/>printf("%d ,", p-&gt;data);</text:p>
      <text:p text:style-name="P36"><text:tab/><text:tab/>PreOrder(p-&gt;left_child);</text:p>
      <text:p text:style-name="P36"/>
      <text:p text:style-name="P36"><text:tab/><text:tab/>PreOrder(p-&gt;right_child);</text:p>
      <text:p text:style-name="P36"><text:tab/>}</text:p>
      <text:p text:style-name="P36">}</text:p>
      <text:p text:style-name="P36">void PostOrder(NODE p)</text:p>
      <text:p text:style-name="P36">{</text:p>
      <text:p text:style-name="P36"><text:tab/>if (p)</text:p>
      <text:p text:style-name="P36"><text:tab/>{</text:p>
      <text:p text:style-name="P36"><text:tab/><text:tab/>PostOrder(p-&gt;left_child);</text:p>
      <text:p text:style-name="P36"><text:tab/><text:tab/>PostOrder(p-&gt;right_child);</text:p>
      <text:p text:style-name="P36"><text:tab/><text:tab/>printf("%d ,", p-&gt;data);</text:p>
      <text:p text:style-name="P36"><text:tab/>}</text:p>
      <text:p text:style-name="P36">}</text:p>
      <text:p text:style-name="P36"/>
      <text:p text:style-name="P36">int main()</text:p>
      <text:p text:style-name="P36">{</text:p>
      <text:p text:style-name="P36"/>
      <text:p text:style-name="P36"><text:tab/>int choice, x;</text:p>
      <text:p text:style-name="P36"><text:tab/>NODE root = NULL;</text:p>
      <text:p text:style-name="P36"/>
      <text:p text:style-name="P36"><text:tab/>printf("Demonstration of BST Insert ,Delete, Display");</text:p>
      <text:p text:style-name="P36"><text:tab/></text:p>
      <text:p text:style-name="P36"><text:soft-page-break/>while (1)</text:p>
      <text:p text:style-name="P36"><text:tab/>{</text:p>
      <text:p text:style-name="P36"/>
      <text:p text:style-name="P36"><text:tab/><text:tab/>printf("\n1:Insert\n2:Delete\n3:Inorder Display\n4:Preorder Display\n5:Postorder Display\n6:exit ");</text:p>
      <text:p text:style-name="P36"><text:tab/><text:tab/>printf("\nEnter the Choice :");</text:p>
      <text:p text:style-name="P36"><text:tab/><text:tab/>scanf("%d", &amp;choice);</text:p>
      <text:p text:style-name="P36"><text:tab/><text:tab/>switch (choice)</text:p>
      <text:p text:style-name="P36"><text:tab/><text:tab/>{</text:p>
      <text:p text:style-name="P36"><text:tab/><text:tab/>case 1:</text:p>
      <text:p text:style-name="P36"><text:tab/><text:tab/><text:tab/>printf("\nEnter the element to be Inserted ");</text:p>
      <text:p text:style-name="P36"><text:tab/><text:tab/><text:tab/>scanf("%d", &amp;x);</text:p>
      <text:p text:style-name="P36"><text:tab/><text:tab/><text:tab/>root = BSTInsert(root, x);</text:p>
      <text:p text:style-name="P36"><text:tab/><text:tab/><text:tab/>break;</text:p>
      <text:p text:style-name="P36"><text:tab/><text:tab/>case 2:</text:p>
      <text:p text:style-name="P36"><text:tab/><text:tab/><text:tab/>printf("\nEnter the element to be Deleted ");</text:p>
      <text:p text:style-name="P36"><text:tab/><text:tab/><text:tab/>scanf("%d", &amp;x);</text:p>
      <text:p text:style-name="P36"><text:tab/><text:tab/><text:tab/>root = BSTDelete(root, x);</text:p>
      <text:p text:style-name="P36"><text:tab/><text:tab/><text:tab/>break;</text:p>
      <text:p text:style-name="P36"><text:tab/><text:tab/>case 3:</text:p>
      <text:p text:style-name="P36"><text:tab/><text:tab/><text:tab/>printf("\nTraversal of BST : Inorder");</text:p>
      <text:p text:style-name="P36"><text:tab/><text:tab/><text:tab/>InOrder(root);</text:p>
      <text:p text:style-name="P36"><text:tab/><text:tab/><text:tab/>break;</text:p>
      <text:p text:style-name="P36"><text:tab/><text:tab/>case 4:</text:p>
      <text:p text:style-name="P36"><text:tab/><text:tab/><text:tab/>printf("\nTraversal of BST : Preorder");</text:p>
      <text:p text:style-name="P36"><text:tab/><text:tab/><text:tab/>PreOrder(root);</text:p>
      <text:p text:style-name="P36"><text:tab/><text:tab/><text:tab/>break;</text:p>
      <text:p text:style-name="P36"><text:tab/><text:tab/>case 5:</text:p>
      <text:p text:style-name="P36"><text:tab/><text:tab/><text:tab/>printf("\nTraversal of BST : Postorder");</text:p>
      <text:p text:style-name="P36"><text:tab/><text:tab/><text:tab/>PostOrder(root);</text:p>
      <text:p text:style-name="P36"><text:tab/><text:tab/><text:tab/>break;</text:p>
      <text:p text:style-name="P36"/>
      <text:p text:style-name="P36"><text:tab/><text:tab/>case 6:</text:p>
      <text:p text:style-name="P36"><text:tab/><text:tab/><text:tab/>exit(0);</text:p>
      <text:p text:style-name="P36"><text:tab/><text:tab/>}</text:p>
      <text:p text:style-name="P36"><text:tab/>}</text:p>
      <text:p text:style-name="P36"><text:tab/>return 0;</text:p>
      <text:p text:style-name="P38"><text:span text:style-name="T11">}</text:span></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31"><text:span text:style-name="T14"/></text:p>
      <text:p text:style-name="P28"><text:span text:style-name="T15"/></text:p>
      <text:p text:style-name="P28"><text:span text:style-name="T15"/></text:p>
      <text:p text:style-name="P28"><text:soft-page-break/><text:span text:style-name="T28">Program 8</text:span><text:span text:style-name="T30">)</text:span></text:p>
      <text:p text:style-name="P26"/>
      <text:p text:style-name="P73"><text:span text:style-name="T27">Given a String representing a parentheses-free infix arithmetic expression, implement a program to place it in a tree in the infix form. Assume that a variable name is a single letter. Traverse the tree to produce an equivalent postfix and prefix expression string.</text:span></text:p>
      <text:p text:style-name="P28"/>
      <text:p text:style-name="P30"><text:span text:style-name="T32">Program :</text:span></text:p>
      <text:p text:style-name="P34"/>
      <text:p text:style-name="P48"/>
      <text:p text:style-name="P55"><text:span text:style-name="T17">#include&lt;stdio.h&gt;</text:span></text:p>
      <text:p text:style-name="P55"><text:span text:style-name="T17">#include&lt;stdlib.h&gt;</text:span></text:p>
      <text:p text:style-name="P55"><text:span text:style-name="T17">#include&lt;string.h&gt;</text:span></text:p>
      <text:p text:style-name="P49"/>
      <text:p text:style-name="P55"><text:span text:style-name="T17">struct node</text:span></text:p>
      <text:p text:style-name="P55"><text:span text:style-name="T17">{</text:span></text:p>
      <text:p text:style-name="P55"><text:span text:style-name="T17">int data;</text:span></text:p>
      <text:p text:style-name="P55"><text:span text:style-name="T17">struct node *lc;</text:span></text:p>
      <text:p text:style-name="P55"><text:span text:style-name="T17">struct node *rc;</text:span></text:p>
      <text:p text:style-name="P55"><text:span text:style-name="T17">};</text:span></text:p>
      <text:p text:style-name="P49"/>
      <text:p text:style-name="P55"><text:span text:style-name="T17">typedef struct node *NODE;</text:span></text:p>
      <text:p text:style-name="P49"/>
      <text:p text:style-name="P49"/>
      <text:p text:style-name="P55"><text:span text:style-name="T17">struct stack {</text:span></text:p>
      <text:p text:style-name="P55"><text:span text:style-name="T17"><text:s text:c="8"/>NODE items[100];</text:span></text:p>
      <text:p text:style-name="P55"><text:span text:style-name="T17"><text:s text:c="8"/>int top;</text:span></text:p>
      <text:p text:style-name="P55"><text:span text:style-name="T17">};</text:span></text:p>
      <text:p text:style-name="P49"/>
      <text:p text:style-name="P55"><text:span text:style-name="T17">struct node *GetNode()</text:span></text:p>
      <text:p text:style-name="P55"><text:span text:style-name="T17">{</text:span></text:p>
      <text:p text:style-name="P55"><text:span text:style-name="T17"><text:tab/>struct node *p;</text:span></text:p>
      <text:p text:style-name="P55"><text:span text:style-name="T17"><text:tab/>p = (NODE) malloc(sizeof(struct node));</text:span></text:p>
      <text:p text:style-name="P55"><text:span text:style-name="T17"><text:tab/>if(p== NULL)</text:span></text:p>
      <text:p text:style-name="P55"><text:span text:style-name="T17"><text:tab/>{</text:span></text:p>
      <text:p text:style-name="P55"><text:span text:style-name="T17"><text:tab/><text:tab/> printf("Insufficient Memory");</text:span></text:p>
      <text:p text:style-name="P55"><text:span text:style-name="T17"><text:tab/>}</text:span></text:p>
      <text:p text:style-name="P55"><text:span text:style-name="T17"><text:tab/>p-&gt;lc = NULL;</text:span></text:p>
      <text:p text:style-name="P55"><text:span text:style-name="T17"><text:tab/>p-&gt;rc=NULL;</text:span></text:p>
      <text:p text:style-name="P55"><text:span text:style-name="T17"><text:tab/>return p;</text:span></text:p>
      <text:p text:style-name="P55"><text:span text:style-name="T17">}</text:span></text:p>
      <text:p text:style-name="P49"/>
      <text:p text:style-name="P49"/>
      <text:p text:style-name="P55"><text:span text:style-name="T17">void push( struct stack *s , NODE p)</text:span></text:p>
      <text:p text:style-name="P55"><text:span text:style-name="T17">{</text:span></text:p>
      <text:p text:style-name="P55"><text:span text:style-name="T17"><text:s text:c="4"/>s-&gt;top++;</text:span></text:p>
      <text:p text:style-name="P55"><text:span text:style-name="T17"><text:s text:c="4"/>s-&gt;items[s-&gt;top]=p;</text:span></text:p>
      <text:p text:style-name="P55"><text:span text:style-name="T17">}</text:span></text:p>
      <text:p text:style-name="P49"/>
      <text:p text:style-name="P55"><text:span text:style-name="T17">NODE pop( struct stack *s )</text:span></text:p>
      <text:p text:style-name="P55"><text:span text:style-name="T17">{</text:span></text:p>
      <text:p text:style-name="P55"><text:soft-page-break/><text:span text:style-name="T17"><text:s text:c="4"/>NODE p;</text:span></text:p>
      <text:p text:style-name="P49"/>
      <text:p text:style-name="P55"><text:span text:style-name="T17"><text:s text:c="4"/>p=s-&gt;items[s-&gt;top];</text:span></text:p>
      <text:p text:style-name="P55"><text:span text:style-name="T17"><text:s text:c="4"/>s-&gt;top--;</text:span></text:p>
      <text:p text:style-name="P55"><text:span text:style-name="T17"><text:s text:c="4"/>return p;</text:span></text:p>
      <text:p text:style-name="P55"><text:span text:style-name="T17">}</text:span></text:p>
      <text:p text:style-name="P65"><text:span text:style-name="T17"/></text:p>
      <text:p text:style-name="P55"><text:span text:style-name="T17">int icp(char x)</text:span></text:p>
      <text:p text:style-name="P55"><text:span text:style-name="T17"><text:s text:c="2"/>{</text:span></text:p>
      <text:p text:style-name="P55"><text:span text:style-name="T17"><text:s text:c="8"/>switch(x)</text:span></text:p>
      <text:p text:style-name="P55"><text:span text:style-name="T17"><text:s text:c="9"/>{</text:span></text:p>
      <text:p text:style-name="P49"/>
      <text:p text:style-name="P49"/>
      <text:p text:style-name="P55"><text:span text:style-name="T17"><text:s text:c="16"/>case '+':</text:span></text:p>
      <text:p text:style-name="P55"><text:span text:style-name="T17"><text:s text:c="16"/>case '-': return 1;</text:span></text:p>
      <text:p text:style-name="P55"><text:span text:style-name="T17"><text:s text:c="16"/>case '/':</text:span></text:p>
      <text:p text:style-name="P55"><text:span text:style-name="T17"><text:s text:c="16"/>case '*': return 3;</text:span></text:p>
      <text:p text:style-name="P55"><text:span text:style-name="T17"><text:s text:c="16"/>case '^': return 6;</text:span></text:p>
      <text:p text:style-name="P55"><text:span text:style-name="T17"><text:s text:c="9"/>}</text:span></text:p>
      <text:p text:style-name="P55"><text:span text:style-name="T17"><text:s text:c="2"/>}</text:span></text:p>
      <text:p text:style-name="P65"><text:span text:style-name="T17"/></text:p>
      <text:p text:style-name="P55"><text:span text:style-name="T17">int isp(char x)</text:span></text:p>
      <text:p text:style-name="P55"><text:span text:style-name="T17"><text:s text:c="2"/>{</text:span></text:p>
      <text:p text:style-name="P55"><text:span text:style-name="T17"><text:s text:c="8"/>switch(x)</text:span></text:p>
      <text:p text:style-name="P55"><text:span text:style-name="T17"><text:s text:c="9"/>{</text:span></text:p>
      <text:p text:style-name="P49"/>
      <text:p text:style-name="P55"><text:span text:style-name="T17"><text:s text:c="16"/>case '+':</text:span></text:p>
      <text:p text:style-name="P55"><text:span text:style-name="T17"><text:s text:c="16"/>case '-': return 2;</text:span></text:p>
      <text:p text:style-name="P55"><text:span text:style-name="T17"><text:s text:c="16"/>case '/':</text:span></text:p>
      <text:p text:style-name="P55"><text:span text:style-name="T17"><text:s text:c="16"/>case '*': return 4;</text:span></text:p>
      <text:p text:style-name="P55"><text:span text:style-name="T17"><text:s text:c="16"/>case '^': return 5;</text:span></text:p>
      <text:p text:style-name="P55"><text:span text:style-name="T17"><text:s text:c="9"/>}</text:span></text:p>
      <text:p text:style-name="P55"><text:span text:style-name="T17"><text:s text:c="2"/>}</text:span></text:p>
      <text:p text:style-name="P65"><text:span text:style-name="T17"/></text:p>
      <text:p text:style-name="P55"><text:span text:style-name="T17">NODE <text:s/>CreateExpTree( char a[])</text:span></text:p>
      <text:p text:style-name="P55"><text:span text:style-name="T17">{</text:span></text:p>
      <text:p text:style-name="P55"><text:span text:style-name="T17">struct stack <text:s/>opers,opnds;</text:span></text:p>
      <text:p text:style-name="P55"><text:span text:style-name="T17"><text:s text:c="6"/>opers.top=-1;</text:span></text:p>
      <text:p text:style-name="P55"><text:span text:style-name="T17"><text:s text:c="6"/>opnds.top=-1;</text:span></text:p>
      <text:p text:style-name="P49"/>
      <text:p text:style-name="P55"><text:span text:style-name="T17"><text:s text:c="8"/>int i=0;</text:span></text:p>
      <text:p text:style-name="P55"><text:span text:style-name="T17"><text:s text:c="8"/>char <text:s/>symb;</text:span></text:p>
      <text:p text:style-name="P55"><text:span text:style-name="T17"><text:s text:c="8"/>NODE p,q,r,r1,r2;</text:span></text:p>
      <text:p text:style-name="P49"/>
      <text:p text:style-name="P55"><text:span text:style-name="T17"><text:s text:c="8"/>while(a[i] != '\0')</text:span></text:p>
      <text:p text:style-name="P55"><text:span text:style-name="T17"><text:s text:c="9"/>{</text:span></text:p>
      <text:p text:style-name="P55"><text:span text:style-name="T17"><text:s text:c="17"/>symb =a[i++];</text:span></text:p>
      <text:p text:style-name="P55"><text:span text:style-name="T17"><text:s text:c="17"/>printf("%c",symb);</text:span></text:p>
      <text:p text:style-name="P55"><text:span text:style-name="T17"><text:s text:c="17"/>p = GetNode(symb);</text:span></text:p>
      <text:p text:style-name="P55"><text:span text:style-name="T17"><text:s text:c="17"/>p-&gt;data =symb;</text:span></text:p>
      <text:p text:style-name="P55"><text:span text:style-name="T17"><text:s text:c="17"/>if((symb &gt;='a' <text:s/>&amp;&amp; <text:s text:c="2"/>symb &lt;='z' ) || </text:span></text:p>
      <text:p text:style-name="P65"><text:span text:style-name="T17">(symb &gt;='A' <text:s/>&amp;&amp; <text:s text:c="2"/>symb &lt;='Z' ))</text:span></text:p>
      <text:p text:style-name="P55"><text:span text:style-name="T17"><text:s text:c="37"/>push(&amp;opnds, p);</text:span></text:p>
      <text:p text:style-name="P55"><text:soft-page-break/><text:span text:style-name="T17"><text:s text:c="17"/>else if(symb =='+' ||</text:span><text:span text:style-name="T18"> </text:span><text:span text:style-name="T17">symb =='-' || symb =='*' || <text:s/>symb =='/' || symb == '^')</text:span></text:p>
      <text:p text:style-name="P55"><text:span text:style-name="T17"><text:s text:c="18"/>{</text:span></text:p>
      <text:p text:style-name="P49"/>
      <text:p text:style-name="P55"><text:span text:style-name="T17"><text:s text:c="24"/>while( opers.top != -1 )</text:span></text:p>
      <text:p text:style-name="P55"><text:span text:style-name="T17"><text:s text:c="24"/>{</text:span></text:p>
      <text:p text:style-name="P55"><text:span text:style-name="T17"><text:s text:c="30"/>q= opers.items[opers.top];</text:span></text:p>
      <text:p text:style-name="P55"><text:span text:style-name="T17"><text:s text:c="30"/>if(isp(q-&gt;data) &gt;= icp(symb))</text:span></text:p>
      <text:p text:style-name="P55"><text:span text:style-name="T17"><text:s text:c="30"/>{</text:span></text:p>
      <text:p text:style-name="P55"><text:span text:style-name="T17"><text:s text:c="35"/>q= pop(&amp;opers);</text:span></text:p>
      <text:p text:style-name="P55"><text:span text:style-name="T17"><text:s text:c="35"/>r2=pop(&amp;opnds);</text:span></text:p>
      <text:p text:style-name="P55"><text:span text:style-name="T17"><text:s text:c="35"/>r1=pop(&amp;opnds);</text:span></text:p>
      <text:p text:style-name="P55"><text:span text:style-name="T17"><text:s text:c="35"/>q-&gt;lc=r1;</text:span></text:p>
      <text:p text:style-name="P55"><text:span text:style-name="T17"><text:s text:c="35"/>q-&gt;rc=r2;</text:span></text:p>
      <text:p text:style-name="P55"><text:span text:style-name="T17"><text:s text:c="35"/>push(&amp;opnds,q);</text:span></text:p>
      <text:p text:style-name="P55"><text:span text:style-name="T17"><text:s text:c="30"/>}</text:span></text:p>
      <text:p text:style-name="P55"><text:span text:style-name="T17"><text:s text:c="30"/>else</text:span></text:p>
      <text:p text:style-name="P55"><text:span text:style-name="T17"><text:s text:c="33"/>break;</text:span></text:p>
      <text:p text:style-name="P55"><text:span text:style-name="T17"><text:s text:c="23"/>}</text:span></text:p>
      <text:p text:style-name="P55"><text:span text:style-name="T17"><text:s text:c="23"/>push(&amp;opers, p);</text:span></text:p>
      <text:p text:style-name="P49"/>
      <text:p text:style-name="P55"><text:span text:style-name="T17"><text:s text:c="18"/>}</text:span></text:p>
      <text:p text:style-name="P55"><text:span text:style-name="T17"><text:s text:c="9"/>}</text:span></text:p>
      <text:p text:style-name="P49"/>
      <text:p text:style-name="P55"><text:span text:style-name="T17"><text:s text:c="9"/>while( opers.top != -1 )</text:span></text:p>
      <text:p text:style-name="P55"><text:span text:style-name="T17"><text:s text:c="9"/>{</text:span></text:p>
      <text:p text:style-name="P49"/>
      <text:p text:style-name="P55"><text:span text:style-name="T17"><text:s text:c="35"/>q= pop(&amp;opers);</text:span></text:p>
      <text:p text:style-name="P55"><text:span text:style-name="T17"><text:s text:c="35"/>r2=pop(&amp;opnds);</text:span></text:p>
      <text:p text:style-name="P55"><text:span text:style-name="T17"><text:s text:c="35"/>r1=pop(&amp;opnds);</text:span></text:p>
      <text:p text:style-name="P55"><text:span text:style-name="T17"><text:s text:c="35"/>q-&gt;lc=r1;</text:span></text:p>
      <text:p text:style-name="P55"><text:span text:style-name="T17"><text:s text:c="35"/>q-&gt;rc=r2;</text:span></text:p>
      <text:p text:style-name="P55"><text:span text:style-name="T17"><text:s text:c="35"/>push(&amp;opnds,q);</text:span></text:p>
      <text:p text:style-name="P55"><text:span text:style-name="T17"><text:s text:c="9"/>}</text:span></text:p>
      <text:p text:style-name="P49"/>
      <text:p text:style-name="P55"><text:span text:style-name="T17"><text:s text:c="8"/>return (pop(&amp;opnds));</text:span></text:p>
      <text:p text:style-name="P55"><text:span text:style-name="T17"><text:s text:c="3"/>}</text:span></text:p>
      <text:p text:style-name="P49"/>
      <text:p text:style-name="P49"/>
      <text:p text:style-name="P49"/>
      <text:p text:style-name="P55"><text:span text:style-name="T17"><text:s/>void pretrav(NODE p)</text:span></text:p>
      <text:p text:style-name="P55"><text:span text:style-name="T17"><text:s text:c="2"/>{</text:span></text:p>
      <text:p text:style-name="P55"><text:span text:style-name="T17"><text:s text:c="8"/>if(p != NULL)</text:span></text:p>
      <text:p text:style-name="P55"><text:span text:style-name="T17"><text:s text:c="9"/>{</text:span></text:p>
      <text:p text:style-name="P55"><text:span text:style-name="T17"><text:s text:c="16"/>printf("%c", p-&gt;data);</text:span></text:p>
      <text:p text:style-name="P55"><text:span text:style-name="T17"><text:s text:c="16"/>pretrav(p-&gt;lc);</text:span></text:p>
      <text:p text:style-name="P55"><text:span text:style-name="T17"><text:s text:c="16"/>pretrav(p-&gt;rc);</text:span></text:p>
      <text:p text:style-name="P55"><text:span text:style-name="T17"><text:s text:c="9"/>}</text:span></text:p>
      <text:p text:style-name="P55"><text:span text:style-name="T17"><text:s text:c="2"/>}</text:span></text:p>
      <text:p text:style-name="P49"/>
      <text:p text:style-name="P55"><text:span text:style-name="T17"/></text:p>
      <text:p text:style-name="P65"><text:span text:style-name="T17"/></text:p>
      <text:p text:style-name="P65"><text:span text:style-name="T17"/></text:p>
      <text:p text:style-name="P65"><text:soft-page-break/><text:span text:style-name="T17"><text:s/>void intrav(NODE p)</text:span></text:p>
      <text:p text:style-name="P55"><text:span text:style-name="T17"><text:s text:c="2"/>{</text:span></text:p>
      <text:p text:style-name="P55"><text:span text:style-name="T17"><text:s text:c="8"/>if(p != NULL)</text:span></text:p>
      <text:p text:style-name="P55"><text:span text:style-name="T17"><text:s text:c="9"/>{</text:span></text:p>
      <text:p text:style-name="P55"><text:span text:style-name="T17"><text:s text:c="16"/>intrav(p-&gt;lc);</text:span></text:p>
      <text:p text:style-name="P55"><text:span text:style-name="T17"><text:s text:c="16"/>printf("%c", p-&gt;data);</text:span></text:p>
      <text:p text:style-name="P55"><text:span text:style-name="T17"><text:s text:c="16"/>intrav(p-&gt;rc);</text:span></text:p>
      <text:p text:style-name="P55"><text:span text:style-name="T17"><text:s text:c="9"/>}</text:span></text:p>
      <text:p text:style-name="P55"><text:span text:style-name="T17"><text:s text:c="2"/>}</text:span></text:p>
      <text:p text:style-name="P49"/>
      <text:p text:style-name="P55"><text:span text:style-name="T17"><text:s/>void postrav(NODE p)</text:span></text:p>
      <text:p text:style-name="P55"><text:span text:style-name="T17"><text:s text:c="2"/>{</text:span></text:p>
      <text:p text:style-name="P55"><text:span text:style-name="T17"><text:s text:c="8"/>if(p != NULL)</text:span></text:p>
      <text:p text:style-name="P55"><text:span text:style-name="T17"><text:s text:c="9"/>{</text:span></text:p>
      <text:p text:style-name="P55"><text:span text:style-name="T17"><text:s text:c="16"/>postrav(p-&gt;lc);</text:span></text:p>
      <text:p text:style-name="P55"><text:span text:style-name="T17"><text:s text:c="16"/>postrav(p-&gt;rc);</text:span></text:p>
      <text:p text:style-name="P55"><text:span text:style-name="T17"><text:s text:c="16"/>printf("%c", p-&gt;data);</text:span></text:p>
      <text:p text:style-name="P55"><text:span text:style-name="T17"><text:s text:c="9"/>}</text:span></text:p>
      <text:p text:style-name="P55"><text:span text:style-name="T17"><text:s text:c="2"/>}</text:span></text:p>
      <text:p text:style-name="P49"/>
      <text:p text:style-name="P55"><text:span text:style-name="T17">int main()</text:span></text:p>
      <text:p text:style-name="P55"><text:span text:style-name="T17"><text:s text:c="2"/>{</text:span></text:p>
      <text:p text:style-name="P55"><text:span text:style-name="T17"><text:s text:c="8"/>NODE tree = NULL;</text:span></text:p>
      <text:p text:style-name="P55"><text:span text:style-name="T17"><text:s text:c="8"/>char ch;</text:span></text:p>
      <text:p text:style-name="P55"><text:span text:style-name="T17"><text:s text:c="8"/>int i=0;</text:span></text:p>
      <text:p text:style-name="P55"><text:span text:style-name="T17"><text:s text:c="8"/>char a[50];</text:span></text:p>
      <text:p text:style-name="P55"><text:span text:style-name="T17"><text:s text:c="8"/>printf("Enter infix expression\n");</text:span></text:p>
      <text:p text:style-name="P55"><text:span text:style-name="T17"><text:s text:c="8"/>scanf("%s",a);</text:span></text:p>
      <text:p text:style-name="P55"><text:span text:style-name="T17"><text:s text:c="8"/>tree = CreateExpTree( a);</text:span></text:p>
      <text:p text:style-name="P55"><text:span text:style-name="T17"><text:s text:c="8"/>printf("\nInfix Expression\n");</text:span></text:p>
      <text:p text:style-name="P55"><text:span text:style-name="T17"><text:s text:c="8"/>intrav(tree);</text:span></text:p>
      <text:p text:style-name="P55"><text:span text:style-name="T17"><text:s text:c="8"/>printf("\npostfix Expression\n");</text:span></text:p>
      <text:p text:style-name="P55"><text:span text:style-name="T17"><text:s text:c="8"/>postrav(tree);</text:span></text:p>
      <text:p text:style-name="P55"><text:span text:style-name="T17"><text:s text:c="8"/>printf("\nprefix Expression\n");</text:span></text:p>
      <text:p text:style-name="P55"><text:span text:style-name="T17"><text:s text:c="8"/>pretrav(tree);</text:span></text:p>
      <text:p text:style-name="P56"><text:span text:style-name="T19"><text:s/>}</text:span></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28"><text:span text:style-name="T20"/></text:p>
      <text:p text:style-name="P28"><text:soft-page-break/><text:span text:style-name="T28">Program 9 :</text:span></text:p>
      <text:p text:style-name="P26"/>
      <text:p text:style-name="P28"><text:span text:style-name="T28">Write a C program to implement Hashing using Linear probing. Implement insertion, deletion, search and display.</text:span></text:p>
      <text:p text:style-name="P26"/>
      <text:p text:style-name="P28"><text:span text:style-name="T28">Program :</text:span></text:p>
      <text:p text:style-name="P30"/>
      <text:p text:style-name="P30"/>
      <text:p text:style-name="P36"><text:span text:style-name="T37">#include&lt;stdio.h&gt;</text:span></text:p>
      <text:p text:style-name="P36"><text:span text:style-name="T37">#define max 10</text:span></text:p>
      <text:p text:style-name="P40"/>
      <text:p text:style-name="P36"><text:span text:style-name="T37">int hash(int HT[ ], int key)</text:span></text:p>
      <text:p text:style-name="P36"><text:span text:style-name="T37"><text:s text:c="2"/>{</text:span></text:p>
      <text:p text:style-name="P36"><text:span text:style-name="T37"><text:tab/>return ( key%10);</text:span></text:p>
      <text:p text:style-name="P36"><text:span text:style-name="T37"><text:s text:c="2"/>}</text:span></text:p>
      <text:p text:style-name="P40"/>
      <text:p text:style-name="P36"><text:span text:style-name="T37"><text:s/>void display(int HT[])</text:span></text:p>
      <text:p text:style-name="P36"><text:span text:style-name="T37">{</text:span></text:p>
      <text:p text:style-name="P36"><text:span text:style-name="T37">int i;</text:span></text:p>
      <text:p text:style-name="P36"><text:span text:style-name="T37"><text:tab/>printf("HASH TABLE : \n");</text:span></text:p>
      <text:p text:style-name="P36"><text:span text:style-name="T37"><text:tab/>for(i=0;i&lt;max;i++)</text:span></text:p>
      <text:p text:style-name="P36"><text:span text:style-name="T37"><text:tab/>printf("\n%d-&gt;%d", i, HT[i]);</text:span></text:p>
      <text:p text:style-name="P36"><text:span text:style-name="T37">}</text:span></text:p>
      <text:p text:style-name="P40"/>
      <text:p text:style-name="P36"><text:span text:style-name="T37">void insert_LinerProbing(int HT[ ],int key)</text:span></text:p>
      <text:p text:style-name="P36"><text:span text:style-name="T37">{</text:span></text:p>
      <text:p text:style-name="P36"><text:span text:style-name="T37"><text:s text:c="4"/>int index,i;</text:span></text:p>
      <text:p text:style-name="P36"><text:span text:style-name="T37"><text:s text:c="4"/>index = hash(HT,key);</text:span></text:p>
      <text:p text:style-name="P36"><text:span text:style-name="T37"><text:s text:c="4"/>if(HT[index] ==-1)</text:span></text:p>
      <text:p text:style-name="P36"><text:span text:style-name="T37"><text:s text:c="4"/>{</text:span></text:p>
      <text:p text:style-name="P36"><text:span text:style-name="T37"><text:s text:c="9"/>HT[index] =key;</text:span></text:p>
      <text:p text:style-name="P36"><text:span text:style-name="T37"><text:s text:c="9"/>printf("\nSuccesful Insertion");</text:span></text:p>
      <text:p text:style-name="P36"><text:span text:style-name="T37"><text:s text:c="9"/>return;</text:span></text:p>
      <text:p text:style-name="P36"><text:span text:style-name="T37"><text:s text:c="4"/>}</text:span></text:p>
      <text:p text:style-name="P40"/>
      <text:p text:style-name="P36"><text:span text:style-name="T37"><text:s text:c="4"/>for(i=index+1; i&lt;max;i++)</text:span></text:p>
      <text:p text:style-name="P36"><text:span text:style-name="T37"><text:s text:c="4"/>{</text:span></text:p>
      <text:p text:style-name="P36"><text:span text:style-name="T37"><text:tab/><text:tab/> if(HT[i] <text:s/>== -1)</text:span></text:p>
      <text:p text:style-name="P36"><text:span text:style-name="T37"><text:tab/><text:tab/> <text:s/>{</text:span></text:p>
      <text:p text:style-name="P36"><text:span text:style-name="T37"><text:tab/><text:tab/><text:tab/>HT[i] =key;</text:span></text:p>
      <text:p text:style-name="P36"><text:span text:style-name="T37"><text:s text:c="24"/>printf("\nSuccesful Insertion");</text:span></text:p>
      <text:p text:style-name="P36"><text:span text:style-name="T37"><text:s text:c="24"/>return;</text:span></text:p>
      <text:p text:style-name="P36"><text:span text:style-name="T37"><text:tab/><text:tab/> <text:s/>}</text:span></text:p>
      <text:p text:style-name="P36"><text:span text:style-name="T37"><text:s text:c="5"/>}</text:span></text:p>
      <text:p text:style-name="P40"/>
      <text:p text:style-name="P36"><text:span text:style-name="T37"><text:s text:c="4"/>for(i=0;i&lt;index ;i++)</text:span></text:p>
      <text:p text:style-name="P36"><text:span text:style-name="T37"><text:s text:c="4"/>{</text:span></text:p>
      <text:p text:style-name="P36"><text:span text:style-name="T37"><text:tab/><text:tab/> if(HT[i] <text:s/>== -1)</text:span></text:p>
      <text:p text:style-name="P36"><text:span text:style-name="T37"><text:tab/><text:tab/> <text:s/>{</text:span></text:p>
      <text:p text:style-name="P36"><text:span text:style-name="T37"><text:tab/><text:tab/><text:tab/>HT[i] =key;</text:span></text:p>
      <text:p text:style-name="P36"><text:span text:style-name="T37"><text:s text:c="24"/>printf("\nSuccesful Insertion");</text:span></text:p>
      <text:p text:style-name="P36"><text:span text:style-name="T37"><text:s text:c="24"/>return;</text:span></text:p>
      <text:p text:style-name="P36"><text:soft-page-break/><text:span text:style-name="T37"><text:tab/><text:tab/> <text:s/>}</text:span></text:p>
      <text:p text:style-name="P36"><text:span text:style-name="T37"><text:s text:c="5"/>}</text:span></text:p>
      <text:p text:style-name="P40"/>
      <text:p text:style-name="P36"><text:span text:style-name="T37"><text:s text:c="4"/>printf("\nUnsuccessful Insertion : Hash Table is FULL");</text:span></text:p>
      <text:p text:style-name="P36"><text:span text:style-name="T37">}</text:span></text:p>
      <text:p text:style-name="P36"><text:span text:style-name="T37">void Delete_LinerProbing(int HT[ ],int key)</text:span></text:p>
      <text:p text:style-name="P36"><text:span text:style-name="T37">{</text:span></text:p>
      <text:p text:style-name="P36"><text:span text:style-name="T37"><text:s text:c="4"/>int index,i;</text:span></text:p>
      <text:p text:style-name="P36"><text:span text:style-name="T37"><text:s text:c="4"/>index = hash(HT,key);</text:span></text:p>
      <text:p text:style-name="P36"><text:span text:style-name="T37"><text:s text:c="4"/>if(HT[index] ==key)</text:span></text:p>
      <text:p text:style-name="P36"><text:span text:style-name="T37"><text:s text:c="4"/>{</text:span></text:p>
      <text:p text:style-name="P36"><text:span text:style-name="T37"><text:s text:c="9"/>HT[index] =-1;</text:span></text:p>
      <text:p text:style-name="P36"><text:span text:style-name="T37"><text:s text:c="9"/>printf("\nSuccesful Deletion");</text:span></text:p>
      <text:p text:style-name="P36"><text:span text:style-name="T37"><text:s text:c="9"/>return;</text:span></text:p>
      <text:p text:style-name="P36"><text:span text:style-name="T37"><text:s text:c="4"/>}</text:span></text:p>
      <text:p text:style-name="P40"/>
      <text:p text:style-name="P40"/>
      <text:p text:style-name="P36"><text:span text:style-name="T37"><text:s text:c="4"/>for(i=index+1; i&lt;max;i++)</text:span></text:p>
      <text:p text:style-name="P36"><text:span text:style-name="T37"><text:s text:c="4"/>{</text:span></text:p>
      <text:p text:style-name="P36"><text:span text:style-name="T37"><text:tab/><text:tab/> if(HT[i] <text:s/>== key)</text:span></text:p>
      <text:p text:style-name="P36"><text:span text:style-name="T37"><text:tab/><text:tab/> <text:s/>{</text:span></text:p>
      <text:p text:style-name="P36"><text:span text:style-name="T37"><text:tab/><text:tab/><text:tab/>HT[i] =-1;</text:span></text:p>
      <text:p text:style-name="P36"><text:span text:style-name="T37"><text:s text:c="24"/>printf("\nSuccesful Deletion");</text:span></text:p>
      <text:p text:style-name="P36"><text:span text:style-name="T37"><text:s text:c="24"/>return;</text:span></text:p>
      <text:p text:style-name="P36"><text:span text:style-name="T37"><text:tab/><text:tab/> <text:s/>}</text:span></text:p>
      <text:p text:style-name="P36"><text:span text:style-name="T37"><text:s text:c="5"/>}</text:span></text:p>
      <text:p text:style-name="P40"/>
      <text:p text:style-name="P36"><text:span text:style-name="T37"><text:s text:c="4"/>for(i=0;i&lt;index ;i++)</text:span></text:p>
      <text:p text:style-name="P36"><text:span text:style-name="T37"><text:s text:c="4"/>{</text:span></text:p>
      <text:p text:style-name="P36"><text:span text:style-name="T37"><text:tab/><text:tab/> if(HT[i] <text:s/>== key)</text:span></text:p>
      <text:p text:style-name="P36"><text:span text:style-name="T37"><text:tab/><text:tab/> <text:s/>{</text:span></text:p>
      <text:p text:style-name="P36"><text:span text:style-name="T37"><text:tab/><text:tab/><text:tab/>HT[i] =-1;</text:span></text:p>
      <text:p text:style-name="P36"><text:span text:style-name="T37"><text:s text:c="24"/>printf("\nSuccesful Deletion");</text:span></text:p>
      <text:p text:style-name="P36"><text:span text:style-name="T37"><text:s text:c="24"/>return;</text:span></text:p>
      <text:p text:style-name="P36"><text:span text:style-name="T37"><text:tab/><text:tab/> <text:s/>}</text:span></text:p>
      <text:p text:style-name="P36"><text:span text:style-name="T37"><text:s text:c="5"/>}</text:span></text:p>
      <text:p text:style-name="P40"/>
      <text:p text:style-name="P36"><text:span text:style-name="T37"><text:s text:c="4"/>printf("\nUnsuccessful Deletion: Key Not Found");</text:span></text:p>
      <text:p text:style-name="P36"><text:span text:style-name="T37">}</text:span></text:p>
      <text:p text:style-name="P36"><text:span text:style-name="T37">void main()</text:span></text:p>
      <text:p text:style-name="P36"><text:span text:style-name="T37"><text:s/>{</text:span></text:p>
      <text:p text:style-name="P36"><text:span text:style-name="T37"><text:tab/>int HT[max]; // hash table</text:span></text:p>
      <text:p text:style-name="P36"><text:span text:style-name="T37"><text:s text:c="8"/>int <text:s text:c="2"/>key,i,choice;</text:span></text:p>
      <text:p text:style-name="P40"/>
      <text:p text:style-name="P36"><text:span text:style-name="T37"><text:tab/>printf("\n hash table\n");</text:span></text:p>
      <text:p text:style-name="P36"><text:span text:style-name="T37"><text:tab/>for(i=0;i&lt;max;i++)</text:span></text:p>
      <text:p text:style-name="P36"><text:span text:style-name="T37"><text:tab/>HT[i] = -1;</text:span></text:p>
      <text:p text:style-name="P40"/>
      <text:p text:style-name="P36"><text:span text:style-name="T37"><text:s text:c="8"/>while(1)</text:span></text:p>
      <text:p text:style-name="P36"><text:span text:style-name="T37"><text:s text:c="8"/>{</text:span></text:p>
      <text:p text:style-name="P36"><text:span text:style-name="T37"><text:s text:c="10"/>printf("\nEnter the choice \n1 : insert \n2 : delete\n3 : display\n4 : exit\n");</text:span></text:p>
      <text:p text:style-name="P36"><text:span text:style-name="T37"><text:s text:c="10"/>scanf("%d",&amp;choice);</text:span></text:p>
      <text:p text:style-name="P36"><text:soft-page-break/><text:span text:style-name="T37"><text:s text:c="10"/>switch(choice)</text:span></text:p>
      <text:p text:style-name="P36"><text:span text:style-name="T37"><text:s text:c="10"/>{</text:span></text:p>
      <text:p text:style-name="P36"><text:span text:style-name="T37"><text:s text:c="10"/>case 1: printf("\nEnter the key to be inserted <text:s/>:");</text:span></text:p>
      <text:p text:style-name="P36"><text:span text:style-name="T37"><text:s text:c="18"/>scanf("%d",&amp;key);</text:span></text:p>
      <text:p text:style-name="P36"><text:span text:style-name="T37"><text:s text:c="18"/>insert_LinerProbing(HT,key);</text:span></text:p>
      <text:p text:style-name="P36"><text:span text:style-name="T37"><text:s text:c="18"/>break;</text:span></text:p>
      <text:p text:style-name="P36"><text:span text:style-name="T37"><text:s text:c="10"/>case 2: printf("\nEnter the key to be deleted <text:s/>:");</text:span></text:p>
      <text:p text:style-name="P36"><text:span text:style-name="T37"><text:s text:c="18"/>scanf("%d",&amp;key);</text:span></text:p>
      <text:p text:style-name="P36"><text:span text:style-name="T37"><text:s text:c="18"/>Delete_LinerProbing(HT,key);</text:span></text:p>
      <text:p text:style-name="P36"><text:span text:style-name="T37"><text:s text:c="18"/>break;</text:span></text:p>
      <text:p text:style-name="P36"><text:span text:style-name="T37"><text:s text:c="9"/>case 3: <text:s/>display(HT);</text:span></text:p>
      <text:p text:style-name="P36"><text:span text:style-name="T37"><text:s text:c="18"/>break;</text:span></text:p>
      <text:p text:style-name="P36"><text:span text:style-name="T37"><text:s text:c="9"/>default:exit(0);</text:span></text:p>
      <text:p text:style-name="P36"><text:span text:style-name="T37"><text:s text:c="10"/>}</text:span></text:p>
      <text:p text:style-name="P40"/>
      <text:p text:style-name="P40"/>
      <text:p text:style-name="P36"><text:span text:style-name="T37"><text:s text:c="7"/>}</text:span></text:p>
      <text:p text:style-name="P40"/>
      <text:p text:style-name="P67"><text:span text:style-name="T13"><text:s/>}</text:span></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66"><text:span text:style-name="T19"/></text:p>
      <text:p text:style-name="P75"><text:span text:style-name="T28">PROGRAM 10 </text:span><text:span text:style-name="T30">)</text:span></text:p>
      <text:p text:style-name="P27"/>
      <text:p text:style-name="P29"><text:span text:style-name="T25">Write a C program to implement priority queue to insert, delete and display the elements.</text:span></text:p>
      <text:p text:style-name="P27"/>
      <text:p text:style-name="P29"><text:span text:style-name="T28">PROGRAM :</text:span></text:p>
      <text:p text:style-name="P35"/>
      <text:p text:style-name="P35"/>
      <text:p text:style-name="P37"><text:span text:style-name="T37">#include&lt;stdio.h&gt;</text:span></text:p>
      <text:p text:style-name="P37"><text:span text:style-name="T37">#include&lt;stdlib.h&gt;</text:span></text:p>
      <text:p text:style-name="P37"><text:span text:style-name="T37">#define size 100</text:span></text:p>
      <text:p text:style-name="P37"><text:span text:style-name="T37">void heapify(int a[], int n)</text:span></text:p>
      <text:p text:style-name="P37"><text:span text:style-name="T37"><text:s/>{</text:span></text:p>
      <text:p text:style-name="P37"><text:span text:style-name="T37"><text:tab/>int key, k, heap, j;</text:span></text:p>
      <text:p text:style-name="P37"><text:span text:style-name="T37"><text:tab/>for( k=n/2; k&gt;=1; k--)</text:span></text:p>
      <text:p text:style-name="P37"><text:span text:style-name="T37"><text:tab/> <text:s/>{</text:span></text:p>
      <text:p text:style-name="P37"><text:span text:style-name="T37"><text:tab/><text:tab/>key = a[k];</text:span></text:p>
      <text:p text:style-name="P37"><text:span text:style-name="T37"><text:tab/><text:tab/>heap =0;</text:span></text:p>
      <text:p text:style-name="P41"/>
      <text:p text:style-name="P37"><text:span text:style-name="T37"><text:tab/><text:tab/>while( !heap &amp;&amp; <text:s/>(2*k)&lt;=n)</text:span></text:p>
      <text:p text:style-name="P37"><text:span text:style-name="T37"><text:tab/><text:tab/> <text:s/>{</text:span></text:p>
      <text:p text:style-name="P37"><text:span text:style-name="T37"><text:tab/><text:tab/> <text:s text:c="6"/>j=2*k ;</text:span></text:p>
      <text:p text:style-name="P41"/>
      <text:p text:style-name="P37"><text:span text:style-name="T37"><text:s text:c="15"/>if( <text:s/>j &lt; n &amp;&amp; a[j+1] &gt; a[j])</text:span></text:p>
      <text:p text:style-name="P37"><text:span text:style-name="T37"><text:s text:c="20"/>j= j+1;</text:span></text:p>
      <text:p text:style-name="P37"><text:span text:style-name="T37"><text:s text:c="15"/>if( key &lt; a[j] )</text:span></text:p>
      <text:p text:style-name="P37"><text:span text:style-name="T37"><text:s text:c="16"/>{</text:span></text:p>
      <text:p text:style-name="P37"><text:span text:style-name="T37"><text:s text:c="20"/>a[k]=a[j];</text:span></text:p>
      <text:p text:style-name="P37"><text:span text:style-name="T37"><text:s text:c="20"/>k=j;</text:span></text:p>
      <text:p text:style-name="P37"><text:span text:style-name="T37"><text:s text:c="16"/>}</text:span></text:p>
      <text:p text:style-name="P37"><text:span text:style-name="T37"><text:s text:c="15"/>else</text:span></text:p>
      <text:p text:style-name="P37"><text:span text:style-name="T37"><text:s text:c="18"/>heap =1;</text:span></text:p>
      <text:p text:style-name="P37"><text:span text:style-name="T37"><text:s/><text:tab/><text:tab/> <text:s/>}</text:span></text:p>
      <text:p text:style-name="P37"><text:span text:style-name="T37"><text:tab/><text:tab/> a[k] = key;</text:span></text:p>
      <text:p text:style-name="P37"><text:span text:style-name="T37"><text:tab/> <text:s text:c="2"/>}</text:span></text:p>
      <text:p text:style-name="P37"><text:span text:style-name="T37"><text:s/>}</text:span></text:p>
      <text:p text:style-name="P41"/>
      <text:p text:style-name="P41"/>
      <text:p text:style-name="P41"/>
      <text:p text:style-name="P37"><text:span text:style-name="T37">int main()</text:span></text:p>
      <text:p text:style-name="P37"><text:span text:style-name="T37"><text:s text:c="2"/>{</text:span></text:p>
      <text:p text:style-name="P37"><text:span text:style-name="T37"><text:tab/>int i, a[size], n,ele,choice;</text:span></text:p>
      <text:p text:style-name="P37"><text:span text:style-name="T37"><text:tab/>printf("Enter n\n");</text:span></text:p>
      <text:p text:style-name="P37"><text:span text:style-name="T37"><text:tab/>scanf("%d", &amp;n);</text:span></text:p>
      <text:p text:style-name="P37"><text:span text:style-name="T37"><text:tab/>printf("Enter Data\n");</text:span></text:p>
      <text:p text:style-name="P37"><text:span text:style-name="T37"><text:tab/>for( i=1; i&lt;=n; i++ )</text:span></text:p>
      <text:p text:style-name="P37"><text:span text:style-name="T37"><text:tab/>scanf("%d", &amp;a[i]);</text:span></text:p>
      <text:p text:style-name="P37"><text:span text:style-name="T37"><text:tab/>heapify(a, n);</text:span></text:p>
      <text:p text:style-name="P37"><text:span text:style-name="T37"><text:s text:c="8"/>while(1)</text:span></text:p>
      <text:p text:style-name="P37"><text:span text:style-name="T37"><text:s text:c="8"/>{</text:span></text:p>
      <text:p text:style-name="P37"><text:span text:style-name="T37"><text:s text:c="10"/>printf("\nEnter the choice \n1 : insert \n2 : delete\n3 : display\n4 : exit\n");</text:span></text:p>
      <text:p text:style-name="P37"><text:soft-page-break/><text:span text:style-name="T37"><text:s text:c="10"/>scanf("%d",&amp;choice);</text:span></text:p>
      <text:p text:style-name="P37"><text:span text:style-name="T37"><text:s text:c="10"/>switch(choice)</text:span></text:p>
      <text:p text:style-name="P37"><text:span text:style-name="T37"><text:s text:c="10"/>{</text:span></text:p>
      <text:p text:style-name="P37"><text:span text:style-name="T37"><text:s text:c="10"/>case 1: if( n &lt;size)</text:span></text:p>
      <text:p text:style-name="P37"><text:span text:style-name="T37"><text:s text:c="18"/>{</text:span></text:p>
      <text:p text:style-name="P37"><text:span text:style-name="T37"><text:s text:c="20"/>printf("\nEnter the key to be inerted <text:s/>:");</text:span></text:p>
      <text:p text:style-name="P37"><text:span text:style-name="T37"><text:s text:c="20"/>scanf("%d",&amp;ele);</text:span></text:p>
      <text:p text:style-name="P37"><text:span text:style-name="T37"><text:s text:c="20"/>n++;</text:span></text:p>
      <text:p text:style-name="P37"><text:span text:style-name="T37"><text:s text:c="20"/>a[n] =ele;</text:span></text:p>
      <text:p text:style-name="P37"><text:span text:style-name="T37"><text:s text:c="20"/>heapify(a, n);</text:span></text:p>
      <text:p text:style-name="P37"><text:span text:style-name="T37"><text:s text:c="18"/>}</text:span></text:p>
      <text:p text:style-name="P37"><text:span text:style-name="T37"><text:s text:c="18"/>else</text:span></text:p>
      <text:p text:style-name="P37"><text:span text:style-name="T37"><text:s text:c="20"/>printf("PRIORITY QUEUE FULL </text:span>!<text:span text:style-name="T37">!");</text:span></text:p>
      <text:p text:style-name="P37"><text:span text:style-name="T37"><text:s text:c="18"/>break;</text:span></text:p>
      <text:p text:style-name="P37"><text:span text:style-name="T37"><text:s text:c="10"/>case 2: if( n &gt; 0)</text:span></text:p>
      <text:p text:style-name="P37"><text:span text:style-name="T37"><text:s text:c="18"/>{</text:span></text:p>
      <text:p text:style-name="P37"><text:span text:style-name="T37"><text:s text:c="21"/>ele=a[1];</text:span></text:p>
      <text:p text:style-name="P37"><text:span text:style-name="T37"><text:s text:c="21"/>a[1]=a[n];</text:span></text:p>
      <text:p text:style-name="P37"><text:span text:style-name="T37"><text:s text:c="22"/>n--;</text:span></text:p>
      <text:p text:style-name="P37"><text:span text:style-name="T37"><text:s text:c="21"/>heapify(a, n);</text:span></text:p>
      <text:p text:style-name="P37"><text:span text:style-name="T37"><text:s text:c="22"/>printf("\nDeleted element is %d :",ele);</text:span></text:p>
      <text:p text:style-name="P37"><text:span text:style-name="T37"><text:s text:c="18"/>}</text:span></text:p>
      <text:p text:style-name="P37"><text:span text:style-name="T37"><text:s text:c="18"/>else</text:span></text:p>
      <text:p text:style-name="P37"><text:span text:style-name="T37"><text:s text:c="21"/>printf(" PRIORITY QUEUE EMPTY </text:span>!<text:span text:style-name="T37">");</text:span></text:p>
      <text:p text:style-name="P37"><text:span text:style-name="T37"><text:s text:c="18"/>break;</text:span></text:p>
      <text:p text:style-name="P37"><text:span text:style-name="T37"><text:s text:c="9"/>case 3: <text:s/>printf(" Heap is :");</text:span></text:p>
      <text:p text:style-name="P37"><text:span text:style-name="T37"><text:s text:c="18"/>for( i=1; i&lt;=n; i++ )</text:span></text:p>
      <text:p text:style-name="P37"><text:span text:style-name="T37"><text:tab/> <text:s text:c="12"/>printf("%d ",a[i]);</text:span></text:p>
      <text:p text:style-name="P37"><text:span text:style-name="T37"><text:s text:c="18"/>break;</text:span></text:p>
      <text:p text:style-name="P37"><text:span text:style-name="T37"><text:s text:c="9"/>default:exit(0);</text:span></text:p>
      <text:p text:style-name="P37"><text:span text:style-name="T37"><text:s text:c="10"/>}</text:span></text:p>
      <text:p text:style-name="P37"><text:span text:style-name="T37"><text:s text:c="7"/>}</text:span></text:p>
      <text:p text:style-name="P41"/>
      <text:p text:style-name="P67"><text:span text:style-name="T13"><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1.27cm" fo:margin-left="2.54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09:43:31.832018548</meta:creation-date>
    <dc:date>2021-03-22T11:34:24.187030341</dc:date>
    <meta:editing-duration>PT5M37S</meta:editing-duration>
    <meta:editing-cycles>1</meta:editing-cycles>
    <meta:document-statistic meta:table-count="0" meta:image-count="0" meta:object-count="0" meta:page-count="40" meta:paragraph-count="1425" meta:word-count="3582" meta:character-count="28002" meta:non-whitespace-character-count="18824"/>
    <meta:generator>LibreOffice/6.4.6.2$Linux_X86_64 LibreOffice_project/40$Build-2</meta:generator>
  </office:meta>
</office:document-meta>
</file>